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35518075" calcext:value-type="float">
            <text:p>0.1355180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91377825" calcext:value-type="float">
            <text:p>0.2913778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32539775" calcext:value-type="float">
            <text:p>0.4325397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221727625" calcext:value-type="float">
            <text:p>0.52217276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1180575" calcext:value-type="float">
            <text:p>0.611805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014387375" calcext:value-type="float">
            <text:p>0.70143873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791071725" calcext:value-type="float">
            <text:p>0.79107172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8807047125" calcext:value-type="float">
            <text:p>0.880704712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703377" calcext:value-type="float">
            <text:p>0.970337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0829751875" calcext:value-type="float">
            <text:p>1.08297518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2340228625" calcext:value-type="float">
            <text:p>1.234022862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3967514125" calcext:value-type="float">
            <text:p>1.39675141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5492854125" calcext:value-type="float">
            <text:p>1.54928541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6712702625" calcext:value-type="float">
            <text:p>1.671270262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735646775" calcext:value-type="float">
            <text:p>1.73564677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8000232875" calcext:value-type="float">
            <text:p>1.800023287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8643998" calcext:value-type="float">
            <text:p>1.864399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9287763125" calcext:value-type="float">
            <text:p>1.928776312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993152825" calcext:value-type="float">
            <text:p>1.99315282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0575293375" calcext:value-type="float">
            <text:p>2.057529337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.12190585" calcext:value-type="float">
            <text:p>2.1219058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.1862823625" calcext:value-type="float">
            <text:p>2.186282362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.250658875" calcext:value-type="float">
            <text:p>2.25065887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3854105625" calcext:value-type="float">
            <text:p>2.38541056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.593640675" calcext:value-type="float">
            <text:p>2.59364067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.847924825" calcext:value-type="float">
            <text:p>2.84792482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.11375335" calcext:value-type="float">
            <text:p>3.1137533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.3505266125" calcext:value-type="float">
            <text:p>3.350526612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.5119709625" calcext:value-type="float">
            <text:p>3.511970962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.6734153125" calcext:value-type="float">
            <text:p>3.673415312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.8348596625" calcext:value-type="float">
            <text:p>3.834859662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.9963040125" calcext:value-type="float">
            <text:p>3.996304012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.1577483625" calcext:value-type="float">
            <text:p>4.157748362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.3191927125" calcext:value-type="float">
            <text:p>4.319192712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.4001847375" calcext:value-type="float">
            <text:p>4.400184737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.50148065" calcext:value-type="float">
            <text:p>4.5014806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.5988798625" calcext:value-type="float">
            <text:p>4.598879862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.686272025" calcext:value-type="float">
            <text:p>4.68627202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.76465395" calcext:value-type="float">
            <text:p>4.7646539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.8286902375" calcext:value-type="float">
            <text:p>4.828690237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.8420377875" calcext:value-type="float">
            <text:p>4.842037787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.8553853375" calcext:value-type="float">
            <text:p>4.855385337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.8687328875" calcext:value-type="float">
            <text:p>4.868732887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.8820804375" calcext:value-type="float">
            <text:p>4.882080437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.8954279875" calcext:value-type="float">
            <text:p>4.895427987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.9810378125" calcext:value-type="float">
            <text:p>4.981037812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.1213943125" calcext:value-type="float">
            <text:p>5.121394312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.2922009875" calcext:value-type="float">
            <text:p>5.292200987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.4737447625" calcext:value-type="float">
            <text:p>5.473744762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.6489166875" calcext:value-type="float">
            <text:p>5.648916687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.80379785" calcext:value-type="float">
            <text:p>5.8037978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.927475525" calcext:value-type="float">
            <text:p>5.92747552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.009891625" calcext:value-type="float">
            <text:p>6.00989162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.092307725" calcext:value-type="float">
            <text:p>6.09230772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.174723825" calcext:value-type="float">
            <text:p>6.17472382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.257139925" calcext:value-type="float">
            <text:p>6.25713992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.339556025" calcext:value-type="float">
            <text:p>6.33955602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6.421972125" calcext:value-type="float">
            <text:p>6.42197212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.504388225" calcext:value-type="float">
            <text:p>6.50438822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.5520927125" calcext:value-type="float">
            <text:p>6.552092712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.634729075" calcext:value-type="float">
            <text:p>6.63472907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.7430636" calcext:value-type="float">
            <text:p>6.743063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.8706019375" calcext:value-type="float">
            <text:p>6.870601937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7.0098422375" calcext:value-type="float">
            <text:p>7.009842237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.1514921875" calcext:value-type="float">
            <text:p>7.151492187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.284534225" calcext:value-type="float">
            <text:p>7.28453422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7.3964620625" calcext:value-type="float">
            <text:p>7.396462062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7.4718302875" calcext:value-type="float">
            <text:p>7.471830287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7.5471985125" calcext:value-type="float">
            <text:p>7.547198512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.6225667375" calcext:value-type="float">
            <text:p>7.622566737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.6979349625" calcext:value-type="float">
            <text:p>7.697934962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.7733031875" calcext:value-type="float">
            <text:p>7.773303187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.8486714125" calcext:value-type="float">
            <text:p>7.848671412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.9187044375" calcext:value-type="float">
            <text:p>7.918704437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.0215009125" calcext:value-type="float">
            <text:p>8.021500912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.13955245" calcext:value-type="float">
            <text:p>8.1395524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.2612269" calcext:value-type="float">
            <text:p>8.2612269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.3809548875" calcext:value-type="float">
            <text:p>8.380954887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.499157175" calcext:value-type="float">
            <text:p>8.49915717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841446" calcext:value-type="float">
            <text:p>10.841446</text:p>
          </table:table-cell>
          <table:table-cell office:value-type="float" office:value="8.6179672375" calcext:value-type="float">
            <text:p>8.6179672375</text:p>
          </table:table-cell>
          <table:table-cell table:formula="of:=POWER([.C81]-6.75;2)" office:value-type="float" office:value="3.48930160037338" calcext:value-type="float">
            <text:p>3.4893016004</text:p>
          </table:table-cell>
          <table:table-cell table:formula="of:=SQRT(SUM([.D81:.D180])/100)" office:value-type="float" office:value="0.851567313022925" calcext:value-type="float">
            <text:p>0.8515673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.46878" calcext:value-type="float">
            <text:p>12.46878</text:p>
          </table:table-cell>
          <table:table-cell office:value-type="float" office:value="8.5993231625" calcext:value-type="float">
            <text:p>8.5993231625</text:p>
          </table:table-cell>
          <table:table-cell table:formula="of:=POWER([.C82]-6.75;2)" office:value-type="float" office:value="3.419996159359" calcext:value-type="float">
            <text:p>3.419996159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.292956" calcext:value-type="float">
            <text:p>11.292956</text:p>
          </table:table-cell>
          <table:table-cell office:value-type="float" office:value="8.547711975" calcext:value-type="float">
            <text:p>8.547711975</text:p>
          </table:table-cell>
          <table:table-cell table:formula="of:=POWER([.C83]-6.75;2)" office:value-type="float" office:value="3.2317683450584" calcext:value-type="float">
            <text:p>3.231768345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.170639" calcext:value-type="float">
            <text:p>7.170639</text:p>
          </table:table-cell>
          <table:table-cell office:value-type="float" office:value="8.4772983125" calcext:value-type="float">
            <text:p>8.4772983125</text:p>
          </table:table-cell>
          <table:table-cell table:formula="of:=POWER([.C84]-6.75;2)" office:value-type="float" office:value="2.98355946036535" calcext:value-type="float">
            <text:p>2.983559460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.170639" calcext:value-type="float">
            <text:p>7.170639</text:p>
          </table:table-cell>
          <table:table-cell office:value-type="float" office:value="8.4584136125" calcext:value-type="float">
            <text:p>8.4584136125</text:p>
          </table:table-cell>
          <table:table-cell table:formula="of:=POWER([.C85]-6.75;2)" office:value-type="float" office:value="2.9186770713753" calcext:value-type="float">
            <text:p>2.918677071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.170639" calcext:value-type="float">
            <text:p>7.170639</text:p>
          </table:table-cell>
          <table:table-cell office:value-type="float" office:value="8.4395289125" calcext:value-type="float">
            <text:p>8.4395289125</text:p>
          </table:table-cell>
          <table:table-cell table:formula="of:=POWER([.C86]-6.75;2)" office:value-type="float" office:value="2.85450794617343" calcext:value-type="float">
            <text:p>2.854507946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170639" calcext:value-type="float">
            <text:p>7.170639</text:p>
          </table:table-cell>
          <table:table-cell office:value-type="float" office:value="8.4206442125" calcext:value-type="float">
            <text:p>8.4206442125</text:p>
          </table:table-cell>
          <table:table-cell table:formula="of:=POWER([.C87]-6.75;2)" office:value-type="float" office:value="2.79105208475974" calcext:value-type="float">
            <text:p>2.791052084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170639" calcext:value-type="float">
            <text:p>7.170639</text:p>
          </table:table-cell>
          <table:table-cell office:value-type="float" office:value="8.4017595125" calcext:value-type="float">
            <text:p>8.4017595125</text:p>
          </table:table-cell>
          <table:table-cell table:formula="of:=POWER([.C88]-6.75;2)" office:value-type="float" office:value="2.72830948713424" calcext:value-type="float">
            <text:p>2.728309487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170639" calcext:value-type="float">
            <text:p>7.170639</text:p>
          </table:table-cell>
          <table:table-cell office:value-type="float" office:value="8.3205702625" calcext:value-type="float">
            <text:p>8.3205702625</text:p>
          </table:table-cell>
          <table:table-cell table:formula="of:=POWER([.C89]-6.75;2)" office:value-type="float" office:value="2.46669094944932" calcext:value-type="float">
            <text:p>2.466690949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.010999" calcext:value-type="float">
            <text:p>9.010999</text:p>
          </table:table-cell>
          <table:table-cell office:value-type="float" office:value="8.316337075" calcext:value-type="float">
            <text:p>8.316337075</text:p>
          </table:table-cell>
          <table:table-cell table:formula="of:=POWER([.C90]-6.75;2)" office:value-type="float" office:value="2.45341183251955" calcext:value-type="float">
            <text:p>2.453411832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.083814" calcext:value-type="float">
            <text:p>12.083814</text:p>
          </table:table-cell>
          <table:table-cell office:value-type="float" office:value="8.3139086375" calcext:value-type="float">
            <text:p>8.3139086375</text:p>
          </table:table-cell>
          <table:table-cell table:formula="of:=POWER([.C91]-6.75;2)" office:value-type="float" office:value="2.44581022644711" calcext:value-type="float">
            <text:p>2.445810226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.018284" calcext:value-type="float">
            <text:p>13.018284</text:p>
          </table:table-cell>
          <table:table-cell office:value-type="float" office:value="8.2806991125" calcext:value-type="float">
            <text:p>8.2806991125</text:p>
          </table:table-cell>
          <table:table-cell table:formula="of:=POWER([.C92]-6.75;2)" office:value-type="float" office:value="2.34303977300829" calcext:value-type="float">
            <text:p>2.34303977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.20272" calcext:value-type="float">
            <text:p>12.20272</text:p>
          </table:table-cell>
          <table:table-cell office:value-type="float" office:value="8.2326447625" calcext:value-type="float">
            <text:p>8.2326447625</text:p>
          </table:table-cell>
          <table:table-cell table:formula="of:=POWER([.C93]-6.75;2)" office:value-type="float" office:value="2.19823549176868" calcext:value-type="float">
            <text:p>2.198235491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.758788" calcext:value-type="float">
            <text:p>9.758788</text:p>
          </table:table-cell>
          <table:table-cell office:value-type="float" office:value="8.1837813625" calcext:value-type="float">
            <text:p>8.1837813625</text:p>
          </table:table-cell>
          <table:table-cell table:formula="of:=POWER([.C94]-6.75;2)" office:value-type="float" office:value="2.05572899545235" calcext:value-type="float">
            <text:p>2.055728995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.150121" calcext:value-type="float">
            <text:p>5.150121</text:p>
          </table:table-cell>
          <table:table-cell office:value-type="float" office:value="8.1462574625" calcext:value-type="float">
            <text:p>8.1462574625</text:p>
          </table:table-cell>
          <table:table-cell table:formula="of:=POWER([.C95]-6.75;2)" office:value-type="float" office:value="1.94953490158694" calcext:value-type="float">
            <text:p>1.949534901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150121" calcext:value-type="float">
            <text:p>5.150121</text:p>
          </table:table-cell>
          <table:table-cell office:value-type="float" office:value="8.136102025" calcext:value-type="float">
            <text:p>8.136102025</text:p>
          </table:table-cell>
          <table:table-cell table:formula="of:=POWER([.C96]-6.75;2)" office:value-type="float" office:value="1.9212788237091" calcext:value-type="float">
            <text:p>1.921278823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150121" calcext:value-type="float">
            <text:p>5.150121</text:p>
          </table:table-cell>
          <table:table-cell office:value-type="float" office:value="8.1259465875" calcext:value-type="float">
            <text:p>8.1259465875</text:p>
          </table:table-cell>
          <table:table-cell table:formula="of:=POWER([.C97]-6.75;2)" office:value-type="float" office:value="1.89322901165289" calcext:value-type="float">
            <text:p>1.893229011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150121" calcext:value-type="float">
            <text:p>5.150121</text:p>
          </table:table-cell>
          <table:table-cell office:value-type="float" office:value="8.11579115" calcext:value-type="float">
            <text:p>8.11579115</text:p>
          </table:table-cell>
          <table:table-cell table:formula="of:=POWER([.C98]-6.75;2)" office:value-type="float" office:value="1.86538546541832" calcext:value-type="float">
            <text:p>1.865385465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150121" calcext:value-type="float">
            <text:p>5.150121</text:p>
          </table:table-cell>
          <table:table-cell office:value-type="float" office:value="8.0904908125" calcext:value-type="float">
            <text:p>8.0904908125</text:p>
          </table:table-cell>
          <table:table-cell table:formula="of:=POWER([.C99]-6.75;2)" office:value-type="float" office:value="1.79691561839691" calcext:value-type="float">
            <text:p>1.796915618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150121" calcext:value-type="float">
            <text:p>5.150121</text:p>
          </table:table-cell>
          <table:table-cell office:value-type="float" office:value="8.1093460625" calcext:value-type="float">
            <text:p>8.1093460625</text:p>
          </table:table-cell>
          <table:table-cell table:formula="of:=POWER([.C100]-6.75;2)" office:value-type="float" office:value="1.84782171763425" calcext:value-type="float">
            <text:p>1.847821717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150121" calcext:value-type="float">
            <text:p>5.150121</text:p>
          </table:table-cell>
          <table:table-cell office:value-type="float" office:value="8.1577713625" calcext:value-type="float">
            <text:p>8.1577713625</text:p>
          </table:table-cell>
          <table:table-cell table:formula="of:=POWER([.C101]-6.75;2)" office:value-type="float" office:value="1.98182020907511" calcext:value-type="float">
            <text:p>1.981820209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.150121" calcext:value-type="float">
            <text:p>5.150121</text:p>
          </table:table-cell>
          <table:table-cell office:value-type="float" office:value="8.2218518" calcext:value-type="float">
            <text:p>8.2218518</text:p>
          </table:table-cell>
          <table:table-cell table:formula="of:=POWER([.C102]-6.75;2)" office:value-type="float" office:value="2.16634772116324" calcext:value-type="float">
            <text:p>2.166347721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.150121" calcext:value-type="float">
            <text:p>5.150121</text:p>
          </table:table-cell>
          <table:table-cell office:value-type="float" office:value="8.287530275" calcext:value-type="float">
            <text:p>8.287530275</text:p>
          </table:table-cell>
          <table:table-cell table:formula="of:=POWER([.C103]-6.75;2)" office:value-type="float" office:value="2.36399934654158" calcext:value-type="float">
            <text:p>2.363999346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.780135" calcext:value-type="float">
            <text:p>10.780135</text:p>
          </table:table-cell>
          <table:table-cell office:value-type="float" office:value="8.3419901" calcext:value-type="float">
            <text:p>8.3419901</text:p>
          </table:table-cell>
          <table:table-cell table:formula="of:=POWER([.C104]-6.75;2)" office:value-type="float" office:value="2.53443247849801" calcext:value-type="float">
            <text:p>2.534432478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6.658409" calcext:value-type="float">
            <text:p>16.658409</text:p>
          </table:table-cell>
          <table:table-cell office:value-type="float" office:value="8.3044436875" calcext:value-type="float">
            <text:p>8.3044436875</text:p>
          </table:table-cell>
          <table:table-cell table:formula="of:=POWER([.C105]-6.75;2)" office:value-type="float" office:value="2.4162951776086" calcext:value-type="float">
            <text:p>2.416295177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.342732" calcext:value-type="float">
            <text:p>20.342732</text:p>
          </table:table-cell>
          <table:table-cell office:value-type="float" office:value="8.1646479125" calcext:value-type="float">
            <text:p>8.1646479125</text:p>
          </table:table-cell>
          <table:table-cell table:formula="of:=POWER([.C106]-6.75;2)" office:value-type="float" office:value="2.00122871634061" calcext:value-type="float">
            <text:p>2.001228716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1.266282" calcext:value-type="float">
            <text:p>21.266282</text:p>
          </table:table-cell>
          <table:table-cell office:value-type="float" office:value="7.9467412125" calcext:value-type="float">
            <text:p>7.9467412125</text:p>
          </table:table-cell>
          <table:table-cell table:formula="of:=POWER([.C107]-6.75;2)" office:value-type="float" office:value="1.43218952969597" calcext:value-type="float">
            <text:p>1.432189529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.941861" calcext:value-type="float">
            <text:p>18.941861</text:p>
          </table:table-cell>
          <table:table-cell office:value-type="float" office:value="7.7172901375" calcext:value-type="float">
            <text:p>7.7172901375</text:p>
          </table:table-cell>
          <table:table-cell table:formula="of:=POWER([.C108]-6.75;2)" office:value-type="float" office:value="0.935650210104769" calcext:value-type="float">
            <text:p>0.935650210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.915548" calcext:value-type="float">
            <text:p>12.915548</text:p>
          </table:table-cell>
          <table:table-cell office:value-type="float" office:value="7.484488625" calcext:value-type="float">
            <text:p>7.484488625</text:p>
          </table:table-cell>
          <table:table-cell table:formula="of:=POWER([.C109]-6.75;2)" office:value-type="float" office:value="0.539473540254391" calcext:value-type="float">
            <text:p>0.539473540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.915548" calcext:value-type="float">
            <text:p>12.915548</text:p>
          </table:table-cell>
          <table:table-cell office:value-type="float" office:value="7.3351066625" calcext:value-type="float">
            <text:p>7.3351066625</text:p>
          </table:table-cell>
          <table:table-cell table:formula="of:=POWER([.C110]-6.75;2)" office:value-type="float" office:value="0.342349806501889" calcext:value-type="float">
            <text:p>0.342349806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.915548" calcext:value-type="float">
            <text:p>12.915548</text:p>
          </table:table-cell>
          <table:table-cell office:value-type="float" office:value="7.1857247" calcext:value-type="float">
            <text:p>7.1857247</text:p>
          </table:table-cell>
          <table:table-cell table:formula="of:=POWER([.C111]-6.75;2)" office:value-type="float" office:value="0.18985601419009" calcext:value-type="float">
            <text:p>0.189856014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.915548" calcext:value-type="float">
            <text:p>12.915548</text:p>
          </table:table-cell>
          <table:table-cell office:value-type="float" office:value="7.0363427375" calcext:value-type="float">
            <text:p>7.0363427375</text:p>
          </table:table-cell>
          <table:table-cell table:formula="of:=POWER([.C112]-6.75;2)" office:value-type="float" office:value="0.0819921633189939" calcext:value-type="float">
            <text:p>0.081992163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.915548" calcext:value-type="float">
            <text:p>12.915548</text:p>
          </table:table-cell>
          <table:table-cell office:value-type="float" office:value="6.886960775" calcext:value-type="float">
            <text:p>6.886960775</text:p>
          </table:table-cell>
          <table:table-cell table:formula="of:=POWER([.C113]-6.75;2)" office:value-type="float" office:value="0.0187582538886007" calcext:value-type="float">
            <text:p>0.018758253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.915548" calcext:value-type="float">
            <text:p>12.915548</text:p>
          </table:table-cell>
          <table:table-cell office:value-type="float" office:value="6.7375788125" calcext:value-type="float">
            <text:p>6.7375788125</text:p>
          </table:table-cell>
          <table:table-cell table:formula="of:=POWER([.C114]-6.75;2)" office:value-type="float" office:value="0.000154285898910161" calcext:value-type="float">
            <text:p>0.000154285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479362" calcext:value-type="float">
            <text:p>6.479362</text:p>
          </table:table-cell>
          <table:table-cell office:value-type="float" office:value="6.58819685" calcext:value-type="float">
            <text:p>6.58819685</text:p>
          </table:table-cell>
          <table:table-cell table:formula="of:=POWER([.C115]-6.75;2)" office:value-type="float" office:value="0.0261802593499225" calcext:value-type="float">
            <text:p>0.026180259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103673" calcext:value-type="float">
            <text:p>8.103673</text:p>
          </table:table-cell>
          <table:table-cell office:value-type="float" office:value="6.5276529625" calcext:value-type="float">
            <text:p>6.5276529625</text:p>
          </table:table-cell>
          <table:table-cell table:formula="of:=POWER([.C116]-6.75;2)" office:value-type="float" office:value="0.0494382050850262" calcext:value-type="float">
            <text:p>0.049438205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.791937" calcext:value-type="float">
            <text:p>7.791937</text:p>
          </table:table-cell>
          <table:table-cell office:value-type="float" office:value="6.526143475" calcext:value-type="float">
            <text:p>6.526143475</text:p>
          </table:table-cell>
          <table:table-cell table:formula="of:=POWER([.C117]-6.75;2)" office:value-type="float" office:value="0.0501117437850758" calcext:value-type="float">
            <text:p>0.050111743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991373" calcext:value-type="float">
            <text:p>6.991373</text:p>
          </table:table-cell>
          <table:table-cell office:value-type="float" office:value="6.5709668" calcext:value-type="float">
            <text:p>6.5709668</text:p>
          </table:table-cell>
          <table:table-cell table:formula="of:=POWER([.C118]-6.75;2)" office:value-type="float" office:value="0.03205288670224" calcext:value-type="float">
            <text:p>0.032052886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270554" calcext:value-type="float">
            <text:p>6.270554</text:p>
          </table:table-cell>
          <table:table-cell office:value-type="float" office:value="6.6517515" calcext:value-type="float">
            <text:p>6.6517515</text:p>
          </table:table-cell>
          <table:table-cell table:formula="of:=POWER([.C119]-6.75;2)" office:value-type="float" office:value="0.00965276775225008" calcext:value-type="float">
            <text:p>0.009652767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.122903" calcext:value-type="float">
            <text:p>5.122903</text:p>
          </table:table-cell>
          <table:table-cell office:value-type="float" office:value="6.752281325" calcext:value-type="float">
            <text:p>6.752281325</text:p>
          </table:table-cell>
          <table:table-cell table:formula="of:=POWER([.C120]-6.75;2)" office:value-type="float" office:value="0.00000520444375562602" calcext:value-type="float">
            <text:p>5.20444375562602E-00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067804" calcext:value-type="float">
            <text:p>1.067804</text:p>
          </table:table-cell>
          <table:table-cell office:value-type="float" office:value="6.8639271625" calcext:value-type="float">
            <text:p>6.8639271625</text:p>
          </table:table-cell>
          <table:table-cell table:formula="of:=POWER([.C121]-6.75;2)" office:value-type="float" office:value="0.0129793983553013" calcext:value-type="float">
            <text:p>0.012979398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067804" calcext:value-type="float">
            <text:p>1.067804</text:p>
          </table:table-cell>
          <table:table-cell office:value-type="float" office:value="7.01121405" calcext:value-type="float">
            <text:p>7.01121405</text:p>
          </table:table-cell>
          <table:table-cell table:formula="of:=POWER([.C122]-6.75;2)" office:value-type="float" office:value="0.0682327799174027" calcext:value-type="float">
            <text:p>0.068232779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067804" calcext:value-type="float">
            <text:p>1.067804</text:p>
          </table:table-cell>
          <table:table-cell office:value-type="float" office:value="7.134388475" calcext:value-type="float">
            <text:p>7.134388475</text:p>
          </table:table-cell>
          <table:table-cell table:formula="of:=POWER([.C123]-6.75;2)" office:value-type="float" office:value="0.147754499712825" calcext:value-type="float">
            <text:p>0.147754499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067804" calcext:value-type="float">
            <text:p>1.067804</text:p>
          </table:table-cell>
          <table:table-cell office:value-type="float" office:value="7.2275015" calcext:value-type="float">
            <text:p>7.2275015</text:p>
          </table:table-cell>
          <table:table-cell table:formula="of:=POWER([.C124]-6.75;2)" office:value-type="float" office:value="0.22800768250225" calcext:value-type="float">
            <text:p>0.228007682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067804" calcext:value-type="float">
            <text:p>1.067804</text:p>
          </table:table-cell>
          <table:table-cell office:value-type="float" office:value="7.288547225" calcext:value-type="float">
            <text:p>7.288547225</text:p>
          </table:table-cell>
          <table:table-cell table:formula="of:=POWER([.C125]-6.75;2)" office:value-type="float" office:value="0.290033113555201" calcext:value-type="float">
            <text:p>0.290033113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848786" calcext:value-type="float">
            <text:p>6.848786</text:p>
          </table:table-cell>
          <table:table-cell office:value-type="float" office:value="7.32300325" calcext:value-type="float">
            <text:p>7.32300325</text:p>
          </table:table-cell>
          <table:table-cell table:formula="of:=POWER([.C126]-6.75;2)" office:value-type="float" office:value="0.328332724510563" calcext:value-type="float">
            <text:p>0.328332724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.22852" calcext:value-type="float">
            <text:p>11.22852</text:p>
          </table:table-cell>
          <table:table-cell office:value-type="float" office:value="7.280337525" calcext:value-type="float">
            <text:p>7.280337525</text:p>
          </table:table-cell>
          <table:table-cell table:formula="of:=POWER([.C127]-6.75;2)" office:value-type="float" office:value="0.281257890423126" calcext:value-type="float">
            <text:p>0.281257890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.664534" calcext:value-type="float">
            <text:p>13.664534</text:p>
          </table:table-cell>
          <table:table-cell office:value-type="float" office:value="7.2001143" calcext:value-type="float">
            <text:p>7.2001143</text:p>
          </table:table-cell>
          <table:table-cell table:formula="of:=POWER([.C128]-6.75;2)" office:value-type="float" office:value="0.20260288306449" calcext:value-type="float">
            <text:p>0.202602883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.523502" calcext:value-type="float">
            <text:p>14.523502</text:p>
          </table:table-cell>
          <table:table-cell office:value-type="float" office:value="7.10899535" calcext:value-type="float">
            <text:p>7.10899535</text:p>
          </table:table-cell>
          <table:table-cell table:formula="of:=POWER([.C129]-6.75;2)" office:value-type="float" office:value="0.128877661321622" calcext:value-type="float">
            <text:p>0.128877661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.013754" calcext:value-type="float">
            <text:p>14.013754</text:p>
          </table:table-cell>
          <table:table-cell office:value-type="float" office:value="7.0204175875" calcext:value-type="float">
            <text:p>7.0204175875</text:p>
          </table:table-cell>
          <table:table-cell table:formula="of:=POWER([.C130]-6.75;2)" office:value-type="float" office:value="0.0731256716293201" calcext:value-type="float">
            <text:p>0.073125671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.390493" calcext:value-type="float">
            <text:p>12.390493</text:p>
          </table:table-cell>
          <table:table-cell office:value-type="float" office:value="6.942936025" calcext:value-type="float">
            <text:p>6.942936025</text:p>
          </table:table-cell>
          <table:table-cell table:formula="of:=POWER([.C131]-6.75;2)" office:value-type="float" office:value="0.0372243097428006" calcext:value-type="float">
            <text:p>0.037224309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.894214" calcext:value-type="float">
            <text:p>9.894214</text:p>
          </table:table-cell>
          <table:table-cell office:value-type="float" office:value="6.8824984875" calcext:value-type="float">
            <text:p>6.8824984875</text:p>
          </table:table-cell>
          <table:table-cell table:formula="of:=POWER([.C132]-6.75;2)" office:value-type="float" office:value="0.0175558491897878" calcext:value-type="float">
            <text:p>0.017555849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593288" calcext:value-type="float">
            <text:p>6.593288</text:p>
          </table:table-cell>
          <table:table-cell office:value-type="float" office:value="6.84452575" calcext:value-type="float">
            <text:p>6.84452575</text:p>
          </table:table-cell>
          <table:table-cell table:formula="of:=POWER([.C133]-6.75;2)" office:value-type="float" office:value="0.00893511741306247" calcext:value-type="float">
            <text:p>0.008935117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593288" calcext:value-type="float">
            <text:p>6.593288</text:p>
          </table:table-cell>
          <table:table-cell office:value-type="float" office:value="6.837102075" calcext:value-type="float">
            <text:p>6.837102075</text:p>
          </table:table-cell>
          <table:table-cell table:formula="of:=POWER([.C134]-6.75;2)" office:value-type="float" office:value="0.00758677146930559" calcext:value-type="float">
            <text:p>0.007586771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593288" calcext:value-type="float">
            <text:p>6.593288</text:p>
          </table:table-cell>
          <table:table-cell office:value-type="float" office:value="6.82046315" calcext:value-type="float">
            <text:p>6.82046315</text:p>
          </table:table-cell>
          <table:table-cell table:formula="of:=POWER([.C135]-6.75;2)" office:value-type="float" office:value="0.00496505550792252" calcext:value-type="float">
            <text:p>0.004965055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593288" calcext:value-type="float">
            <text:p>6.593288</text:p>
          </table:table-cell>
          <table:table-cell office:value-type="float" office:value="6.7986169625" calcext:value-type="float">
            <text:p>6.7986169625</text:p>
          </table:table-cell>
          <table:table-cell table:formula="of:=POWER([.C136]-6.75;2)" office:value-type="float" office:value="0.00236360904272638" calcext:value-type="float">
            <text:p>0.00236360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593288" calcext:value-type="float">
            <text:p>6.593288</text:p>
          </table:table-cell>
          <table:table-cell office:value-type="float" office:value="6.776901825" calcext:value-type="float">
            <text:p>6.776901825</text:p>
          </table:table-cell>
          <table:table-cell table:formula="of:=POWER([.C137]-6.75;2)" office:value-type="float" office:value="0.000723708188330645" calcext:value-type="float">
            <text:p>0.000723708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593288" calcext:value-type="float">
            <text:p>6.593288</text:p>
          </table:table-cell>
          <table:table-cell office:value-type="float" office:value="6.7607652125" calcext:value-type="float">
            <text:p>6.7607652125</text:p>
          </table:table-cell>
          <table:table-cell table:formula="of:=POWER([.C138]-6.75;2)" office:value-type="float" office:value="0.000115889800170155" calcext:value-type="float">
            <text:p>0.000115889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593288" calcext:value-type="float">
            <text:p>6.593288</text:p>
          </table:table-cell>
          <table:table-cell office:value-type="float" office:value="6.754081925" calcext:value-type="float">
            <text:p>6.754081925</text:p>
          </table:table-cell>
          <table:table-cell table:formula="of:=POWER([.C139]-6.75;2)" office:value-type="float" office:value="0.0000166621117056281" calcext:value-type="float">
            <text:p>1.66621117056281E-00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.816359" calcext:value-type="float">
            <text:p>3.816359</text:p>
          </table:table-cell>
          <table:table-cell office:value-type="float" office:value="6.7577567625" calcext:value-type="float">
            <text:p>6.7577567625</text:p>
          </table:table-cell>
          <table:table-cell table:formula="of:=POWER([.C140]-6.75;2)" office:value-type="float" office:value="0.0000601673644814013" calcext:value-type="float">
            <text:p>6.01673644814013E-00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610909" calcext:value-type="float">
            <text:p>6.610909</text:p>
          </table:table-cell>
          <table:table-cell office:value-type="float" office:value="6.804373625" calcext:value-type="float">
            <text:p>6.804373625</text:p>
          </table:table-cell>
          <table:table-cell table:formula="of:=POWER([.C141]-6.75;2)" office:value-type="float" office:value="0.00295649109564065" calcext:value-type="float">
            <text:p>0.002956491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.666762" calcext:value-type="float">
            <text:p>8.666762</text:p>
          </table:table-cell>
          <table:table-cell office:value-type="float" office:value="6.8203218125" calcext:value-type="float">
            <text:p>6.8203218125</text:p>
          </table:table-cell>
          <table:table-cell table:formula="of:=POWER([.C142]-6.75;2)" office:value-type="float" office:value="0.0049451573132851" calcext:value-type="float">
            <text:p>0.0049451573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.203067" calcext:value-type="float">
            <text:p>10.203067</text:p>
          </table:table-cell>
          <table:table-cell office:value-type="float" office:value="6.81073825" calcext:value-type="float">
            <text:p>6.81073825</text:p>
          </table:table-cell>
          <table:table-cell table:formula="of:=POWER([.C143]-6.75;2)" office:value-type="float" office:value="0.0036891350130625" calcext:value-type="float">
            <text:p>0.00368913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.139224" calcext:value-type="float">
            <text:p>11.139224</text:p>
          </table:table-cell>
          <table:table-cell office:value-type="float" office:value="6.7792279625" calcext:value-type="float">
            <text:p>6.7792279625</text:p>
          </table:table-cell>
          <table:table-cell table:formula="of:=POWER([.C144]-6.75;2)" office:value-type="float" office:value="0.000854273791901421" calcext:value-type="float">
            <text:p>0.000854273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.331996" calcext:value-type="float">
            <text:p>11.331996</text:p>
          </table:table-cell>
          <table:table-cell office:value-type="float" office:value="6.7318995" calcext:value-type="float">
            <text:p>6.7318995</text:p>
          </table:table-cell>
          <table:table-cell table:formula="of:=POWER([.C145]-6.75;2)" office:value-type="float" office:value="0.000327628100250003" calcext:value-type="float">
            <text:p>0.000327628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.643363" calcext:value-type="float">
            <text:p>10.643363</text:p>
          </table:table-cell>
          <table:table-cell office:value-type="float" office:value="6.6775343875" calcext:value-type="float">
            <text:p>6.6775343875</text:p>
          </table:table-cell>
          <table:table-cell table:formula="of:=POWER([.C146]-6.75;2)" office:value-type="float" office:value="0.0052512649950002" calcext:value-type="float">
            <text:p>0.00525126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.954227" calcext:value-type="float">
            <text:p>8.954227</text:p>
          </table:table-cell>
          <table:table-cell office:value-type="float" office:value="6.6271302375" calcext:value-type="float">
            <text:p>6.6271302375</text:p>
          </table:table-cell>
          <table:table-cell table:formula="of:=POWER([.C147]-6.75;2)" office:value-type="float" office:value="0.0150969785368063" calcext:value-type="float">
            <text:p>0.015096978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029458" calcext:value-type="float">
            <text:p>6.029458</text:p>
          </table:table-cell>
          <table:table-cell office:value-type="float" office:value="6.5943999" calcext:value-type="float">
            <text:p>6.5943999</text:p>
          </table:table-cell>
          <table:table-cell table:formula="of:=POWER([.C148]-6.75;2)" office:value-type="float" office:value="0.02421139112001" calcext:value-type="float">
            <text:p>0.024211391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029458" calcext:value-type="float">
            <text:p>6.029458</text:p>
          </table:table-cell>
          <table:table-cell office:value-type="float" office:value="6.5981963" calcext:value-type="float">
            <text:p>6.5981963</text:p>
          </table:table-cell>
          <table:table-cell table:formula="of:=POWER([.C149]-6.75;2)" office:value-type="float" office:value="0.0230443633336901" calcext:value-type="float">
            <text:p>0.0230443633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029458" calcext:value-type="float">
            <text:p>6.029458</text:p>
          </table:table-cell>
          <table:table-cell office:value-type="float" office:value="6.606469775" calcext:value-type="float">
            <text:p>6.606469775</text:p>
          </table:table-cell>
          <table:table-cell table:formula="of:=POWER([.C150]-6.75;2)" office:value-type="float" office:value="0.0206009254885507" calcext:value-type="float">
            <text:p>0.020600925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029458" calcext:value-type="float">
            <text:p>6.029458</text:p>
          </table:table-cell>
          <table:table-cell office:value-type="float" office:value="6.6216347875" calcext:value-type="float">
            <text:p>6.6216347875</text:p>
          </table:table-cell>
          <table:table-cell table:formula="of:=POWER([.C151]-6.75;2)" office:value-type="float" office:value="0.0164776277801702" calcext:value-type="float">
            <text:p>0.016477627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029458" calcext:value-type="float">
            <text:p>6.029458</text:p>
          </table:table-cell>
          <table:table-cell office:value-type="float" office:value="6.6420301" calcext:value-type="float">
            <text:p>6.6420301</text:p>
          </table:table-cell>
          <table:table-cell table:formula="of:=POWER([.C152]-6.75;2)" office:value-type="float" office:value="0.0116574993060101" calcext:value-type="float">
            <text:p>0.011657499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029458" calcext:value-type="float">
            <text:p>6.029458</text:p>
          </table:table-cell>
          <table:table-cell office:value-type="float" office:value="6.662645875" calcext:value-type="float">
            <text:p>6.662645875</text:p>
          </table:table-cell>
          <table:table-cell table:formula="of:=POWER([.C153]-6.75;2)" office:value-type="float" office:value="0.00763074315451564" calcext:value-type="float">
            <text:p>0.007630743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.602642" calcext:value-type="float">
            <text:p>5.602642</text:p>
          </table:table-cell>
          <table:table-cell office:value-type="float" office:value="6.6774783125" calcext:value-type="float">
            <text:p>6.6774783125</text:p>
          </table:table-cell>
          <table:table-cell table:formula="of:=POWER([.C154]-6.75;2)" office:value-type="float" office:value="0.00525939515784767" calcext:value-type="float">
            <text:p>0.005259395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.223718" calcext:value-type="float">
            <text:p>8.223718</text:p>
          </table:table-cell>
          <table:table-cell office:value-type="float" office:value="6.687728125" calcext:value-type="float">
            <text:p>6.687728125</text:p>
          </table:table-cell>
          <table:table-cell table:formula="of:=POWER([.C155]-6.75;2)" office:value-type="float" office:value="0.00387778641601568" calcext:value-type="float">
            <text:p>0.003877786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.444123" calcext:value-type="float">
            <text:p>9.444123</text:p>
          </table:table-cell>
          <table:table-cell office:value-type="float" office:value="6.655475575" calcext:value-type="float">
            <text:p>6.655475575</text:p>
          </table:table-cell>
          <table:table-cell table:formula="of:=POWER([.C156]-6.75;2)" office:value-type="float" office:value="0.00893486692158053" calcext:value-type="float">
            <text:p>0.008934866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.733956" calcext:value-type="float">
            <text:p>9.733956</text:p>
          </table:table-cell>
          <table:table-cell office:value-type="float" office:value="6.602891" calcext:value-type="float">
            <text:p>6.602891</text:p>
          </table:table-cell>
          <table:table-cell table:formula="of:=POWER([.C157]-6.75;2)" office:value-type="float" office:value="0.0216410578810001" calcext:value-type="float">
            <text:p>0.021641057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.578239" calcext:value-type="float">
            <text:p>9.578239</text:p>
          </table:table-cell>
          <table:table-cell office:value-type="float" office:value="6.5467326" calcext:value-type="float">
            <text:p>6.5467326</text:p>
          </table:table-cell>
          <table:table-cell table:formula="of:=POWER([.C158]-6.75;2)" office:value-type="float" office:value="0.0413176359027599" calcext:value-type="float">
            <text:p>0.041317635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.456183" calcext:value-type="float">
            <text:p>9.456183</text:p>
          </table:table-cell>
          <table:table-cell office:value-type="float" office:value="6.4936295375" calcext:value-type="float">
            <text:p>6.4936295375</text:p>
          </table:table-cell>
          <table:table-cell table:formula="of:=POWER([.C159]-6.75;2)" office:value-type="float" office:value="0.0657258140424637" calcext:value-type="float">
            <text:p>0.06572581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.504805" calcext:value-type="float">
            <text:p>9.504805</text:p>
          </table:table-cell>
          <table:table-cell office:value-type="float" office:value="6.4401374" calcext:value-type="float">
            <text:p>6.4401374</text:p>
          </table:table-cell>
          <table:table-cell table:formula="of:=POWER([.C160]-6.75;2)" office:value-type="float" office:value="0.0960148308787599" calcext:value-type="float">
            <text:p>0.096014830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.34992" calcext:value-type="float">
            <text:p>9.34992</text:p>
          </table:table-cell>
          <table:table-cell office:value-type="float" office:value="6.3797494125" calcext:value-type="float">
            <text:p>6.3797494125</text:p>
          </table:table-cell>
          <table:table-cell table:formula="of:=POWER([.C161]-6.75;2)" office:value-type="float" office:value="0.137085497544095" calcext:value-type="float">
            <text:p>0.137085497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.339885" calcext:value-type="float">
            <text:p>8.339885</text:p>
          </table:table-cell>
          <table:table-cell office:value-type="float" office:value="6.3122365" calcext:value-type="float">
            <text:p>6.3122365</text:p>
          </table:table-cell>
          <table:table-cell table:formula="of:=POWER([.C162]-6.75;2)" office:value-type="float" office:value="0.19163688193225" calcext:value-type="float">
            <text:p>0.191636881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.659863" calcext:value-type="float">
            <text:p>5.659863</text:p>
          </table:table-cell>
          <table:table-cell office:value-type="float" office:value="6.250188175" calcext:value-type="float">
            <text:p>6.250188175</text:p>
          </table:table-cell>
          <table:table-cell table:formula="of:=POWER([.C163]-6.75;2)" office:value-type="float" office:value="0.249811860409831" calcext:value-type="float">
            <text:p>0.249811860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.659863" calcext:value-type="float">
            <text:p>5.659863</text:p>
          </table:table-cell>
          <table:table-cell office:value-type="float" office:value="6.2231983375" calcext:value-type="float">
            <text:p>6.2231983375</text:p>
          </table:table-cell>
          <table:table-cell table:formula="of:=POWER([.C164]-6.75;2)" office:value-type="float" office:value="0.277519991612763" calcext:value-type="float">
            <text:p>0.277519991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659863" calcext:value-type="float">
            <text:p>5.659863</text:p>
          </table:table-cell>
          <table:table-cell office:value-type="float" office:value="6.2083391" calcext:value-type="float">
            <text:p>6.2083391</text:p>
          </table:table-cell>
          <table:table-cell table:formula="of:=POWER([.C165]-6.75;2)" office:value-type="float" office:value="0.29339653058881" calcext:value-type="float">
            <text:p>0.293396530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.659863" calcext:value-type="float">
            <text:p>5.659863</text:p>
          </table:table-cell>
          <table:table-cell office:value-type="float" office:value="6.2114906875" calcext:value-type="float">
            <text:p>6.2114906875</text:p>
          </table:table-cell>
          <table:table-cell table:formula="of:=POWER([.C166]-6.75;2)" office:value-type="float" office:value="0.289992279649223" calcext:value-type="float">
            <text:p>0.289992279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.659863" calcext:value-type="float">
            <text:p>5.659863</text:p>
          </table:table-cell>
          <table:table-cell office:value-type="float" office:value="6.2339801875" calcext:value-type="float">
            <text:p>6.2339801875</text:p>
          </table:table-cell>
          <table:table-cell table:formula="of:=POWER([.C167]-6.75;2)" office:value-type="float" office:value="0.266276446892535" calcext:value-type="float">
            <text:p>0.266276446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75499" calcext:value-type="float">
            <text:p>0.675499</text:p>
          </table:table-cell>
          <table:table-cell office:value-type="float" office:value="6.2739113625" calcext:value-type="float">
            <text:p>6.2739113625</text:p>
          </table:table-cell>
          <table:table-cell table:formula="of:=POWER([.C168]-6.75;2)" office:value-type="float" office:value="0.226660390756607" calcext:value-type="float">
            <text:p>0.226660390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831984" calcext:value-type="float">
            <text:p>6.831984</text:p>
          </table:table-cell>
          <table:table-cell office:value-type="float" office:value="6.3891419" calcext:value-type="float">
            <text:p>6.3891419</text:p>
          </table:table-cell>
          <table:table-cell table:formula="of:=POWER([.C169]-6.75;2)" office:value-type="float" office:value="0.13021856833561" calcext:value-type="float">
            <text:p>0.130218568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.816724" calcext:value-type="float">
            <text:p>8.816724</text:p>
          </table:table-cell>
          <table:table-cell office:value-type="float" office:value="6.4340059875" calcext:value-type="float">
            <text:p>6.4340059875</text:p>
          </table:table-cell>
          <table:table-cell table:formula="of:=POWER([.C170]-6.75;2)" office:value-type="float" office:value="0.0998522159358502" calcext:value-type="float">
            <text:p>0.099852215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.427052" calcext:value-type="float">
            <text:p>9.427052</text:p>
          </table:table-cell>
          <table:table-cell office:value-type="float" office:value="6.4530553" calcext:value-type="float">
            <text:p>6.4530553</text:p>
          </table:table-cell>
          <table:table-cell table:formula="of:=POWER([.C171]-6.75;2)" office:value-type="float" office:value="0.08817615485809" calcext:value-type="float">
            <text:p>0.0881761549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.173936" calcext:value-type="float">
            <text:p>9.173936</text:p>
          </table:table-cell>
          <table:table-cell office:value-type="float" office:value="6.4555477" calcext:value-type="float">
            <text:p>6.4555477</text:p>
          </table:table-cell>
          <table:table-cell table:formula="of:=POWER([.C172]-6.75;2)" office:value-type="float" office:value="0.0867021569752898" calcext:value-type="float">
            <text:p>0.08670215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.293648" calcext:value-type="float">
            <text:p>8.293648</text:p>
          </table:table-cell>
          <table:table-cell office:value-type="float" office:value="6.4448006625" calcext:value-type="float">
            <text:p>6.4448006625</text:p>
          </table:table-cell>
          <table:table-cell table:formula="of:=POWER([.C173]-6.75;2)" office:value-type="float" office:value="0.0931466356104392" calcext:value-type="float">
            <text:p>0.093146635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756876" calcext:value-type="float">
            <text:p>6.756876</text:p>
          </table:table-cell>
          <table:table-cell office:value-type="float" office:value="6.4222186875" calcext:value-type="float">
            <text:p>6.4222186875</text:p>
          </table:table-cell>
          <table:table-cell table:formula="of:=POWER([.C174]-6.75;2)" office:value-type="float" office:value="0.107440588824223" calcext:value-type="float">
            <text:p>0.107440588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.337686" calcext:value-type="float">
            <text:p>4.337686</text:p>
          </table:table-cell>
          <table:table-cell office:value-type="float" office:value="6.3912030625" calcext:value-type="float">
            <text:p>6.3912030625</text:p>
          </table:table-cell>
          <table:table-cell table:formula="of:=POWER([.C175]-6.75;2)" office:value-type="float" office:value="0.128735242359379" calcext:value-type="float">
            <text:p>0.128735242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.337686" calcext:value-type="float">
            <text:p>4.337686</text:p>
          </table:table-cell>
          <table:table-cell office:value-type="float" office:value="6.36166105" calcext:value-type="float">
            <text:p>6.36166105</text:p>
          </table:table-cell>
          <table:table-cell table:formula="of:=POWER([.C176]-6.75;2)" office:value-type="float" office:value="0.150807140087102" calcext:value-type="float">
            <text:p>0.150807140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.337686" calcext:value-type="float">
            <text:p>4.337686</text:p>
          </table:table-cell>
          <table:table-cell office:value-type="float" office:value="6.328805475" calcext:value-type="float">
            <text:p>6.328805475</text:p>
          </table:table-cell>
          <table:table-cell table:formula="of:=POWER([.C177]-6.75;2)" office:value-type="float" office:value="0.177404827889975" calcext:value-type="float">
            <text:p>0.177404827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.126094" calcext:value-type="float">
            <text:p>3.126094</text:p>
          </table:table-cell>
          <table:table-cell office:value-type="float" office:value="6.3237358375" calcext:value-type="float">
            <text:p>6.3237358375</text:p>
          </table:table-cell>
          <table:table-cell table:formula="of:=POWER([.C178]-6.75;2)" office:value-type="float" office:value="0.181701136231826" calcext:value-type="float">
            <text:p>0.181701136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658541" calcext:value-type="float">
            <text:p>6.658541</text:p>
          </table:table-cell>
          <table:table-cell office:value-type="float" office:value="6.3605496125" calcext:value-type="float">
            <text:p>6.3605496125</text:p>
          </table:table-cell>
          <table:table-cell table:formula="of:=POWER([.C179]-6.75;2)" office:value-type="float" office:value="0.1516716043239" calcext:value-type="float">
            <text:p>0.151671604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.024145" calcext:value-type="float">
            <text:p>9.024145</text:p>
          </table:table-cell>
          <table:table-cell office:value-type="float" office:value="6.373246875" calcext:value-type="float">
            <text:p>6.373246875</text:p>
          </table:table-cell>
          <table:table-cell table:formula="of:=POWER([.C180]-6.75;2)" office:value-type="float" office:value="0.141942917197265" calcext:value-type="float">
            <text:p>0.141942917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.276556" calcext:value-type="float">
            <text:p>10.276556</text:p>
          </table:table-cell>
          <table:table-cell office:value-type="float" office:value="6.3674868" calcext:value-type="float">
            <text:p>6.3674868</text:p>
          </table:table-cell>
          <table:table-cell table:formula="of:=POWER([.C181]-6.75;2)" office:value-type="float" office:value="0.14631634817424" calcext:value-type="float">
            <text:p>0.146316348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.404399" calcext:value-type="float">
            <text:p>10.404399</text:p>
          </table:table-cell>
          <table:table-cell office:value-type="float" office:value="6.3480050125" calcext:value-type="float">
            <text:p>6.3480050125</text:p>
          </table:table-cell>
          <table:table-cell table:formula="of:=POWER([.C182]-6.75;2)" office:value-type="float" office:value="0.161599969975125" calcext:value-type="float">
            <text:p>0.1615999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.506907" calcext:value-type="float">
            <text:p>9.506907</text:p>
          </table:table-cell>
          <table:table-cell office:value-type="float" office:value="6.3215478" calcext:value-type="float">
            <text:p>6.3215478</text:p>
          </table:table-cell>
          <table:table-cell table:formula="of:=POWER([.C183]-6.75;2)" office:value-type="float" office:value="0.18357128768484" calcext:value-type="float">
            <text:p>0.1835712877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.776422" calcext:value-type="float">
            <text:p>7.776422</text:p>
          </table:table-cell>
          <table:table-cell office:value-type="float" office:value="6.2973509375" calcext:value-type="float">
            <text:p>6.2973509375</text:p>
          </table:table-cell>
          <table:table-cell table:formula="of:=POWER([.C184]-6.75;2)" office:value-type="float" office:value="0.204891173782129" calcext:value-type="float">
            <text:p>0.2048911738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.474747" calcext:value-type="float">
            <text:p>5.474747</text:p>
          </table:table-cell>
          <table:table-cell office:value-type="float" office:value="6.2867318625" calcext:value-type="float">
            <text:p>6.2867318625</text:p>
          </table:table-cell>
          <table:table-cell table:formula="of:=POWER([.C185]-6.75;2)" office:value-type="float" office:value="0.214617367222719" calcext:value-type="float">
            <text:p>0.214617367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910196" calcext:value-type="float">
            <text:p>2.910196</text:p>
          </table:table-cell>
          <table:table-cell office:value-type="float" office:value="6.3008262375" calcext:value-type="float">
            <text:p>6.3008262375</text:p>
          </table:table-cell>
          <table:table-cell table:formula="of:=POWER([.C186]-6.75;2)" office:value-type="float" office:value="0.201757068918406" calcext:value-type="float">
            <text:p>0.201757068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.910196" calcext:value-type="float">
            <text:p>2.910196</text:p>
          </table:table-cell>
          <table:table-cell office:value-type="float" office:value="6.34682305" calcext:value-type="float">
            <text:p>6.34682305</text:p>
          </table:table-cell>
          <table:table-cell table:formula="of:=POWER([.C187]-6.75;2)" office:value-type="float" office:value="0.162551653011302" calcext:value-type="float">
            <text:p>0.16255165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31774" calcext:value-type="float">
            <text:p>0.31774</text:p>
          </table:table-cell>
          <table:table-cell office:value-type="float" office:value="6.3943396125" calcext:value-type="float">
            <text:p>6.3943396125</text:p>
          </table:table-cell>
          <table:table-cell table:formula="of:=POWER([.C188]-6.75;2)" office:value-type="float" office:value="0.12649431123665" calcext:value-type="float">
            <text:p>0.126494311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64991" calcext:value-type="float">
            <text:p>0.964991</text:p>
          </table:table-cell>
          <table:table-cell office:value-type="float" office:value="6.4756764125" calcext:value-type="float">
            <text:p>6.4756764125</text:p>
          </table:table-cell>
          <table:table-cell table:formula="of:=POWER([.C189]-6.75;2)" office:value-type="float" office:value="0.07525343065887" calcext:value-type="float">
            <text:p>0.075253430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64991" calcext:value-type="float">
            <text:p>0.964991</text:p>
          </table:table-cell>
          <table:table-cell office:value-type="float" office:value="6.5499744625" calcext:value-type="float">
            <text:p>6.5499744625</text:p>
          </table:table-cell>
          <table:table-cell table:formula="of:=POWER([.C190]-6.75;2)" office:value-type="float" office:value="0.040010215652164" calcext:value-type="float">
            <text:p>0.040010215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64991" calcext:value-type="float">
            <text:p>0.964991</text:p>
          </table:table-cell>
          <table:table-cell office:value-type="float" office:value="6.6256151875" calcext:value-type="float">
            <text:p>6.6256151875</text:p>
          </table:table-cell>
          <table:table-cell table:formula="of:=POWER([.C191]-6.75;2)" office:value-type="float" office:value="0.0154715815806601" calcext:value-type="float">
            <text:p>0.015471581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64991" calcext:value-type="float">
            <text:p>0.964991</text:p>
          </table:table-cell>
          <table:table-cell office:value-type="float" office:value="6.703346975" calcext:value-type="float">
            <text:p>6.703346975</text:p>
          </table:table-cell>
          <table:table-cell table:formula="of:=POWER([.C192]-6.75;2)" office:value-type="float" office:value="0.00217650474165057" calcext:value-type="float">
            <text:p>0.0021765047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64991" calcext:value-type="float">
            <text:p>0.964991</text:p>
          </table:table-cell>
          <table:table-cell office:value-type="float" office:value="6.7835802375" calcext:value-type="float">
            <text:p>6.7835802375</text:p>
          </table:table-cell>
          <table:table-cell table:formula="of:=POWER([.C193]-6.75;2)" office:value-type="float" office:value="0.0011276323505564" calcext:value-type="float">
            <text:p>0.001127632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64991" calcext:value-type="float">
            <text:p>0.964991</text:p>
          </table:table-cell>
          <table:table-cell office:value-type="float" office:value="6.8658594375" calcext:value-type="float">
            <text:p>6.8658594375</text:p>
          </table:table-cell>
          <table:table-cell table:formula="of:=POWER([.C194]-6.75;2)" office:value-type="float" office:value="0.0134234092578164" calcext:value-type="float">
            <text:p>0.0134234093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635851" calcext:value-type="float">
            <text:p>1.635851</text:p>
          </table:table-cell>
          <table:table-cell office:value-type="float" office:value="6.94897635" calcext:value-type="float">
            <text:p>6.94897635</text:p>
          </table:table-cell>
          <table:table-cell table:formula="of:=POWER([.C195]-6.75;2)" office:value-type="float" office:value="0.0395915878593224" calcext:value-type="float">
            <text:p>0.039591587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.982914" calcext:value-type="float">
            <text:p>7.982914</text:p>
          </table:table-cell>
          <table:table-cell office:value-type="float" office:value="7.0230235375" calcext:value-type="float">
            <text:p>7.0230235375</text:p>
          </table:table-cell>
          <table:table-cell table:formula="of:=POWER([.C196]-6.75;2)" office:value-type="float" office:value="0.0745418520290141" calcext:value-type="float">
            <text:p>0.07454185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.377803" calcext:value-type="float">
            <text:p>11.377803</text:p>
          </table:table-cell>
          <table:table-cell office:value-type="float" office:value="7.0154579375" calcext:value-type="float">
            <text:p>7.0154579375</text:p>
          </table:table-cell>
          <table:table-cell table:formula="of:=POWER([.C197]-6.75;2)" office:value-type="float" office:value="0.0704679165817539" calcext:value-type="float">
            <text:p>0.070467916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3.454149" calcext:value-type="float">
            <text:p>13.454149</text:p>
          </table:table-cell>
          <table:table-cell office:value-type="float" office:value="6.961380425" calcext:value-type="float">
            <text:p>6.961380425</text:p>
          </table:table-cell>
          <table:table-cell table:formula="of:=POWER([.C198]-6.75;2)" office:value-type="float" office:value="0.0446816840731805" calcext:value-type="float">
            <text:p>0.044681684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.31294" calcext:value-type="float">
            <text:p>14.31294</text:p>
          </table:table-cell>
          <table:table-cell office:value-type="float" office:value="6.8751039625" calcext:value-type="float">
            <text:p>6.8751039625</text:p>
          </table:table-cell>
          <table:table-cell table:formula="of:=POWER([.C199]-6.75;2)" office:value-type="float" office:value="0.0156510014332014" calcext:value-type="float">
            <text:p>0.015651001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.05457" calcext:value-type="float">
            <text:p>14.05457</text:p>
          </table:table-cell>
          <table:table-cell office:value-type="float" office:value="6.769838225" calcext:value-type="float">
            <text:p>6.769838225</text:p>
          </table:table-cell>
          <table:table-cell table:formula="of:=POWER([.C200]-6.75;2)" office:value-type="float" office:value="0.000393555171150624" calcext:value-type="float">
            <text:p>0.000393555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.850755" calcext:value-type="float">
            <text:p>12.850755</text:p>
          </table:table-cell>
          <table:table-cell office:value-type="float" office:value="6.659404475" calcext:value-type="float">
            <text:p>6.659404475</text:p>
          </table:table-cell>
          <table:table-cell table:formula="of:=POWER([.C201]-6.75;2)" office:value-type="float" office:value="0.00820754915002569" calcext:value-type="float">
            <text:p>0.008207549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.921758" calcext:value-type="float">
            <text:p>10.921758</text:p>
          </table:table-cell>
          <table:table-cell office:value-type="float" office:value="6.5597061875" calcext:value-type="float">
            <text:p>6.5597061875</text:p>
          </table:table-cell>
          <table:table-cell table:formula="of:=POWER([.C202]-6.75;2)" office:value-type="float" office:value="0.0362117350757852" calcext:value-type="float">
            <text:p>0.036211735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.516846" calcext:value-type="float">
            <text:p>8.516846</text:p>
          </table:table-cell>
          <table:table-cell office:value-type="float" office:value="6.48782255" calcext:value-type="float">
            <text:p>6.48782255</text:p>
          </table:table-cell>
          <table:table-cell table:formula="of:=POWER([.C203]-6.75;2)" office:value-type="float" office:value="0.0687370152885026" calcext:value-type="float">
            <text:p>0.0687370153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951462" calcext:value-type="float">
            <text:p>5.951462</text:p>
          </table:table-cell>
          <table:table-cell office:value-type="float" office:value="6.4563281" calcext:value-type="float">
            <text:p>6.4563281</text:p>
          </table:table-cell>
          <table:table-cell table:formula="of:=POWER([.C204]-6.75;2)" office:value-type="float" office:value="0.0862431848496098" calcext:value-type="float">
            <text:p>0.0862431848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.824286" calcext:value-type="float">
            <text:p>3.824286</text:p>
          </table:table-cell>
          <table:table-cell office:value-type="float" office:value="6.4686946" calcext:value-type="float">
            <text:p>6.4686946</text:p>
          </table:table-cell>
          <table:table-cell table:formula="of:=POWER([.C205]-6.75;2)" office:value-type="float" office:value="0.07913272806916" calcext:value-type="float">
            <text:p>0.079132728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.435528" calcext:value-type="float">
            <text:p>3.435528</text:p>
          </table:table-cell>
          <table:table-cell office:value-type="float" office:value="6.516627" calcext:value-type="float">
            <text:p>6.516627</text:p>
          </table:table-cell>
          <table:table-cell table:formula="of:=POWER([.C206]-6.75;2)" office:value-type="float" office:value="0.0544629571290001" calcext:value-type="float">
            <text:p>0.054462957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.810662" calcext:value-type="float">
            <text:p>4.810662</text:p>
          </table:table-cell>
          <table:table-cell office:value-type="float" office:value="6.5735110125" calcext:value-type="float">
            <text:p>6.5735110125</text:p>
          </table:table-cell>
          <table:table-cell table:formula="of:=POWER([.C207]-6.75;2)" office:value-type="float" office:value="0.0311483627087751" calcext:value-type="float">
            <text:p>0.0311483627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375018" calcext:value-type="float">
            <text:p>6.375018</text:p>
          </table:table-cell>
          <table:table-cell office:value-type="float" office:value="6.6122575625" calcext:value-type="float">
            <text:p>6.6122575625</text:p>
          </table:table-cell>
          <table:table-cell table:formula="of:=POWER([.C208]-6.75;2)" office:value-type="float" office:value="0.0189729790884414" calcext:value-type="float">
            <text:p>0.018972979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.437281" calcext:value-type="float">
            <text:p>7.437281</text:p>
          </table:table-cell>
          <table:table-cell office:value-type="float" office:value="6.6266368125" calcext:value-type="float">
            <text:p>6.6266368125</text:p>
          </table:table-cell>
          <table:table-cell table:formula="of:=POWER([.C209]-6.75;2)" office:value-type="float" office:value="0.0152184760301601" calcext:value-type="float">
            <text:p>0.015218476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.815229" calcext:value-type="float">
            <text:p>7.815229</text:p>
          </table:table-cell>
          <table:table-cell office:value-type="float" office:value="6.6209579875" calcext:value-type="float">
            <text:p>6.6209579875</text:p>
          </table:table-cell>
          <table:table-cell table:formula="of:=POWER([.C210]-6.75;2)" office:value-type="float" office:value="0.0166518409900502" calcext:value-type="float">
            <text:p>0.01665184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.55549" calcext:value-type="float">
            <text:p>7.55549</text:p>
          </table:table-cell>
          <table:table-cell office:value-type="float" office:value="6.6038893375" calcext:value-type="float">
            <text:p>6.6038893375</text:p>
          </table:table-cell>
          <table:table-cell table:formula="of:=POWER([.C211]-6.75;2)" office:value-type="float" office:value="0.0213483256961889" calcext:value-type="float">
            <text:p>0.021348325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856395" calcext:value-type="float">
            <text:p>6.856395</text:p>
          </table:table-cell>
          <table:table-cell office:value-type="float" office:value="6.5853985" calcext:value-type="float">
            <text:p>6.5853985</text:p>
          </table:table-cell>
          <table:table-cell table:formula="of:=POWER([.C212]-6.75;2)" office:value-type="float" office:value="0.0270936538022499" calcext:value-type="float">
            <text:p>0.027093653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999394" calcext:value-type="float">
            <text:p>5.999394</text:p>
          </table:table-cell>
          <table:table-cell office:value-type="float" office:value="6.5743647" calcext:value-type="float">
            <text:p>6.5743647</text:p>
          </table:table-cell>
          <table:table-cell table:formula="of:=POWER([.C213]-6.75;2)" office:value-type="float" office:value="0.0308477586060899" calcext:value-type="float">
            <text:p>0.0308477586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.262174" calcext:value-type="float">
            <text:p>5.262174</text:p>
          </table:table-cell>
          <table:table-cell office:value-type="float" office:value="6.576681325" calcext:value-type="float">
            <text:p>6.576681325</text:p>
          </table:table-cell>
          <table:table-cell table:formula="of:=POWER([.C214]-6.75;2)" office:value-type="float" office:value="0.0300393631037556" calcext:value-type="float">
            <text:p>0.030039363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.845593" calcext:value-type="float">
            <text:p>4.845593</text:p>
          </table:table-cell>
          <table:table-cell office:value-type="float" office:value="6.5941499375" calcext:value-type="float">
            <text:p>6.5941499375</text:p>
          </table:table-cell>
          <table:table-cell table:formula="of:=POWER([.C215]-6.75;2)" office:value-type="float" office:value="0.0242892419812539" calcext:value-type="float">
            <text:p>0.02428924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.856077" calcext:value-type="float">
            <text:p>4.856077</text:p>
          </table:table-cell>
          <table:table-cell office:value-type="float" office:value="6.6244719625" calcext:value-type="float">
            <text:p>6.6244719625</text:p>
          </table:table-cell>
          <table:table-cell table:formula="of:=POWER([.C216]-6.75;2)" office:value-type="float" office:value="0.0157572881986013" calcext:value-type="float">
            <text:p>0.0157572882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.302359" calcext:value-type="float">
            <text:p>5.302359</text:p>
          </table:table-cell>
          <table:table-cell office:value-type="float" office:value="6.6620348" calcext:value-type="float">
            <text:p>6.6620348</text:p>
          </table:table-cell>
          <table:table-cell table:formula="of:=POWER([.C217]-6.75;2)" office:value-type="float" office:value="0.00773787641104003" calcext:value-type="float">
            <text:p>0.007737876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058625" calcext:value-type="float">
            <text:p>6.058625</text:p>
          </table:table-cell>
          <table:table-cell office:value-type="float" office:value="6.6992334375" calcext:value-type="float">
            <text:p>6.6992334375</text:p>
          </table:table-cell>
          <table:table-cell table:formula="of:=POWER([.C218]-6.75;2)" office:value-type="float" office:value="0.00257724386806638" calcext:value-type="float">
            <text:p>0.0025772439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887275" calcext:value-type="float">
            <text:p>6.887275</text:p>
          </table:table-cell>
          <table:table-cell office:value-type="float" office:value="6.7284516" calcext:value-type="float">
            <text:p>6.7284516</text:p>
          </table:table-cell>
          <table:table-cell table:formula="of:=POWER([.C219]-6.75;2)" office:value-type="float" office:value="0.000464333542560015" calcext:value-type="float">
            <text:p>0.000464333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.545708" calcext:value-type="float">
            <text:p>7.545708</text:p>
          </table:table-cell>
          <table:table-cell office:value-type="float" office:value="6.7437369" calcext:value-type="float">
            <text:p>6.7437369</text:p>
          </table:table-cell>
          <table:table-cell table:formula="of:=POWER([.C220]-6.75;2)" office:value-type="float" office:value="0.0000392264216099996" calcext:value-type="float">
            <text:p>3.92264216099996E-00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.886764" calcext:value-type="float">
            <text:p>7.886764</text:p>
          </table:table-cell>
          <table:table-cell office:value-type="float" office:value="6.74108415" calcext:value-type="float">
            <text:p>6.74108415</text:p>
          </table:table-cell>
          <table:table-cell table:formula="of:=POWER([.C221]-6.75;2)" office:value-type="float" office:value="0.000079492381222503" calcext:value-type="float">
            <text:p>7.9492381222503E-00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.900077" calcext:value-type="float">
            <text:p>7.900077</text:p>
          </table:table-cell>
          <table:table-cell office:value-type="float" office:value="6.717531025" calcext:value-type="float">
            <text:p>6.717531025</text:p>
          </table:table-cell>
          <table:table-cell table:formula="of:=POWER([.C222]-6.75;2)" office:value-type="float" office:value="0.0010542343375506" calcext:value-type="float">
            <text:p>0.001054234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.682244" calcext:value-type="float">
            <text:p>7.682244</text:p>
          </table:table-cell>
          <table:table-cell office:value-type="float" office:value="6.6698895" calcext:value-type="float">
            <text:p>6.6698895</text:p>
          </table:table-cell>
          <table:table-cell table:formula="of:=POWER([.C223]-6.75;2)" office:value-type="float" office:value="0.00641769221025" calcext:value-type="float">
            <text:p>0.006417692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.352947" calcext:value-type="float">
            <text:p>7.352947</text:p>
          </table:table-cell>
          <table:table-cell office:value-type="float" office:value="6.5925562125" calcext:value-type="float">
            <text:p>6.5925562125</text:p>
          </table:table-cell>
          <table:table-cell table:formula="of:=POWER([.C224]-6.75;2)" office:value-type="float" office:value="0.0247885462223452" calcext:value-type="float">
            <text:p>0.024788546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982787" calcext:value-type="float">
            <text:p>6.982787</text:p>
          </table:table-cell>
          <table:table-cell office:value-type="float" office:value="6.5193391375" calcext:value-type="float">
            <text:p>6.5193391375</text:p>
          </table:table-cell>
          <table:table-cell table:formula="of:=POWER([.C225]-6.75;2)" office:value-type="float" office:value="0.0532044334892438" calcext:value-type="float">
            <text:p>0.053204433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611031" calcext:value-type="float">
            <text:p>6.611031</text:p>
          </table:table-cell>
          <table:table-cell office:value-type="float" office:value="6.4708819125" calcext:value-type="float">
            <text:p>6.4708819125</text:p>
          </table:table-cell>
          <table:table-cell table:formula="of:=POWER([.C226]-6.75;2)" office:value-type="float" office:value="0.0779069067696575" calcext:value-type="float">
            <text:p>0.077906906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3358" calcext:value-type="float">
            <text:p>6.3358</text:p>
          </table:table-cell>
          <table:table-cell office:value-type="float" office:value="6.457811775" calcext:value-type="float">
            <text:p>6.457811775</text:p>
          </table:table-cell>
          <table:table-cell table:formula="of:=POWER([.C227]-6.75;2)" office:value-type="float" office:value="0.0853739588286508" calcext:value-type="float">
            <text:p>0.085373958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33317" calcext:value-type="float">
            <text:p>6.33317</text:p>
          </table:table-cell>
          <table:table-cell office:value-type="float" office:value="6.4703533875" calcext:value-type="float">
            <text:p>6.4703533875</text:p>
          </table:table-cell>
          <table:table-cell table:formula="of:=POWER([.C228]-6.75;2)" office:value-type="float" office:value="0.078202227882725" calcext:value-type="float">
            <text:p>0.078202227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691336" calcext:value-type="float">
            <text:p>6.691336</text:p>
          </table:table-cell>
          <table:table-cell office:value-type="float" office:value="6.494212975" calcext:value-type="float">
            <text:p>6.494212975</text:p>
          </table:table-cell>
          <table:table-cell table:formula="of:=POWER([.C229]-6.75;2)" office:value-type="float" office:value="0.0654270021583506" calcext:value-type="float">
            <text:p>0.065427002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.242659" calcext:value-type="float">
            <text:p>7.242659</text:p>
          </table:table-cell>
          <table:table-cell office:value-type="float" office:value="6.5130766" calcext:value-type="float">
            <text:p>6.5130766</text:p>
          </table:table-cell>
          <table:table-cell table:formula="of:=POWER([.C230]-6.75;2)" office:value-type="float" office:value="0.0561326974675601" calcext:value-type="float">
            <text:p>0.056132697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.661083" calcext:value-type="float">
            <text:p>7.661083</text:p>
          </table:table-cell>
          <table:table-cell office:value-type="float" office:value="6.5141821" calcext:value-type="float">
            <text:p>6.5141821</text:p>
          </table:table-cell>
          <table:table-cell table:formula="of:=POWER([.C231]-6.75;2)" office:value-type="float" office:value="0.0556100819604099" calcext:value-type="float">
            <text:p>0.05561008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.67872" calcext:value-type="float">
            <text:p>7.67872</text:p>
          </table:table-cell>
          <table:table-cell office:value-type="float" office:value="6.4932464375" calcext:value-type="float">
            <text:p>6.4932464375</text:p>
          </table:table-cell>
          <table:table-cell table:formula="of:=POWER([.C232]-6.75;2)" office:value-type="float" office:value="0.0659223918564415" calcext:value-type="float">
            <text:p>0.065922391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.216053" calcext:value-type="float">
            <text:p>7.216053</text:p>
          </table:table-cell>
          <table:table-cell office:value-type="float" office:value="6.45758585" calcext:value-type="float">
            <text:p>6.45758585</text:p>
          </table:table-cell>
          <table:table-cell table:formula="of:=POWER([.C233]-6.75;2)" office:value-type="float" office:value="0.0855060351202225" calcext:value-type="float">
            <text:p>0.085506035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422627" calcext:value-type="float">
            <text:p>6.422627</text:p>
          </table:table-cell>
          <table:table-cell office:value-type="float" office:value="6.4259005" calcext:value-type="float">
            <text:p>6.4259005</text:p>
          </table:table-cell>
          <table:table-cell table:formula="of:=POWER([.C234]-6.75;2)" office:value-type="float" office:value="0.10504048590025" calcext:value-type="float">
            <text:p>0.105040485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643514" calcext:value-type="float">
            <text:p>5.643514</text:p>
          </table:table-cell>
          <table:table-cell office:value-type="float" office:value="6.415480875" calcext:value-type="float">
            <text:p>6.415480875</text:p>
          </table:table-cell>
          <table:table-cell table:formula="of:=POWER([.C235]-6.75;2)" office:value-type="float" office:value="0.111903044990766" calcext:value-type="float">
            <text:p>0.11190304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237357" calcext:value-type="float">
            <text:p>5.237357</text:p>
          </table:table-cell>
          <table:table-cell office:value-type="float" office:value="6.429662575" calcext:value-type="float">
            <text:p>6.429662575</text:p>
          </table:table-cell>
          <table:table-cell table:formula="of:=POWER([.C236]-6.75;2)" office:value-type="float" office:value="0.102616065855631" calcext:value-type="float">
            <text:p>0.102616065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.241284" calcext:value-type="float">
            <text:p>5.241284</text:p>
          </table:table-cell>
          <table:table-cell office:value-type="float" office:value="6.460510125" calcext:value-type="float">
            <text:p>6.460510125</text:p>
          </table:table-cell>
          <table:table-cell table:formula="of:=POWER([.C237]-6.75;2)" office:value-type="float" office:value="0.0838043877275157" calcext:value-type="float">
            <text:p>0.083804387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.329994" calcext:value-type="float">
            <text:p>5.329994</text:p>
          </table:table-cell>
          <table:table-cell office:value-type="float" office:value="6.4971046125" calcext:value-type="float">
            <text:p>6.4971046125</text:p>
          </table:table-cell>
          <table:table-cell table:formula="of:=POWER([.C238]-6.75;2)" office:value-type="float" office:value="0.063956077018775" calcext:value-type="float">
            <text:p>0.06395607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176812" calcext:value-type="float">
            <text:p>5.176812</text:p>
          </table:table-cell>
          <table:table-cell office:value-type="float" office:value="6.53243735" calcext:value-type="float">
            <text:p>6.53243735</text:p>
          </table:table-cell>
          <table:table-cell table:formula="of:=POWER([.C239]-6.75;2)" office:value-type="float" office:value="0.0473335066750223" calcext:value-type="float">
            <text:p>0.047333506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.673766" calcext:value-type="float">
            <text:p>4.673766</text:p>
          </table:table-cell>
          <table:table-cell office:value-type="float" office:value="6.564697075" calcext:value-type="float">
            <text:p>6.564697075</text:p>
          </table:table-cell>
          <table:table-cell table:formula="of:=POWER([.C240]-6.75;2)" office:value-type="float" office:value="0.0343371740135557" calcext:value-type="float">
            <text:p>0.03433717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948887" calcext:value-type="float">
            <text:p>3.948887</text:p>
          </table:table-cell>
          <table:table-cell office:value-type="float" office:value="6.5952863" calcext:value-type="float">
            <text:p>6.5952863</text:p>
          </table:table-cell>
          <table:table-cell table:formula="of:=POWER([.C241]-6.75;2)" office:value-type="float" office:value="0.0239363289676901" calcext:value-type="float">
            <text:p>0.02393632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.376019" calcext:value-type="float">
            <text:p>3.376019</text:p>
          </table:table-cell>
          <table:table-cell office:value-type="float" office:value="6.6265341125" calcext:value-type="float">
            <text:p>6.6265341125</text:p>
          </table:table-cell>
          <table:table-cell table:formula="of:=POWER([.C242]-6.75;2)" office:value-type="float" office:value="0.0152438253761627" calcext:value-type="float">
            <text:p>0.015243825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.500676" calcext:value-type="float">
            <text:p>3.500676</text:p>
          </table:table-cell>
          <table:table-cell office:value-type="float" office:value="6.6593286375" calcext:value-type="float">
            <text:p>6.6593286375</text:p>
          </table:table-cell>
          <table:table-cell table:formula="of:=POWER([.C243]-6.75;2)" office:value-type="float" office:value="0.00822129597760644" calcext:value-type="float">
            <text:p>0.00822129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.471124" calcext:value-type="float">
            <text:p>4.471124</text:p>
          </table:table-cell>
          <table:table-cell office:value-type="float" office:value="6.690694075" calcext:value-type="float">
            <text:p>6.690694075</text:p>
          </table:table-cell>
          <table:table-cell table:formula="of:=POWER([.C244]-6.75;2)" office:value-type="float" office:value="0.00351719274010566" calcext:value-type="float">
            <text:p>0.003517192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91199" calcext:value-type="float">
            <text:p>5.91199</text:p>
          </table:table-cell>
          <table:table-cell office:value-type="float" office:value="6.7160044625" calcext:value-type="float">
            <text:p>6.7160044625</text:p>
          </table:table-cell>
          <table:table-cell table:formula="of:=POWER([.C245]-6.75;2)" office:value-type="float" office:value="0.00115569656991391" calcext:value-type="float">
            <text:p>0.001155696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.459023" calcext:value-type="float">
            <text:p>7.459023</text:p>
          </table:table-cell>
          <table:table-cell office:value-type="float" office:value="6.7321131875" calcext:value-type="float">
            <text:p>6.7321131875</text:p>
          </table:table-cell>
          <table:table-cell table:formula="of:=POWER([.C246]-6.75;2)" office:value-type="float" office:value="0.000319938061410173" calcext:value-type="float">
            <text:p>0.000319938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.854357" calcext:value-type="float">
            <text:p>8.854357</text:p>
          </table:table-cell>
          <table:table-cell office:value-type="float" office:value="6.7362521875" calcext:value-type="float">
            <text:p>6.7362521875</text:p>
          </table:table-cell>
          <table:table-cell table:formula="of:=POWER([.C247]-6.75;2)" office:value-type="float" office:value="0.00018900234853516" calcext:value-type="float">
            <text:p>0.000189002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.893942" calcext:value-type="float">
            <text:p>9.893942</text:p>
          </table:table-cell>
          <table:table-cell office:value-type="float" office:value="6.725919125" calcext:value-type="float">
            <text:p>6.725919125</text:p>
          </table:table-cell>
          <table:table-cell table:formula="of:=POWER([.C248]-6.75;2)" office:value-type="float" office:value="0.00057988854076563" calcext:value-type="float">
            <text:p>0.000579888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.421111" calcext:value-type="float">
            <text:p>10.421111</text:p>
          </table:table-cell>
          <table:table-cell office:value-type="float" office:value="6.7002110625" calcext:value-type="float">
            <text:p>6.7002110625</text:p>
          </table:table-cell>
          <table:table-cell table:formula="of:=POWER([.C249]-6.75;2)" office:value-type="float" office:value="0.00247893829737889" calcext:value-type="float">
            <text:p>0.002478938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.340669" calcext:value-type="float">
            <text:p>10.340669</text:p>
          </table:table-cell>
          <table:table-cell office:value-type="float" office:value="6.661278875" calcext:value-type="float">
            <text:p>6.661278875</text:p>
          </table:table-cell>
          <table:table-cell table:formula="of:=POWER([.C250]-6.75;2)" office:value-type="float" office:value="0.00787143802126566" calcext:value-type="float">
            <text:p>0.00787143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.626444" calcext:value-type="float">
            <text:p>9.626444</text:p>
          </table:table-cell>
          <table:table-cell office:value-type="float" office:value="6.6151339" calcext:value-type="float">
            <text:p>6.6151339</text:p>
          </table:table-cell>
          <table:table-cell table:formula="of:=POWER([.C251]-6.75;2)" office:value-type="float" office:value="0.01818886492921" calcext:value-type="float">
            <text:p>0.018188864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.314173" calcext:value-type="float">
            <text:p>8.314173</text:p>
          </table:table-cell>
          <table:table-cell office:value-type="float" office:value="6.5713024375" calcext:value-type="float">
            <text:p>6.5713024375</text:p>
          </table:table-cell>
          <table:table-cell table:formula="of:=POWER([.C252]-6.75;2)" office:value-type="float" office:value="0.0319328188434414" calcext:value-type="float">
            <text:p>0.031932818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48709" calcext:value-type="float">
            <text:p>6.48709</text:p>
          </table:table-cell>
          <table:table-cell office:value-type="float" office:value="6.541024175" calcext:value-type="float">
            <text:p>6.541024175</text:p>
          </table:table-cell>
          <table:table-cell table:formula="of:=POWER([.C253]-6.75;2)" office:value-type="float" office:value="0.0436708954344304" calcext:value-type="float">
            <text:p>0.043670895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.275626" calcext:value-type="float">
            <text:p>4.275626</text:p>
          </table:table-cell>
          <table:table-cell office:value-type="float" office:value="6.534600025" calcext:value-type="float">
            <text:p>6.534600025</text:p>
          </table:table-cell>
          <table:table-cell table:formula="of:=POWER([.C254]-6.75;2)" office:value-type="float" office:value="0.0463971492300008" calcext:value-type="float">
            <text:p>0.046397149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974325" calcext:value-type="float">
            <text:p>1.974325</text:p>
          </table:table-cell>
          <table:table-cell office:value-type="float" office:value="6.55934095" calcext:value-type="float">
            <text:p>6.55934095</text:p>
          </table:table-cell>
          <table:table-cell table:formula="of:=POWER([.C255]-6.75;2)" office:value-type="float" office:value="0.0363508733469024" calcext:value-type="float">
            <text:p>0.036350873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70924" calcext:value-type="float">
            <text:p>1.70924</text:p>
          </table:table-cell>
          <table:table-cell office:value-type="float" office:value="6.61730645" calcext:value-type="float">
            <text:p>6.61730645</text:p>
          </table:table-cell>
          <table:table-cell table:formula="of:=POWER([.C256]-6.75;2)" office:value-type="float" office:value="0.0176075782116025" calcext:value-type="float">
            <text:p>0.017607578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.932115" calcext:value-type="float">
            <text:p>3.932115</text:p>
          </table:table-cell>
          <table:table-cell office:value-type="float" office:value="6.6827595" calcext:value-type="float">
            <text:p>6.6827595</text:p>
          </table:table-cell>
          <table:table-cell table:formula="of:=POWER([.C257]-6.75;2)" office:value-type="float" office:value="0.00452128484025007" calcext:value-type="float">
            <text:p>0.004521284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071196" calcext:value-type="float">
            <text:p>6.071196</text:p>
          </table:table-cell>
          <table:table-cell office:value-type="float" office:value="6.7236069125" calcext:value-type="float">
            <text:p>6.7236069125</text:p>
          </table:table-cell>
          <table:table-cell table:formula="of:=POWER([.C258]-6.75;2)" office:value-type="float" office:value="0.000696595067782646" calcext:value-type="float">
            <text:p>0.000696595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.674322" calcext:value-type="float">
            <text:p>7.674322</text:p>
          </table:table-cell>
          <table:table-cell office:value-type="float" office:value="6.739920675" calcext:value-type="float">
            <text:p>6.739920675</text:p>
          </table:table-cell>
          <table:table-cell table:formula="of:=POWER([.C259]-6.75;2)" office:value-type="float" office:value="0.000101592792455615" calcext:value-type="float">
            <text:p>0.000101592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.563339" calcext:value-type="float">
            <text:p>8.563339</text:p>
          </table:table-cell>
          <table:table-cell office:value-type="float" office:value="6.7381418875" calcext:value-type="float">
            <text:p>6.7381418875</text:p>
          </table:table-cell>
          <table:table-cell table:formula="of:=POWER([.C260]-6.75;2)" office:value-type="float" office:value="0.000140614832062649" calcext:value-type="float">
            <text:p>0.000140614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.718013" calcext:value-type="float">
            <text:p>8.718013</text:p>
          </table:table-cell>
          <table:table-cell office:value-type="float" office:value="6.7276991625" calcext:value-type="float">
            <text:p>6.7276991625</text:p>
          </table:table-cell>
          <table:table-cell table:formula="of:=POWER([.C261]-6.75;2)" office:value-type="float" office:value="0.000497327353201387" calcext:value-type="float">
            <text:p>0.000497327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.287822" calcext:value-type="float">
            <text:p>8.287822</text:p>
          </table:table-cell>
          <table:table-cell office:value-type="float" office:value="6.7181844" calcext:value-type="float">
            <text:p>6.7181844</text:p>
          </table:table-cell>
          <table:table-cell table:formula="of:=POWER([.C262]-6.75;2)" office:value-type="float" office:value="0.00101223240335999" calcext:value-type="float">
            <text:p>0.001012232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.571158" calcext:value-type="float">
            <text:p>7.571158</text:p>
          </table:table-cell>
          <table:table-cell office:value-type="float" office:value="6.716242425" calcext:value-type="float">
            <text:p>6.716242425</text:p>
          </table:table-cell>
          <table:table-cell table:formula="of:=POWER([.C263]-6.75;2)" office:value-type="float" office:value="0.00113957386988063" calcext:value-type="float">
            <text:p>0.001139573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926896" calcext:value-type="float">
            <text:p>6.926896</text:p>
          </table:table-cell>
          <table:table-cell office:value-type="float" office:value="6.7235751125" calcext:value-type="float">
            <text:p>6.7235751125</text:p>
          </table:table-cell>
          <table:table-cell table:formula="of:=POWER([.C264]-6.75;2)" office:value-type="float" office:value="0.000698274679387665" calcext:value-type="float">
            <text:p>0.000698274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602297" calcext:value-type="float">
            <text:p>6.602297</text:p>
          </table:table-cell>
          <table:table-cell office:value-type="float" office:value="6.7370084375" calcext:value-type="float">
            <text:p>6.7370084375</text:p>
          </table:table-cell>
          <table:table-cell table:formula="of:=POWER([.C265]-6.75;2)" office:value-type="float" office:value="0.000168780696191403" calcext:value-type="float">
            <text:p>0.000168780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589941" calcext:value-type="float">
            <text:p>6.589941</text:p>
          </table:table-cell>
          <table:table-cell office:value-type="float" office:value="6.75092775" calcext:value-type="float">
            <text:p>6.75092775</text:p>
          </table:table-cell>
          <table:table-cell table:formula="of:=POWER([.C266]-6.75;2)" office:value-type="float" office:value="0.000000860720062499597" calcext:value-type="float">
            <text:p>8.60720062499597E-00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711521" calcext:value-type="float">
            <text:p>6.711521</text:p>
          </table:table-cell>
          <table:table-cell office:value-type="float" office:value="6.760881425" calcext:value-type="float">
            <text:p>6.760881425</text:p>
          </table:table-cell>
          <table:table-cell table:formula="of:=POWER([.C267]-6.75;2)" office:value-type="float" office:value="0.000118405410030625" calcext:value-type="float">
            <text:p>0.000118405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824684" calcext:value-type="float">
            <text:p>6.824684</text:p>
          </table:table-cell>
          <table:table-cell office:value-type="float" office:value="6.7652757" calcext:value-type="float">
            <text:p>6.7652757</text:p>
          </table:table-cell>
          <table:table-cell table:formula="of:=POWER([.C268]-6.75;2)" office:value-type="float" office:value="0.000233347010490003" calcext:value-type="float">
            <text:p>0.00023334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908835" calcext:value-type="float">
            <text:p>6.908835</text:p>
          </table:table-cell>
          <table:table-cell office:value-type="float" office:value="6.764247925" calcext:value-type="float">
            <text:p>6.764247925</text:p>
          </table:table-cell>
          <table:table-cell table:formula="of:=POWER([.C269]-6.75;2)" office:value-type="float" office:value="0.000203003366805633" calcext:value-type="float">
            <text:p>0.000203003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.016249" calcext:value-type="float">
            <text:p>7.016249</text:p>
          </table:table-cell>
          <table:table-cell office:value-type="float" office:value="6.7580889625" calcext:value-type="float">
            <text:p>6.7580889625</text:p>
          </table:table-cell>
          <table:table-cell table:formula="of:=POWER([.C270]-6.75;2)" office:value-type="float" office:value="0.0000654313143264137" calcext:value-type="float">
            <text:p>6.54313143264137E-00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.183534" calcext:value-type="float">
            <text:p>7.183534</text:p>
          </table:table-cell>
          <table:table-cell office:value-type="float" office:value="6.74700945" calcext:value-type="float">
            <text:p>6.74700945</text:p>
          </table:table-cell>
          <table:table-cell table:formula="of:=POWER([.C271]-6.75;2)" office:value-type="float" office:value="0.00000894338930249889" calcext:value-type="float">
            <text:p>8.94338930249889E-00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.383652" calcext:value-type="float">
            <text:p>7.383652</text:p>
          </table:table-cell>
          <table:table-cell office:value-type="float" office:value="6.732006475" calcext:value-type="float">
            <text:p>6.732006475</text:p>
          </table:table-cell>
          <table:table-cell table:formula="of:=POWER([.C272]-6.75;2)" office:value-type="float" office:value="0.000323766941925611" calcext:value-type="float">
            <text:p>0.000323766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.547327" calcext:value-type="float">
            <text:p>7.547327</text:p>
          </table:table-cell>
          <table:table-cell office:value-type="float" office:value="6.7154675375" calcext:value-type="float">
            <text:p>6.7154675375</text:p>
          </table:table-cell>
          <table:table-cell table:formula="of:=POWER([.C273]-6.75;2)" office:value-type="float" office:value="0.00119249096631388" calcext:value-type="float">
            <text:p>0.00119249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.614344" calcext:value-type="float">
            <text:p>7.614344</text:p>
          </table:table-cell>
          <table:table-cell office:value-type="float" office:value="6.70062335" calcext:value-type="float">
            <text:p>6.70062335</text:p>
          </table:table-cell>
          <table:table-cell table:formula="of:=POWER([.C274]-6.75;2)" office:value-type="float" office:value="0.00243805356522251" calcext:value-type="float">
            <text:p>0.002438053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.559626" calcext:value-type="float">
            <text:p>7.559626</text:p>
          </table:table-cell>
          <table:table-cell office:value-type="float" office:value="6.6904197125" calcext:value-type="float">
            <text:p>6.6904197125</text:p>
          </table:table-cell>
          <table:table-cell table:formula="of:=POWER([.C275]-6.75;2)" office:value-type="float" office:value="0.00354981065858268" calcext:value-type="float">
            <text:p>0.003549810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.377666" calcext:value-type="float">
            <text:p>7.377666</text:p>
          </table:table-cell>
          <table:table-cell office:value-type="float" office:value="6.686735975" calcext:value-type="float">
            <text:p>6.686735975</text:p>
          </table:table-cell>
          <table:table-cell table:formula="of:=POWER([.C276]-6.75;2)" office:value-type="float" office:value="0.00400233685920058" calcext:value-type="float">
            <text:p>0.004002336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.051602" calcext:value-type="float">
            <text:p>7.051602</text:p>
          </table:table-cell>
          <table:table-cell office:value-type="float" office:value="6.6901456625" calcext:value-type="float">
            <text:p>6.6901456625</text:p>
          </table:table-cell>
          <table:table-cell table:formula="of:=POWER([.C277]-6.75;2)" office:value-type="float" office:value="0.00358254171756391" calcext:value-type="float">
            <text:p>0.003582541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552032" calcext:value-type="float">
            <text:p>6.552032</text:p>
          </table:table-cell>
          <table:table-cell office:value-type="float" office:value="6.6999682875" calcext:value-type="float">
            <text:p>6.6999682875</text:p>
          </table:table-cell>
          <table:table-cell table:formula="of:=POWER([.C278]-6.75;2)" office:value-type="float" office:value="0.00250317225568266" calcext:value-type="float">
            <text:p>0.002503172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.891681" calcext:value-type="float">
            <text:p>5.891681</text:p>
          </table:table-cell>
          <table:table-cell office:value-type="float" office:value="6.7142294625" calcext:value-type="float">
            <text:p>6.7142294625</text:p>
          </table:table-cell>
          <table:table-cell table:formula="of:=POWER([.C279]-6.75;2)" office:value-type="float" office:value="0.00127953135303887" calcext:value-type="float">
            <text:p>0.001279531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.21987" calcext:value-type="float">
            <text:p>5.21987</text:p>
          </table:table-cell>
          <table:table-cell office:value-type="float" office:value="6.7290890375" calcext:value-type="float">
            <text:p>6.7290890375</text:p>
          </table:table-cell>
          <table:table-cell table:formula="of:=POWER([.C280]-6.75;2)" office:value-type="float" office:value="0.000437268352676421" calcext:value-type="float">
            <text:p>0.000437268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874892" calcext:value-type="float">
            <text:p>4.874892</text:p>
          </table:table-cell>
          <table:table-cell office:value-type="float" office:value="6.7373890875" calcext:value-type="float">
            <text:p>6.737389087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.171067" calcext:value-type="float">
            <text:p>5.171067</text:p>
          </table:table-cell>
          <table:table-cell office:value-type="float" office:value="6.726382925" calcext:value-type="float">
            <text:p>6.72638292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.99729" calcext:value-type="float">
            <text:p>5.99729</text:p>
          </table:table-cell>
          <table:table-cell office:value-type="float" office:value="6.711674575" calcext:value-type="float">
            <text:p>6.71167457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940782" calcext:value-type="float">
            <text:p>6.940782</text:p>
          </table:table-cell>
          <table:table-cell office:value-type="float" office:value="6.6866384375" calcext:value-type="float">
            <text:p>6.686638437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.658878" calcext:value-type="float">
            <text:p>7.658878</text:p>
          </table:table-cell>
          <table:table-cell office:value-type="float" office:value="6.64980865" calcext:value-type="float">
            <text:p>6.6498086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.986249" calcext:value-type="float">
            <text:p>7.986249</text:p>
          </table:table-cell>
          <table:table-cell office:value-type="float" office:value="6.591174325" calcext:value-type="float">
            <text:p>6.59117432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.910386" calcext:value-type="float">
            <text:p>7.910386</text:p>
          </table:table-cell>
          <table:table-cell office:value-type="float" office:value="6.554773275" calcext:value-type="float">
            <text:p>6.554773275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.525358" calcext:value-type="float">
            <text:p>7.525358</text:p>
          </table:table-cell>
          <table:table-cell office:value-type="float" office:value="6.536039525" calcext:value-type="float">
            <text:p>6.536039525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982975" calcext:value-type="float">
            <text:p>6.982975</text:p>
          </table:table-cell>
          <table:table-cell office:value-type="float" office:value="6.532585675" calcext:value-type="float">
            <text:p>6.53258567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449737" calcext:value-type="float">
            <text:p>6.449737</text:p>
          </table:table-cell>
          <table:table-cell office:value-type="float" office:value="6.5430869" calcext:value-type="float">
            <text:p>6.5430869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076223" calcext:value-type="float">
            <text:p>6.076223</text:p>
          </table:table-cell>
          <table:table-cell office:value-type="float" office:value="6.5661844375" calcext:value-type="float">
            <text:p>6.566184437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.973691" calcext:value-type="float">
            <text:p>5.973691</text:p>
          </table:table-cell>
          <table:table-cell office:value-type="float" office:value="6.598249275" calcext:value-type="float">
            <text:p>6.59824927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184724" calcext:value-type="float">
            <text:p>6.184724</text:p>
          </table:table-cell>
          <table:table-cell office:value-type="float" office:value="6.6317245125" calcext:value-type="float">
            <text:p>6.6317245125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659663" calcext:value-type="float">
            <text:p>6.659663</text:p>
          </table:table-cell>
          <table:table-cell office:value-type="float" office:value="6.6557749125" calcext:value-type="float">
            <text:p>6.655774912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.271355" calcext:value-type="float">
            <text:p>7.271355</text:p>
          </table:table-cell>
          <table:table-cell office:value-type="float" office:value="6.659250375" calcext:value-type="float">
            <text:p>6.659250375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.861104" calcext:value-type="float">
            <text:p>7.861104</text:p>
          </table:table-cell>
          <table:table-cell office:value-type="float" office:value="6.6352378375" calcext:value-type="float">
            <text:p>6.635237837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.27825" calcext:value-type="float">
            <text:p>8.27825</text:p>
          </table:table-cell>
          <table:table-cell office:value-type="float" office:value="6.5881515" calcext:value-type="float">
            <text:p>6.5881515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.396078" calcext:value-type="float">
            <text:p>8.396078</text:p>
          </table:table-cell>
          <table:table-cell office:value-type="float" office:value="6.539414725" calcext:value-type="float">
            <text:p>6.539414725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.110099" calcext:value-type="float">
            <text:p>8.110099</text:p>
          </table:table-cell>
          <table:table-cell office:value-type="float" office:value="6.5084689125" calcext:value-type="float">
            <text:p>6.508468912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.333488" calcext:value-type="float">
            <text:p>7.333488</text:p>
          </table:table-cell>
          <table:table-cell office:value-type="float" office:value="6.5007898375" calcext:value-type="float">
            <text:p>6.500789837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002514" calcext:value-type="float">
            <text:p>6.002514</text:p>
          </table:table-cell>
          <table:table-cell office:value-type="float" office:value="6.515161875" calcext:value-type="float">
            <text:p>6.51516187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.088755" calcext:value-type="float">
            <text:p>4.088755</text:p>
          </table:table-cell>
          <table:table-cell office:value-type="float" office:value="6.5488810375" calcext:value-type="float">
            <text:p>6.548881037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95581" calcext:value-type="float">
            <text:p>1.495581</text:p>
          </table:table-cell>
          <table:table-cell office:value-type="float" office:value="6.6006998375" calcext:value-type="float">
            <text:p>6.600699837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95581" calcext:value-type="float">
            <text:p>1.495581</text:p>
          </table:table-cell>
          <table:table-cell office:value-type="float" office:value="6.673906275" calcext:value-type="float">
            <text:p>6.67390627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.106209" calcext:value-type="float">
            <text:p>3.106209</text:p>
          </table:table-cell>
          <table:table-cell office:value-type="float" office:value="6.7350385125" calcext:value-type="float">
            <text:p>6.7350385125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.56542" calcext:value-type="float">
            <text:p>5.56542</text:p>
          </table:table-cell>
          <table:table-cell office:value-type="float" office:value="6.7661852375" calcext:value-type="float">
            <text:p>6.766185237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.339129" calcext:value-type="float">
            <text:p>7.339129</text:p>
          </table:table-cell>
          <table:table-cell office:value-type="float" office:value="6.7601699375" calcext:value-type="float">
            <text:p>6.760169937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.241937" calcext:value-type="float">
            <text:p>8.241937</text:p>
          </table:table-cell>
          <table:table-cell office:value-type="float" office:value="6.7287614" calcext:value-type="float">
            <text:p>6.7287614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.200426" calcext:value-type="float">
            <text:p>8.200426</text:p>
          </table:table-cell>
          <table:table-cell office:value-type="float" office:value="6.6858621" calcext:value-type="float">
            <text:p>6.6858621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.331099" calcext:value-type="float">
            <text:p>7.331099</text:p>
          </table:table-cell>
          <table:table-cell office:value-type="float" office:value="6.646118925" calcext:value-type="float">
            <text:p>6.64611892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98623" calcext:value-type="float">
            <text:p>5.98623</text:p>
          </table:table-cell>
          <table:table-cell office:value-type="float" office:value="6.6215854625" calcext:value-type="float">
            <text:p>6.621585462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.825873" calcext:value-type="float">
            <text:p>4.825873</text:p>
          </table:table-cell>
          <table:table-cell office:value-type="float" office:value="6.618276725" calcext:value-type="float">
            <text:p>6.61827672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681225" calcext:value-type="float">
            <text:p>4.681225</text:p>
          </table:table-cell>
          <table:table-cell office:value-type="float" office:value="6.633419625" calcext:value-type="float">
            <text:p>6.63341962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.589057" calcext:value-type="float">
            <text:p>5.589057</text:p>
          </table:table-cell>
          <table:table-cell office:value-type="float" office:value="6.655214575" calcext:value-type="float">
            <text:p>6.655214575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77805" calcext:value-type="float">
            <text:p>6.77805</text:p>
          </table:table-cell>
          <table:table-cell office:value-type="float" office:value="6.6735096375" calcext:value-type="float">
            <text:p>6.6735096375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.705161" calcext:value-type="float">
            <text:p>7.705161</text:p>
          </table:table-cell>
          <table:table-cell office:value-type="float" office:value="6.68810635" calcext:value-type="float">
            <text:p>6.6881063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.168843" calcext:value-type="float">
            <text:p>8.168843</text:p>
          </table:table-cell>
          <table:table-cell office:value-type="float" office:value="6.7029826125" calcext:value-type="float">
            <text:p>6.702982612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.156613" calcext:value-type="float">
            <text:p>8.156613</text:p>
          </table:table-cell>
          <table:table-cell office:value-type="float" office:value="6.7204322875" calcext:value-type="float">
            <text:p>6.720432287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.75759" calcext:value-type="float">
            <text:p>7.75759</text:p>
          </table:table-cell>
          <table:table-cell office:value-type="float" office:value="6.738913925" calcext:value-type="float">
            <text:p>6.738913925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.120904" calcext:value-type="float">
            <text:p>7.120904</text:p>
          </table:table-cell>
          <table:table-cell office:value-type="float" office:value="6.7530158875" calcext:value-type="float">
            <text:p>6.753015887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448712" calcext:value-type="float">
            <text:p>6.448712</text:p>
          </table:table-cell>
          <table:table-cell office:value-type="float" office:value="6.754112075" calcext:value-type="float">
            <text:p>6.75411207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.999581" calcext:value-type="float">
            <text:p>5.999581</text:p>
          </table:table-cell>
          <table:table-cell office:value-type="float" office:value="6.729653125" calcext:value-type="float">
            <text:p>6.72965312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009911" calcext:value-type="float">
            <text:p>6.009911</text:p>
          </table:table-cell>
          <table:table-cell office:value-type="float" office:value="6.7108083125" calcext:value-type="float">
            <text:p>6.710808312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495955" calcext:value-type="float">
            <text:p>6.495955</text:p>
          </table:table-cell>
          <table:table-cell office:value-type="float" office:value="6.691834375" calcext:value-type="float">
            <text:p>6.69183437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.200688" calcext:value-type="float">
            <text:p>7.200688</text:p>
          </table:table-cell>
          <table:table-cell office:value-type="float" office:value="6.6667848875" calcext:value-type="float">
            <text:p>6.666784887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.790143" calcext:value-type="float">
            <text:p>7.790143</text:p>
          </table:table-cell>
          <table:table-cell office:value-type="float" office:value="6.618288475" calcext:value-type="float">
            <text:p>6.61828847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.027712" calcext:value-type="float">
            <text:p>8.027712</text:p>
          </table:table-cell>
          <table:table-cell office:value-type="float" office:value="6.597853525" calcext:value-type="float">
            <text:p>6.59785352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.837297" calcext:value-type="float">
            <text:p>7.837297</text:p>
          </table:table-cell>
          <table:table-cell office:value-type="float" office:value="6.596793375" calcext:value-type="float">
            <text:p>6.59679337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.306536" calcext:value-type="float">
            <text:p>7.306536</text:p>
          </table:table-cell>
          <table:table-cell office:value-type="float" office:value="6.6112759125" calcext:value-type="float">
            <text:p>6.611275912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649071" calcext:value-type="float">
            <text:p>6.649071</text:p>
          </table:table-cell>
          <table:table-cell office:value-type="float" office:value="6.6377378875" calcext:value-type="float">
            <text:p>6.637737887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119927" calcext:value-type="float">
            <text:p>6.119927</text:p>
          </table:table-cell>
          <table:table-cell office:value-type="float" office:value="6.671073525" calcext:value-type="float">
            <text:p>6.671073525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.891912" calcext:value-type="float">
            <text:p>5.891912</text:p>
          </table:table-cell>
          <table:table-cell office:value-type="float" office:value="6.7041089" calcext:value-type="float">
            <text:p>6.7041089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.973158" calcext:value-type="float">
            <text:p>5.973158</text:p>
          </table:table-cell>
          <table:table-cell office:value-type="float" office:value="6.7288311" calcext:value-type="float">
            <text:p>6.7288311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2549" calcext:value-type="float">
            <text:p>6.2549</text:p>
          </table:table-cell>
          <table:table-cell office:value-type="float" office:value="6.7390892" calcext:value-type="float">
            <text:p>6.7390892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611565" calcext:value-type="float">
            <text:p>6.611565</text:p>
          </table:table-cell>
          <table:table-cell office:value-type="float" office:value="6.7333409875" calcext:value-type="float">
            <text:p>6.733340987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945484" calcext:value-type="float">
            <text:p>6.945484</text:p>
          </table:table-cell>
          <table:table-cell office:value-type="float" office:value="6.716257075" calcext:value-type="float">
            <text:p>6.71625707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.199908" calcext:value-type="float">
            <text:p>7.199908</text:p>
          </table:table-cell>
          <table:table-cell office:value-type="float" office:value="6.697055675" calcext:value-type="float">
            <text:p>6.69705567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.376297" calcext:value-type="float">
            <text:p>7.376297</text:p>
          </table:table-cell>
          <table:table-cell office:value-type="float" office:value="6.6837633" calcext:value-type="float">
            <text:p>6.6837633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.532019" calcext:value-type="float">
            <text:p>7.532019</text:p>
          </table:table-cell>
          <table:table-cell office:value-type="float" office:value="6.679480175" calcext:value-type="float">
            <text:p>6.67948017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.727921" calcext:value-type="float">
            <text:p>7.727921</text:p>
          </table:table-cell>
          <table:table-cell office:value-type="float" office:value="6.6825994" calcext:value-type="float">
            <text:p>6.6825994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.956832" calcext:value-type="float">
            <text:p>7.956832</text:p>
          </table:table-cell>
          <table:table-cell office:value-type="float" office:value="6.6882153625" calcext:value-type="float">
            <text:p>6.688215362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.132464" calcext:value-type="float">
            <text:p>8.132464</text:p>
          </table:table-cell>
          <table:table-cell office:value-type="float" office:value="6.6898791875" calcext:value-type="float">
            <text:p>6.689879187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.157773" calcext:value-type="float">
            <text:p>8.157773</text:p>
          </table:table-cell>
          <table:table-cell office:value-type="float" office:value="6.68149355" calcext:value-type="float">
            <text:p>6.6814935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.001562" calcext:value-type="float">
            <text:p>8.001562</text:p>
          </table:table-cell>
          <table:table-cell office:value-type="float" office:value="6.6591919875" calcext:value-type="float">
            <text:p>6.659191987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.715842" calcext:value-type="float">
            <text:p>7.715842</text:p>
          </table:table-cell>
          <table:table-cell office:value-type="float" office:value="6.6240264" calcext:value-type="float">
            <text:p>6.6240264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.386235" calcext:value-type="float">
            <text:p>7.386235</text:p>
          </table:table-cell>
          <table:table-cell office:value-type="float" office:value="6.58611205" calcext:value-type="float">
            <text:p>6.5861120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.063063" calcext:value-type="float">
            <text:p>7.063063</text:p>
          </table:table-cell>
          <table:table-cell office:value-type="float" office:value="6.561520975" calcext:value-type="float">
            <text:p>6.56152097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742462" calcext:value-type="float">
            <text:p>6.742462</text:p>
          </table:table-cell>
          <table:table-cell office:value-type="float" office:value="6.55833305" calcext:value-type="float">
            <text:p>6.5583330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416118" calcext:value-type="float">
            <text:p>6.416118</text:p>
          </table:table-cell>
          <table:table-cell office:value-type="float" office:value="6.57394295" calcext:value-type="float">
            <text:p>6.5739429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129888" calcext:value-type="float">
            <text:p>6.129888</text:p>
          </table:table-cell>
          <table:table-cell office:value-type="float" office:value="6.5979903625" calcext:value-type="float">
            <text:p>6.597990362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983296" calcext:value-type="float">
            <text:p>5.983296</text:p>
          </table:table-cell>
          <table:table-cell office:value-type="float" office:value="6.610480975" calcext:value-type="float">
            <text:p>6.61048097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060537" calcext:value-type="float">
            <text:p>6.060537</text:p>
          </table:table-cell>
          <table:table-cell office:value-type="float" office:value="6.6248039875" calcext:value-type="float">
            <text:p>6.624803987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359792" calcext:value-type="float">
            <text:p>6.359792</text:p>
          </table:table-cell>
          <table:table-cell office:value-type="float" office:value="6.6381614875" calcext:value-type="float">
            <text:p>6.638161487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798053" calcext:value-type="float">
            <text:p>6.798053</text:p>
          </table:table-cell>
          <table:table-cell office:value-type="float" office:value="6.6477783" calcext:value-type="float">
            <text:p>6.647778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.264927" calcext:value-type="float">
            <text:p>7.264927</text:p>
          </table:table-cell>
          <table:table-cell office:value-type="float" office:value="6.65191685" calcext:value-type="float">
            <text:p>6.6519168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.650441" calcext:value-type="float">
            <text:p>7.650441</text:p>
          </table:table-cell>
          <table:table-cell office:value-type="float" office:value="6.650219475" calcext:value-type="float">
            <text:p>6.65021947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.837412" calcext:value-type="float">
            <text:p>7.837412</text:p>
          </table:table-cell>
          <table:table-cell office:value-type="float" office:value="6.643703175" calcext:value-type="float">
            <text:p>6.64370317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.692926" calcext:value-type="float">
            <text:p>7.692926</text:p>
          </table:table-cell>
          <table:table-cell office:value-type="float" office:value="6.665513925" calcext:value-type="float">
            <text:p>6.66551392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.080447" calcext:value-type="float">
            <text:p>7.080447</text:p>
          </table:table-cell>
          <table:table-cell office:value-type="float" office:value="6.7832705125" calcext:value-type="float">
            <text:p>6.783270512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.883874" calcext:value-type="float">
            <text:p>5.883874</text:p>
          </table:table-cell>
          <table:table-cell office:value-type="float" office:value="6.9466602625" calcext:value-type="float">
            <text:p>6.946660262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.994399" calcext:value-type="float">
            <text:p>3.994399</text:p>
          </table:table-cell>
          <table:table-cell office:value-type="float" office:value="7.11883215" calcext:value-type="float">
            <text:p>7.1188321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.994399" calcext:value-type="float">
            <text:p>3.994399</text:p>
          </table:table-cell>
          <table:table-cell office:value-type="float" office:value="7.269448875" calcext:value-type="float">
            <text:p>7.26944887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.994399" calcext:value-type="float">
            <text:p>3.994399</text:p>
          </table:table-cell>
          <table:table-cell office:value-type="float" office:value="7.3392406875" calcext:value-type="float">
            <text:p>7.3392406875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.994399" calcext:value-type="float">
            <text:p>3.994399</text:p>
          </table:table-cell>
          <table:table-cell office:value-type="float" office:value="7.4090325" calcext:value-type="float">
            <text:p>7.409032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.968132" calcext:value-type="float">
            <text:p>2.968132</text:p>
          </table:table-cell>
          <table:table-cell office:value-type="float" office:value="7.4788243125" calcext:value-type="float">
            <text:p>7.478824312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.074165" calcext:value-type="float">
            <text:p>5.074165</text:p>
          </table:table-cell>
          <table:table-cell office:value-type="float" office:value="7.5614444625" calcext:value-type="float">
            <text:p>7.561444462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411686" calcext:value-type="float">
            <text:p>6.411686</text:p>
          </table:table-cell>
          <table:table-cell office:value-type="float" office:value="7.6177392" calcext:value-type="float">
            <text:p>7.6177392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.24905" calcext:value-type="float">
            <text:p>7.24905</text:p>
          </table:table-cell>
          <table:table-cell office:value-type="float" office:value="7.629296175" calcext:value-type="float">
            <text:p>7.62929617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.823073" calcext:value-type="float">
            <text:p>7.823073</text:p>
          </table:table-cell>
          <table:table-cell office:value-type="float" office:value="7.6590822875" calcext:value-type="float">
            <text:p>7.659082287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.29754" calcext:value-type="float">
            <text:p>8.29754</text:p>
          </table:table-cell>
          <table:table-cell office:value-type="float" office:value="7.687376075" calcext:value-type="float">
            <text:p>7.68737607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.64141" calcext:value-type="float">
            <text:p>8.64141</text:p>
          </table:table-cell>
          <table:table-cell office:value-type="float" office:value="7.698764175" calcext:value-type="float">
            <text:p>7.69876417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.65171" calcext:value-type="float">
            <text:p>8.65171</text:p>
          </table:table-cell>
          <table:table-cell office:value-type="float" office:value="7.6816646375" calcext:value-type="float">
            <text:p>7.681664637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8.108756" calcext:value-type="float">
            <text:p>8.108756</text:p>
          </table:table-cell>
          <table:table-cell office:value-type="float" office:value="7.62699515" calcext:value-type="float">
            <text:p>7.62699515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9377" calcext:value-type="float">
            <text:p>6.9377</text:p>
          </table:table-cell>
          <table:table-cell office:value-type="float" office:value="7.5791125875" calcext:value-type="float">
            <text:p>7.579112587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.350352" calcext:value-type="float">
            <text:p>5.350352</text:p>
          </table:table-cell>
          <table:table-cell office:value-type="float" office:value="7.545868225" calcext:value-type="float">
            <text:p>7.54586822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.094197" calcext:value-type="float">
            <text:p>4.094197</text:p>
          </table:table-cell>
          <table:table-cell office:value-type="float" office:value="7.5324657125" calcext:value-type="float">
            <text:p>7.532465712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.379308" calcext:value-type="float">
            <text:p>4.379308</text:p>
          </table:table-cell>
          <table:table-cell office:value-type="float" office:value="7.5347651375" calcext:value-type="float">
            <text:p>7.534765137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.920413" calcext:value-type="float">
            <text:p>5.920413</text:p>
          </table:table-cell>
          <table:table-cell office:value-type="float" office:value="7.5317271875" calcext:value-type="float">
            <text:p>7.531727187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.495773" calcext:value-type="float">
            <text:p>7.495773</text:p>
          </table:table-cell>
          <table:table-cell office:value-type="float" office:value="7.5426585" calcext:value-type="float">
            <text:p>7.542658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.483251" calcext:value-type="float">
            <text:p>8.483251</text:p>
          </table:table-cell>
          <table:table-cell office:value-type="float" office:value="7.5494874625" calcext:value-type="float">
            <text:p>7.549487462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.700047" calcext:value-type="float">
            <text:p>8.700047</text:p>
          </table:table-cell>
          <table:table-cell office:value-type="float" office:value="7.5415666" calcext:value-type="float">
            <text:p>7.5415666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.234259" calcext:value-type="float">
            <text:p>8.234259</text:p>
          </table:table-cell>
          <table:table-cell office:value-type="float" office:value="7.5073167375" calcext:value-type="float">
            <text:p>7.507316737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.352096" calcext:value-type="float">
            <text:p>7.352096</text:p>
          </table:table-cell>
          <table:table-cell office:value-type="float" office:value="7.478889225" calcext:value-type="float">
            <text:p>7.47888922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38616" calcext:value-type="float">
            <text:p>6.38616</text:p>
          </table:table-cell>
          <table:table-cell office:value-type="float" office:value="7.46148875" calcext:value-type="float">
            <text:p>7.4614887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.597947" calcext:value-type="float">
            <text:p>5.597947</text:p>
          </table:table-cell>
          <table:table-cell office:value-type="float" office:value="7.456162475" calcext:value-type="float">
            <text:p>7.45616247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.084196" calcext:value-type="float">
            <text:p>5.084196</text:p>
          </table:table-cell>
          <table:table-cell office:value-type="float" office:value="7.4606888625" calcext:value-type="float">
            <text:p>7.460688862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.826446" calcext:value-type="float">
            <text:p>4.826446</text:p>
          </table:table-cell>
          <table:table-cell office:value-type="float" office:value="7.4770812125" calcext:value-type="float">
            <text:p>7.477081212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.809993" calcext:value-type="float">
            <text:p>4.809993</text:p>
          </table:table-cell>
          <table:table-cell office:value-type="float" office:value="7.5399966" calcext:value-type="float">
            <text:p>7.5399966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.020972" calcext:value-type="float">
            <text:p>5.020972</text:p>
          </table:table-cell>
          <table:table-cell office:value-type="float" office:value="7.627569175" calcext:value-type="float">
            <text:p>7.62756917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.368422" calcext:value-type="float">
            <text:p>5.368422</text:p>
          </table:table-cell>
          <table:table-cell office:value-type="float" office:value="7.71958535" calcext:value-type="float">
            <text:p>7.7195853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.721531" calcext:value-type="float">
            <text:p>5.721531</text:p>
          </table:table-cell>
          <table:table-cell office:value-type="float" office:value="7.7974347" calcext:value-type="float">
            <text:p>7.7974347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037305" calcext:value-type="float">
            <text:p>6.037305</text:p>
          </table:table-cell>
          <table:table-cell office:value-type="float" office:value="7.84606845" calcext:value-type="float">
            <text:p>7.8460684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424821" calcext:value-type="float">
            <text:p>6.424821</text:p>
          </table:table-cell>
          <table:table-cell office:value-type="float" office:value="7.8550661125" calcext:value-type="float">
            <text:p>7.855066112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052662" calcext:value-type="float">
            <text:p>7.052662</text:p>
          </table:table-cell>
          <table:table-cell office:value-type="float" office:value="7.819684025" calcext:value-type="float">
            <text:p>7.81968402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.945787" calcext:value-type="float">
            <text:p>7.945787</text:p>
          </table:table-cell>
          <table:table-cell office:value-type="float" office:value="7.7574596375" calcext:value-type="float">
            <text:p>7.757459637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.895262" calcext:value-type="float">
            <text:p>8.895262</text:p>
          </table:table-cell>
          <table:table-cell office:value-type="float" office:value="7.7132412625" calcext:value-type="float">
            <text:p>7.713241262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.564817" calcext:value-type="float">
            <text:p>9.564817</text:p>
          </table:table-cell>
          <table:table-cell office:value-type="float" office:value="7.692075925" calcext:value-type="float">
            <text:p>7.69207592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.635144" calcext:value-type="float">
            <text:p>9.635144</text:p>
          </table:table-cell>
          <table:table-cell office:value-type="float" office:value="7.6937434875" calcext:value-type="float">
            <text:p>7.693743487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.885747" calcext:value-type="float">
            <text:p>8.885747</text:p>
          </table:table-cell>
          <table:table-cell office:value-type="float" office:value="7.720033075" calcext:value-type="float">
            <text:p>7.72003307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.208599" calcext:value-type="float">
            <text:p>7.208599</text:p>
          </table:table-cell>
          <table:table-cell office:value-type="float" office:value="7.7727107375" calcext:value-type="float">
            <text:p>7.772710737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491996" calcext:value-type="float">
            <text:p>4.491996</text:p>
          </table:table-cell>
          <table:table-cell office:value-type="float" office:value="7.8506826" calcext:value-type="float">
            <text:p>7.8506826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.491996" calcext:value-type="float">
            <text:p>4.491996</text:p>
          </table:table-cell>
          <table:table-cell office:value-type="float" office:value="7.949409225" calcext:value-type="float">
            <text:p>7.94940922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.491996" calcext:value-type="float">
            <text:p>4.491996</text:p>
          </table:table-cell>
          <table:table-cell office:value-type="float" office:value="8.0118795625" calcext:value-type="float">
            <text:p>8.011879562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.491996" calcext:value-type="float">
            <text:p>4.491996</text:p>
          </table:table-cell>
          <table:table-cell office:value-type="float" office:value="7.990662775" calcext:value-type="float">
            <text:p>7.99066277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.320975" calcext:value-type="float">
            <text:p>3.320975</text:p>
          </table:table-cell>
          <table:table-cell office:value-type="float" office:value="7.9694459875" calcext:value-type="float">
            <text:p>7.969445987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155347" calcext:value-type="float">
            <text:p>6.155347</text:p>
          </table:table-cell>
          <table:table-cell office:value-type="float" office:value="7.9628669625" calcext:value-type="float">
            <text:p>7.962866962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.9429" calcext:value-type="float">
            <text:p>7.9429</text:p>
          </table:table-cell>
          <table:table-cell office:value-type="float" office:value="7.9208582875" calcext:value-type="float">
            <text:p>7.920858287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.9959" calcext:value-type="float">
            <text:p>8.9959</text:p>
          </table:table-cell>
          <table:table-cell office:value-type="float" office:value="7.8565052" calcext:value-type="float">
            <text:p>7.8565052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9.423494" calcext:value-type="float">
            <text:p>9.423494</text:p>
          </table:table-cell>
          <table:table-cell office:value-type="float" office:value="7.7621023875" calcext:value-type="float">
            <text:p>7.762102387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.315922" calcext:value-type="float">
            <text:p>9.315922</text:p>
          </table:table-cell>
          <table:table-cell office:value-type="float" office:value="7.7217666125" calcext:value-type="float">
            <text:p>7.721766612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.762757" calcext:value-type="float">
            <text:p>8.762757</text:p>
          </table:table-cell>
          <table:table-cell office:value-type="float" office:value="7.6957611125" calcext:value-type="float">
            <text:p>7.695761112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.869688" calcext:value-type="float">
            <text:p>7.869688</text:p>
          </table:table-cell>
          <table:table-cell office:value-type="float" office:value="7.6750201375" calcext:value-type="float">
            <text:p>7.675020137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793806" calcext:value-type="float">
            <text:p>6.793806</text:p>
          </table:table-cell>
          <table:table-cell office:value-type="float" office:value="7.6621544" calcext:value-type="float">
            <text:p>7.6621544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.795043" calcext:value-type="float">
            <text:p>5.795043</text:p>
          </table:table-cell>
          <table:table-cell office:value-type="float" office:value="7.66847405" calcext:value-type="float">
            <text:p>7.6684740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.244852" calcext:value-type="float">
            <text:p>5.244852</text:p>
          </table:table-cell>
          <table:table-cell office:value-type="float" office:value="7.7027951125" calcext:value-type="float">
            <text:p>7.702795112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.409372" calcext:value-type="float">
            <text:p>5.409372</text:p>
          </table:table-cell>
          <table:table-cell office:value-type="float" office:value="7.761239275" calcext:value-type="float">
            <text:p>7.76123927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136518" calcext:value-type="float">
            <text:p>6.136518</text:p>
          </table:table-cell>
          <table:table-cell office:value-type="float" office:value="7.8280371" calcext:value-type="float">
            <text:p>7.8280371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.033647" calcext:value-type="float">
            <text:p>7.033647</text:p>
          </table:table-cell>
          <table:table-cell office:value-type="float" office:value="7.88278415" calcext:value-type="float">
            <text:p>7.8827841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.781557" calcext:value-type="float">
            <text:p>7.781557</text:p>
          </table:table-cell>
          <table:table-cell office:value-type="float" office:value="7.9033899" calcext:value-type="float">
            <text:p>7.9033899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.177198" calcext:value-type="float">
            <text:p>8.177198</text:p>
          </table:table-cell>
          <table:table-cell office:value-type="float" office:value="7.845558475" calcext:value-type="float">
            <text:p>7.84555847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.089938" calcext:value-type="float">
            <text:p>8.089938</text:p>
          </table:table-cell>
          <table:table-cell office:value-type="float" office:value="7.7827815375" calcext:value-type="float">
            <text:p>7.782781537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.461613" calcext:value-type="float">
            <text:p>7.461613</text:p>
          </table:table-cell>
          <table:table-cell office:value-type="float" office:value="7.72109535" calcext:value-type="float">
            <text:p>7.7210953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373648" calcext:value-type="float">
            <text:p>6.373648</text:p>
          </table:table-cell>
          <table:table-cell office:value-type="float" office:value="7.667263225" calcext:value-type="float">
            <text:p>7.66726322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.188315" calcext:value-type="float">
            <text:p>5.188315</text:p>
          </table:table-cell>
          <table:table-cell office:value-type="float" office:value="7.6270306625" calcext:value-type="float">
            <text:p>7.627030662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.682694" calcext:value-type="float">
            <text:p>4.682694</text:p>
          </table:table-cell>
          <table:table-cell office:value-type="float" office:value="7.6016147625" calcext:value-type="float">
            <text:p>7.601614762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.418949" calcext:value-type="float">
            <text:p>5.418949</text:p>
          </table:table-cell>
          <table:table-cell office:value-type="float" office:value="7.582519125" calcext:value-type="float">
            <text:p>7.58251912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808029" calcext:value-type="float">
            <text:p>6.808029</text:p>
          </table:table-cell>
          <table:table-cell office:value-type="float" office:value="8.0742991" calcext:value-type="float">
            <text:p>8.0742991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.991254" calcext:value-type="float">
            <text:p>7.991254</text:p>
          </table:table-cell>
          <table:table-cell office:value-type="float" office:value="8.338664825" calcext:value-type="float">
            <text:p>8.33866482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.339911" calcext:value-type="float">
            <text:p>8.339911</text:p>
          </table:table-cell>
          <table:table-cell office:value-type="float" office:value="8.5722730375" calcext:value-type="float">
            <text:p>8.572273037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.129137" calcext:value-type="float">
            <text:p>7.129137</text:p>
          </table:table-cell>
          <table:table-cell office:value-type="float" office:value="8.78448475" calcext:value-type="float">
            <text:p>8.7844847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.129137" calcext:value-type="float">
            <text:p>7.129137</text:p>
          </table:table-cell>
          <table:table-cell office:value-type="float" office:value="8.969342525" calcext:value-type="float">
            <text:p>8.96934252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.129137" calcext:value-type="float">
            <text:p>7.129137</text:p>
          </table:table-cell>
          <table:table-cell office:value-type="float" office:value="9.073427525" calcext:value-type="float">
            <text:p>9.07342752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.129137" calcext:value-type="float">
            <text:p>7.129137</text:p>
          </table:table-cell>
          <table:table-cell office:value-type="float" office:value="9.177512525" calcext:value-type="float">
            <text:p>9.17751252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.129137" calcext:value-type="float">
            <text:p>7.129137</text:p>
          </table:table-cell>
          <table:table-cell office:value-type="float" office:value="9.281597525" calcext:value-type="float">
            <text:p>9.28159752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.129137" calcext:value-type="float">
            <text:p>7.129137</text:p>
          </table:table-cell>
          <table:table-cell office:value-type="float" office:value="9.385682525" calcext:value-type="float">
            <text:p>9.38568252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.129137" calcext:value-type="float">
            <text:p>7.129137</text:p>
          </table:table-cell>
          <table:table-cell office:value-type="float" office:value="9.489767525" calcext:value-type="float">
            <text:p>9.48976752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.582272" calcext:value-type="float">
            <text:p>9.582272</text:p>
          </table:table-cell>
          <table:table-cell office:value-type="float" office:value="9.593852525" calcext:value-type="float">
            <text:p>9.59385252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7.113453" calcext:value-type="float">
            <text:p>17.113453</text:p>
          </table:table-cell>
          <table:table-cell office:value-type="float" office:value="9.6672733375" calcext:value-type="float">
            <text:p>9.667273337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0.151627" calcext:value-type="float">
            <text:p>20.151627</text:p>
          </table:table-cell>
          <table:table-cell office:value-type="float" office:value="9.5958785" calcext:value-type="float">
            <text:p>9.595878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9.657625" calcext:value-type="float">
            <text:p>19.657625</text:p>
          </table:table-cell>
          <table:table-cell office:value-type="float" office:value="9.607923725" calcext:value-type="float">
            <text:p>9.60792372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.043737" calcext:value-type="float">
            <text:p>16.043737</text:p>
          </table:table-cell>
          <table:table-cell office:value-type="float" office:value="9.676014125" calcext:value-type="float">
            <text:p>9.67601412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.577744" calcext:value-type="float">
            <text:p>9.577744</text:p>
          </table:table-cell>
          <table:table-cell office:value-type="float" office:value="9.790314025" calcext:value-type="float">
            <text:p>9.79031402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.577744" calcext:value-type="float">
            <text:p>9.577744</text:p>
          </table:table-cell>
          <table:table-cell office:value-type="float" office:value="9.9454062875" calcext:value-type="float">
            <text:p>9.945406287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.577744" calcext:value-type="float">
            <text:p>9.577744</text:p>
          </table:table-cell>
          <table:table-cell office:value-type="float" office:value="10.02645185" calcext:value-type="float">
            <text:p>10.0264518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.577744" calcext:value-type="float">
            <text:p>9.577744</text:p>
          </table:table-cell>
          <table:table-cell office:value-type="float" office:value="9.9981168375" calcext:value-type="float">
            <text:p>9.9981168375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.577744" calcext:value-type="float">
            <text:p>9.577744</text:p>
          </table:table-cell>
          <table:table-cell office:value-type="float" office:value="9.969781825" calcext:value-type="float">
            <text:p>9.96978182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.336244" calcext:value-type="float">
            <text:p>7.336244</text:p>
          </table:table-cell>
          <table:table-cell office:value-type="float" office:value="9.9414468125" calcext:value-type="float">
            <text:p>9.941446812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.631939" calcext:value-type="float">
            <text:p>9.631939</text:p>
          </table:table-cell>
          <table:table-cell office:value-type="float" office:value="9.94113055" calcext:value-type="float">
            <text:p>9.9411305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.086576" calcext:value-type="float">
            <text:p>10.086576</text:p>
          </table:table-cell>
          <table:table-cell office:value-type="float" office:value="9.9121181" calcext:value-type="float">
            <text:p>9.9121181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.208588" calcext:value-type="float">
            <text:p>9.208588</text:p>
          </table:table-cell>
          <table:table-cell office:value-type="float" office:value="9.8774226875" calcext:value-type="float">
            <text:p>9.877422687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.273447" calcext:value-type="float">
            <text:p>7.273447</text:p>
          </table:table-cell>
          <table:table-cell office:value-type="float" office:value="9.853702125" calcext:value-type="float">
            <text:p>9.85370212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.278151" calcext:value-type="float">
            <text:p>4.278151</text:p>
          </table:table-cell>
          <table:table-cell office:value-type="float" office:value="9.854170825" calcext:value-type="float">
            <text:p>9.85417082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.278151" calcext:value-type="float">
            <text:p>4.278151</text:p>
          </table:table-cell>
          <table:table-cell office:value-type="float" office:value="9.892080725" calcext:value-type="float">
            <text:p>9.89208072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.278151" calcext:value-type="float">
            <text:p>4.278151</text:p>
          </table:table-cell>
          <table:table-cell office:value-type="float" office:value="9.929990625" calcext:value-type="float">
            <text:p>9.92999062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.278151" calcext:value-type="float">
            <text:p>4.278151</text:p>
          </table:table-cell>
          <table:table-cell office:value-type="float" office:value="9.967900525" calcext:value-type="float">
            <text:p>9.96790052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.278151" calcext:value-type="float">
            <text:p>4.278151</text:p>
          </table:table-cell>
          <table:table-cell office:value-type="float" office:value="10.0172027" calcext:value-type="float">
            <text:p>10.0172027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.136272" calcext:value-type="float">
            <text:p>4.136272</text:p>
          </table:table-cell>
          <table:table-cell office:value-type="float" office:value="10.1211404625" calcext:value-type="float">
            <text:p>10.121140462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794918" calcext:value-type="float">
            <text:p>6.794918</text:p>
          </table:table-cell>
          <table:table-cell office:value-type="float" office:value="10.254574075" calcext:value-type="float">
            <text:p>10.25457407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8.04209" calcext:value-type="float">
            <text:p>8.04209</text:p>
          </table:table-cell>
          <table:table-cell office:value-type="float" office:value="10.36176495" calcext:value-type="float">
            <text:p>10.3617649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.849582" calcext:value-type="float">
            <text:p>7.849582</text:p>
          </table:table-cell>
          <table:table-cell office:value-type="float" office:value="10.440010975" calcext:value-type="float">
            <text:p>10.44001097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.960058" calcext:value-type="float">
            <text:p>5.960058</text:p>
          </table:table-cell>
          <table:table-cell office:value-type="float" office:value="10.4856692125" calcext:value-type="float">
            <text:p>10.485669212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.960058" calcext:value-type="float">
            <text:p>5.960058</text:p>
          </table:table-cell>
          <table:table-cell office:value-type="float" office:value="10.4917423125" calcext:value-type="float">
            <text:p>10.491742312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.960058" calcext:value-type="float">
            <text:p>5.960058</text:p>
          </table:table-cell>
          <table:table-cell office:value-type="float" office:value="10.4978154125" calcext:value-type="float">
            <text:p>10.497815412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.960058" calcext:value-type="float">
            <text:p>5.960058</text:p>
          </table:table-cell>
          <table:table-cell office:value-type="float" office:value="10.5038885125" calcext:value-type="float">
            <text:p>10.503888512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.960058" calcext:value-type="float">
            <text:p>5.960058</text:p>
          </table:table-cell>
          <table:table-cell office:value-type="float" office:value="10.5099616125" calcext:value-type="float">
            <text:p>10.509961612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395584" calcext:value-type="float">
            <text:p>6.395584</text:p>
          </table:table-cell>
          <table:table-cell office:value-type="float" office:value="10.5160347125" calcext:value-type="float">
            <text:p>10.516034712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.859677" calcext:value-type="float">
            <text:p>9.859677</text:p>
          </table:table-cell>
          <table:table-cell office:value-type="float" office:value="10.5196810875" calcext:value-type="float">
            <text:p>10.519681087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1.815799" calcext:value-type="float">
            <text:p>11.815799</text:p>
          </table:table-cell>
          <table:table-cell office:value-type="float" office:value="10.50743945" calcext:value-type="float">
            <text:p>10.5074394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2.382266" calcext:value-type="float">
            <text:p>12.382266</text:p>
          </table:table-cell>
          <table:table-cell office:value-type="float" office:value="10.4651611875" calcext:value-type="float">
            <text:p>10.465161187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1.59637" calcext:value-type="float">
            <text:p>11.59637</text:p>
          </table:table-cell>
          <table:table-cell office:value-type="float" office:value="10.377476075" calcext:value-type="float">
            <text:p>10.37747607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.612231" calcext:value-type="float">
            <text:p>9.612231</text:p>
          </table:table-cell>
          <table:table-cell office:value-type="float" office:value="10.2996146625" calcext:value-type="float">
            <text:p>10.299614662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757118" calcext:value-type="float">
            <text:p>6.757118</text:p>
          </table:table-cell>
          <table:table-cell office:value-type="float" office:value="10.2465549875" calcext:value-type="float">
            <text:p>10.246554987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.594254" calcext:value-type="float">
            <text:p>3.594254</text:p>
          </table:table-cell>
          <table:table-cell office:value-type="float" office:value="10.229184225" calcext:value-type="float">
            <text:p>10.22918422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.074711" calcext:value-type="float">
            <text:p>2.074711</text:p>
          </table:table-cell>
          <table:table-cell office:value-type="float" office:value="10.2513492625" calcext:value-type="float">
            <text:p>10.2513492625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.408317" calcext:value-type="float">
            <text:p>4.408317</text:p>
          </table:table-cell>
          <table:table-cell office:value-type="float" office:value="10.2925085875" calcext:value-type="float">
            <text:p>10.292508587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.202035" calcext:value-type="float">
            <text:p>7.202035</text:p>
          </table:table-cell>
          <table:table-cell office:value-type="float" office:value="10.29296295" calcext:value-type="float">
            <text:p>10.2929629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.698222" calcext:value-type="float">
            <text:p>9.698222</text:p>
          </table:table-cell>
          <table:table-cell office:value-type="float" office:value="10.275191825" calcext:value-type="float">
            <text:p>10.27519182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1.738311" calcext:value-type="float">
            <text:p>11.738311</text:p>
          </table:table-cell>
          <table:table-cell office:value-type="float" office:value="10.23763225" calcext:value-type="float">
            <text:p>10.2376322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3.09996" calcext:value-type="float">
            <text:p>13.09996</text:p>
          </table:table-cell>
          <table:table-cell office:value-type="float" office:value="10.1896128875" calcext:value-type="float">
            <text:p>10.189612887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3.446348" calcext:value-type="float">
            <text:p>13.446348</text:p>
          </table:table-cell>
          <table:table-cell office:value-type="float" office:value="10.1420869125" calcext:value-type="float">
            <text:p>10.142086912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.390126" calcext:value-type="float">
            <text:p>12.390126</text:p>
          </table:table-cell>
          <table:table-cell office:value-type="float" office:value="10.104220325" calcext:value-type="float">
            <text:p>10.10422032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.489623" calcext:value-type="float">
            <text:p>9.489623</text:p>
          </table:table-cell>
          <table:table-cell office:value-type="float" office:value="10.0852539" calcext:value-type="float">
            <text:p>10.0852539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.794653" calcext:value-type="float">
            <text:p>2.794653</text:p>
          </table:table-cell>
          <table:table-cell office:value-type="float" office:value="10.0987143375" calcext:value-type="float">
            <text:p>10.098714337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.794653" calcext:value-type="float">
            <text:p>2.794653</text:p>
          </table:table-cell>
          <table:table-cell office:value-type="float" office:value="10.184551175" calcext:value-type="float">
            <text:p>10.18455117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.794653" calcext:value-type="float">
            <text:p>2.794653</text:p>
          </table:table-cell>
          <table:table-cell office:value-type="float" office:value="10.255165375" calcext:value-type="float">
            <text:p>10.255165375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.794653" calcext:value-type="float">
            <text:p>2.794653</text:p>
          </table:table-cell>
          <table:table-cell office:value-type="float" office:value="10.3090170375" calcext:value-type="float">
            <text:p>10.309017037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.794653" calcext:value-type="float">
            <text:p>2.794653</text:p>
          </table:table-cell>
          <table:table-cell office:value-type="float" office:value="10.3433593375" calcext:value-type="float">
            <text:p>10.343359337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43675" calcext:value-type="float">
            <text:p>1.443675</text:p>
          </table:table-cell>
          <table:table-cell office:value-type="float" office:value="10.3488132375" calcext:value-type="float">
            <text:p>10.3488132375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196632" calcext:value-type="float">
            <text:p>6.196632</text:p>
          </table:table-cell>
          <table:table-cell office:value-type="float" office:value="10.3711543625" calcext:value-type="float">
            <text:p>10.371154362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.235482" calcext:value-type="float">
            <text:p>7.235482</text:p>
          </table:table-cell>
          <table:table-cell office:value-type="float" office:value="10.334083525" calcext:value-type="float">
            <text:p>10.33408352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.103479" calcext:value-type="float">
            <text:p>7.103479</text:p>
          </table:table-cell>
          <table:table-cell office:value-type="float" office:value="10.2840270625" calcext:value-type="float">
            <text:p>10.2840270625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840429" calcext:value-type="float">
            <text:p>6.840429</text:p>
          </table:table-cell>
          <table:table-cell office:value-type="float" office:value="10.201370725" calcext:value-type="float">
            <text:p>10.20137072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.299378" calcext:value-type="float">
            <text:p>7.299378</text:p>
          </table:table-cell>
          <table:table-cell office:value-type="float" office:value="10.1857077625" calcext:value-type="float">
            <text:p>10.185707762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.540728" calcext:value-type="float">
            <text:p>8.540728</text:p>
          </table:table-cell>
          <table:table-cell office:value-type="float" office:value="10.1935242125" calcext:value-type="float">
            <text:p>10.1935242125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.920385" calcext:value-type="float">
            <text:p>9.920385</text:p>
          </table:table-cell>
          <table:table-cell office:value-type="float" office:value="10.20079715" calcext:value-type="float">
            <text:p>10.2007971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.753198" calcext:value-type="float">
            <text:p>10.753198</text:p>
          </table:table-cell>
          <table:table-cell office:value-type="float" office:value="10.1931086375" calcext:value-type="float">
            <text:p>10.193108637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.516282" calcext:value-type="float">
            <text:p>10.516282</text:p>
          </table:table-cell>
          <table:table-cell office:value-type="float" office:value="10.16748325" calcext:value-type="float">
            <text:p>10.1674832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8.682107" calcext:value-type="float">
            <text:p>8.682107</text:p>
          </table:table-cell>
          <table:table-cell office:value-type="float" office:value="10.1327592625" calcext:value-type="float">
            <text:p>10.132759262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.155043" calcext:value-type="float">
            <text:p>3.155043</text:p>
          </table:table-cell>
          <table:table-cell office:value-type="float" office:value="10.111379825" calcext:value-type="float">
            <text:p>10.11137982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.155043" calcext:value-type="float">
            <text:p>3.155043</text:p>
          </table:table-cell>
          <table:table-cell office:value-type="float" office:value="10.15702185" calcext:value-type="float">
            <text:p>10.1570218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155043" calcext:value-type="float">
            <text:p>3.155043</text:p>
          </table:table-cell>
          <table:table-cell office:value-type="float" office:value="10.20639135" calcext:value-type="float">
            <text:p>10.20639135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155043" calcext:value-type="float">
            <text:p>3.155043</text:p>
          </table:table-cell>
          <table:table-cell office:value-type="float" office:value="10.2591022375" calcext:value-type="float">
            <text:p>10.259102237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.155043" calcext:value-type="float">
            <text:p>3.155043</text:p>
          </table:table-cell>
          <table:table-cell office:value-type="float" office:value="10.3100755375" calcext:value-type="float">
            <text:p>10.310075537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.155043" calcext:value-type="float">
            <text:p>3.155043</text:p>
          </table:table-cell>
          <table:table-cell office:value-type="float" office:value="10.3533269875" calcext:value-type="float">
            <text:p>10.353326987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.155043" calcext:value-type="float">
            <text:p>3.155043</text:p>
          </table:table-cell>
          <table:table-cell office:value-type="float" office:value="10.3860159375" calcext:value-type="float">
            <text:p>10.3860159375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4.761347" calcext:value-type="float">
            <text:p>44.761347</text:p>
          </table:table-cell>
          <table:table-cell office:value-type="float" office:value="10.4123559625" calcext:value-type="float">
            <text:p>10.412355962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7.957287" calcext:value-type="float">
            <text:p>27.957287</text:p>
          </table:table-cell>
          <table:table-cell office:value-type="float" office:value="9.9232441875" calcext:value-type="float">
            <text:p>9.9232441875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6.679911" calcext:value-type="float">
            <text:p>26.679911</text:p>
          </table:table-cell>
          <table:table-cell office:value-type="float" office:value="9.6578546875" calcext:value-type="float">
            <text:p>9.657854687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5.316848" calcext:value-type="float">
            <text:p>25.316848</text:p>
          </table:table-cell>
          <table:table-cell office:value-type="float" office:value="9.423428825" calcext:value-type="float">
            <text:p>9.423428825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1.917759" calcext:value-type="float">
            <text:p>21.917759</text:p>
          </table:table-cell>
          <table:table-cell office:value-type="float" office:value="9.2161215875" calcext:value-type="float">
            <text:p>9.216121587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5.455937" calcext:value-type="float">
            <text:p>15.455937</text:p>
          </table:table-cell>
          <table:table-cell office:value-type="float" office:value="9.0531207" calcext:value-type="float">
            <text:p>9.0531207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5.455937" calcext:value-type="float">
            <text:p>15.455937</text:p>
          </table:table-cell>
          <table:table-cell office:value-type="float" office:value="8.9636708" calcext:value-type="float">
            <text:p>8.963670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.455937" calcext:value-type="float">
            <text:p>15.455937</text:p>
          </table:table-cell>
          <table:table-cell office:value-type="float" office:value="8.859337375" calcext:value-type="float">
            <text:p>8.85933737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5.455937" calcext:value-type="float">
            <text:p>15.455937</text:p>
          </table:table-cell>
          <table:table-cell office:value-type="float" office:value="8.7353469125" calcext:value-type="float">
            <text:p>8.735346912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5.455937" calcext:value-type="float">
            <text:p>15.455937</text:p>
          </table:table-cell>
          <table:table-cell office:value-type="float" office:value="8.5907003875" calcext:value-type="float">
            <text:p>8.590700387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5.455937" calcext:value-type="float">
            <text:p>15.455937</text:p>
          </table:table-cell>
          <table:table-cell office:value-type="float" office:value="8.4299683375" calcext:value-type="float">
            <text:p>8.429968337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5.455937" calcext:value-type="float">
            <text:p>15.455937</text:p>
          </table:table-cell>
          <table:table-cell office:value-type="float" office:value="8.267859175" calcext:value-type="float">
            <text:p>8.26785917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1.401866" calcext:value-type="float">
            <text:p>11.401866</text:p>
          </table:table-cell>
          <table:table-cell office:value-type="float" office:value="8.119478275" calcext:value-type="float">
            <text:p>8.11947827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1.115245" calcext:value-type="float">
            <text:p>21.115245</text:p>
          </table:table-cell>
          <table:table-cell office:value-type="float" office:value="8.03984125" calcext:value-type="float">
            <text:p>8.0398412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5.104857" calcext:value-type="float">
            <text:p>25.104857</text:p>
          </table:table-cell>
          <table:table-cell office:value-type="float" office:value="7.85577075" calcext:value-type="float">
            <text:p>7.8557707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5.187729" calcext:value-type="float">
            <text:p>25.187729</text:p>
          </table:table-cell>
          <table:table-cell office:value-type="float" office:value="7.635479525" calcext:value-type="float">
            <text:p>7.635479525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1.985125" calcext:value-type="float">
            <text:p>21.985125</text:p>
          </table:table-cell>
          <table:table-cell office:value-type="float" office:value="7.42396" calcext:value-type="float">
            <text:p>7.42396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6.061389" calcext:value-type="float">
            <text:p>16.061389</text:p>
          </table:table-cell>
          <table:table-cell office:value-type="float" office:value="7.2592851875" calcext:value-type="float">
            <text:p>7.2592851875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.310943" calcext:value-type="float">
            <text:p>7.310943</text:p>
          </table:table-cell>
          <table:table-cell office:value-type="float" office:value="7.173602475" calcext:value-type="float">
            <text:p>7.17360247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7.310943" calcext:value-type="float">
            <text:p>7.310943</text:p>
          </table:table-cell>
          <table:table-cell office:value-type="float" office:value="7.2002783875" calcext:value-type="float">
            <text:p>7.200278387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.310943" calcext:value-type="float">
            <text:p>7.310943</text:p>
          </table:table-cell>
          <table:table-cell office:value-type="float" office:value="7.226008875" calcext:value-type="float">
            <text:p>7.22600887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.310943" calcext:value-type="float">
            <text:p>7.310943</text:p>
          </table:table-cell>
          <table:table-cell office:value-type="float" office:value="7.2439337125" calcext:value-type="float">
            <text:p>7.2439337125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.310943" calcext:value-type="float">
            <text:p>7.310943</text:p>
          </table:table-cell>
          <table:table-cell office:value-type="float" office:value="7.2446385875" calcext:value-type="float">
            <text:p>7.244638587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.310943" calcext:value-type="float">
            <text:p>7.310943</text:p>
          </table:table-cell>
          <table:table-cell office:value-type="float" office:value="7.2166388125" calcext:value-type="float">
            <text:p>7.2166388125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.310943" calcext:value-type="float">
            <text:p>7.310943</text:p>
          </table:table-cell>
          <table:table-cell office:value-type="float" office:value="7.1886390375" calcext:value-type="float">
            <text:p>7.188639037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.310943" calcext:value-type="float">
            <text:p>7.310943</text:p>
          </table:table-cell>
          <table:table-cell office:value-type="float" office:value="7.1606392625" calcext:value-type="float">
            <text:p>7.1606392625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7.310943" calcext:value-type="float">
            <text:p>7.310943</text:p>
          </table:table-cell>
          <table:table-cell office:value-type="float" office:value="7.1326394875" calcext:value-type="float">
            <text:p>7.132639487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.310943" calcext:value-type="float">
            <text:p>7.310943</text:p>
          </table:table-cell>
          <table:table-cell office:value-type="float" office:value="7.1046397125" calcext:value-type="float">
            <text:p>7.1046397125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7.310943" calcext:value-type="float">
            <text:p>7.310943</text:p>
          </table:table-cell>
          <table:table-cell office:value-type="float" office:value="7.0552501375" calcext:value-type="float">
            <text:p>7.0552501375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.222325" calcext:value-type="float">
            <text:p>8.222325</text:p>
          </table:table-cell>
          <table:table-cell office:value-type="float" office:value="7.0312080875" calcext:value-type="float">
            <text:p>7.031208087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2.593172" calcext:value-type="float">
            <text:p>12.593172</text:p>
          </table:table-cell>
          <table:table-cell office:value-type="float" office:value="7.0082561" calcext:value-type="float">
            <text:p>7.0082561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.810961" calcext:value-type="float">
            <text:p>14.810961</text:p>
          </table:table-cell>
          <table:table-cell office:value-type="float" office:value="6.9334002375" calcext:value-type="float">
            <text:p>6.9334002375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5.370188" calcext:value-type="float">
            <text:p>15.370188</text:p>
          </table:table-cell>
          <table:table-cell office:value-type="float" office:value="6.826169725" calcext:value-type="float">
            <text:p>6.826169725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.301772" calcext:value-type="float">
            <text:p>14.301772</text:p>
          </table:table-cell>
          <table:table-cell office:value-type="float" office:value="6.7046396625" calcext:value-type="float">
            <text:p>6.7046396625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1.502241" calcext:value-type="float">
            <text:p>11.502241</text:p>
          </table:table-cell>
          <table:table-cell office:value-type="float" office:value="6.594018275" calcext:value-type="float">
            <text:p>6.59401827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445906" calcext:value-type="float">
            <text:p>6.445906</text:p>
          </table:table-cell>
          <table:table-cell office:value-type="float" office:value="6.5255848" calcext:value-type="float">
            <text:p>6.5255848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445906" calcext:value-type="float">
            <text:p>6.445906</text:p>
          </table:table-cell>
          <table:table-cell office:value-type="float" office:value="6.5330556125" calcext:value-type="float">
            <text:p>6.5330556125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445906" calcext:value-type="float">
            <text:p>6.445906</text:p>
          </table:table-cell>
          <table:table-cell office:value-type="float" office:value="6.551195125" calcext:value-type="float">
            <text:p>6.55119512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445906" calcext:value-type="float">
            <text:p>6.445906</text:p>
          </table:table-cell>
          <table:table-cell office:value-type="float" office:value="6.573120225" calcext:value-type="float">
            <text:p>6.573120225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445906" calcext:value-type="float">
            <text:p>6.445906</text:p>
          </table:table-cell>
          <table:table-cell office:value-type="float" office:value="6.590891325" calcext:value-type="float">
            <text:p>6.590891325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687294" calcext:value-type="float">
            <text:p>6.687294</text:p>
          </table:table-cell>
          <table:table-cell office:value-type="float" office:value="6.598989325" calcext:value-type="float">
            <text:p>6.598989325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.880346" calcext:value-type="float">
            <text:p>8.880346</text:p>
          </table:table-cell>
          <table:table-cell office:value-type="float" office:value="6.5939850875" calcext:value-type="float">
            <text:p>6.593985087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.433538" calcext:value-type="float">
            <text:p>8.433538</text:p>
          </table:table-cell>
          <table:table-cell office:value-type="float" office:value="6.55674585" calcext:value-type="float">
            <text:p>6.5567458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.367457" calcext:value-type="float">
            <text:p>5.367457</text:p>
          </table:table-cell>
          <table:table-cell office:value-type="float" office:value="6.5277431125" calcext:value-type="float">
            <text:p>6.5277431125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.367457" calcext:value-type="float">
            <text:p>5.367457</text:p>
          </table:table-cell>
          <table:table-cell office:value-type="float" office:value="6.5446159875" calcext:value-type="float">
            <text:p>6.544615987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.367457" calcext:value-type="float">
            <text:p>5.367457</text:p>
          </table:table-cell>
          <table:table-cell office:value-type="float" office:value="6.570361225" calcext:value-type="float">
            <text:p>6.57036122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.367457" calcext:value-type="float">
            <text:p>5.367457</text:p>
          </table:table-cell>
          <table:table-cell office:value-type="float" office:value="6.604006375" calcext:value-type="float">
            <text:p>6.604006375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.367457" calcext:value-type="float">
            <text:p>5.367457</text:p>
          </table:table-cell>
          <table:table-cell office:value-type="float" office:value="6.64297375" calcext:value-type="float">
            <text:p>6.6429737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.367457" calcext:value-type="float">
            <text:p>5.367457</text:p>
          </table:table-cell>
          <table:table-cell office:value-type="float" office:value="6.683130175" calcext:value-type="float">
            <text:p>6.68313017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.444666" calcext:value-type="float">
            <text:p>4.444666</text:p>
          </table:table-cell>
          <table:table-cell office:value-type="float" office:value="6.7192515" calcext:value-type="float">
            <text:p>6.719251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.780345" calcext:value-type="float">
            <text:p>5.780345</text:p>
          </table:table-cell>
          <table:table-cell office:value-type="float" office:value="6.758105875" calcext:value-type="float">
            <text:p>6.75810587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693456" calcext:value-type="float">
            <text:p>6.693456</text:p>
          </table:table-cell>
          <table:table-cell office:value-type="float" office:value="6.7697245375" calcext:value-type="float">
            <text:p>6.7697245375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.896762" calcext:value-type="float">
            <text:p>7.896762</text:p>
          </table:table-cell>
          <table:table-cell office:value-type="float" office:value="6.763099275" calcext:value-type="float">
            <text:p>6.76309927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.297882" calcext:value-type="float">
            <text:p>9.297882</text:p>
          </table:table-cell>
          <table:table-cell office:value-type="float" office:value="6.7425152625" calcext:value-type="float">
            <text:p>6.742515262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0.417021" calcext:value-type="float">
            <text:p>10.417021</text:p>
          </table:table-cell>
          <table:table-cell office:value-type="float" office:value="6.71129095" calcext:value-type="float">
            <text:p>6.7112909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.872812" calcext:value-type="float">
            <text:p>10.872812</text:p>
          </table:table-cell>
          <table:table-cell office:value-type="float" office:value="6.6725365875" calcext:value-type="float">
            <text:p>6.672536587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0.566458" calcext:value-type="float">
            <text:p>10.566458</text:p>
          </table:table-cell>
          <table:table-cell office:value-type="float" office:value="6.6292669" calcext:value-type="float">
            <text:p>6.6292669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.6616" calcext:value-type="float">
            <text:p>9.6616</text:p>
          </table:table-cell>
          <table:table-cell office:value-type="float" office:value="6.584028025" calcext:value-type="float">
            <text:p>6.584028025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.443789" calcext:value-type="float">
            <text:p>8.443789</text:p>
          </table:table-cell>
          <table:table-cell office:value-type="float" office:value="6.5387694" calcext:value-type="float">
            <text:p>6.5387694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.102786" calcext:value-type="float">
            <text:p>7.102786</text:p>
          </table:table-cell>
          <table:table-cell office:value-type="float" office:value="6.4964495125" calcext:value-type="float">
            <text:p>6.4964495125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.542037" calcext:value-type="float">
            <text:p>5.542037</text:p>
          </table:table-cell>
          <table:table-cell office:value-type="float" office:value="6.4647346375" calcext:value-type="float">
            <text:p>6.4647346375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.230965" calcext:value-type="float">
            <text:p>3.230965</text:p>
          </table:table-cell>
          <table:table-cell office:value-type="float" office:value="6.4567030375" calcext:value-type="float">
            <text:p>6.4567030375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.230965" calcext:value-type="float">
            <text:p>3.230965</text:p>
          </table:table-cell>
          <table:table-cell office:value-type="float" office:value="6.487925725" calcext:value-type="float">
            <text:p>6.48792572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.230965" calcext:value-type="float">
            <text:p>3.230965</text:p>
          </table:table-cell>
          <table:table-cell office:value-type="float" office:value="6.5295234" calcext:value-type="float">
            <text:p>6.5295234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.230965" calcext:value-type="float">
            <text:p>3.230965</text:p>
          </table:table-cell>
          <table:table-cell office:value-type="float" office:value="6.5784968" calcext:value-type="float">
            <text:p>6.5784968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490972" calcext:value-type="float">
            <text:p>0.490972</text:p>
          </table:table-cell>
          <table:table-cell office:value-type="float" office:value="6.631729425" calcext:value-type="float">
            <text:p>6.63172942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.587392" calcext:value-type="float">
            <text:p>5.587392</text:p>
          </table:table-cell>
          <table:table-cell office:value-type="float" office:value="6.7217422375" calcext:value-type="float">
            <text:p>6.721742237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.924694" calcext:value-type="float">
            <text:p>7.924694</text:p>
          </table:table-cell>
          <table:table-cell office:value-type="float" office:value="6.7501871125" calcext:value-type="float">
            <text:p>6.7501871125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9.122563" calcext:value-type="float">
            <text:p>9.122563</text:p>
          </table:table-cell>
          <table:table-cell office:value-type="float" office:value="6.7512399625" calcext:value-type="float">
            <text:p>6.751239962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9.305304" calcext:value-type="float">
            <text:p>9.305304</text:p>
          </table:table-cell>
          <table:table-cell office:value-type="float" office:value="6.7376489" calcext:value-type="float">
            <text:p>6.7376489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.703167" calcext:value-type="float">
            <text:p>8.703167</text:p>
          </table:table-cell>
          <table:table-cell office:value-type="float" office:value="6.7192342875" calcext:value-type="float">
            <text:p>6.719234287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.738363" calcext:value-type="float">
            <text:p>7.738363</text:p>
          </table:table-cell>
          <table:table-cell office:value-type="float" office:value="6.7025009125" calcext:value-type="float">
            <text:p>6.702500912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971752" calcext:value-type="float">
            <text:p>6.971752</text:p>
          </table:table-cell>
          <table:table-cell office:value-type="float" office:value="6.6897578" calcext:value-type="float">
            <text:p>6.6897578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806405" calcext:value-type="float">
            <text:p>6.806405</text:p>
          </table:table-cell>
          <table:table-cell office:value-type="float" office:value="6.6789383" calcext:value-type="float">
            <text:p>6.6789383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.104603" calcext:value-type="float">
            <text:p>7.104603</text:p>
          </table:table-cell>
          <table:table-cell office:value-type="float" office:value="6.666357425" calcext:value-type="float">
            <text:p>6.666357425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.371914" calcext:value-type="float">
            <text:p>7.371914</text:p>
          </table:table-cell>
          <table:table-cell office:value-type="float" office:value="6.6520011" calcext:value-type="float">
            <text:p>6.6520011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.232907" calcext:value-type="float">
            <text:p>7.232907</text:p>
          </table:table-cell>
          <table:table-cell office:value-type="float" office:value="6.640414325" calcext:value-type="float">
            <text:p>6.64041432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615159" calcext:value-type="float">
            <text:p>6.615159</text:p>
          </table:table-cell>
          <table:table-cell office:value-type="float" office:value="6.636868525" calcext:value-type="float">
            <text:p>6.636868525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.770159" calcext:value-type="float">
            <text:p>5.770159</text:p>
          </table:table-cell>
          <table:table-cell office:value-type="float" office:value="6.6438394375" calcext:value-type="float">
            <text:p>6.6438394375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.262245" calcext:value-type="float">
            <text:p>5.262245</text:p>
          </table:table-cell>
          <table:table-cell office:value-type="float" office:value="6.658543275" calcext:value-type="float">
            <text:p>6.658543275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.632405" calcext:value-type="float">
            <text:p>5.632405</text:p>
          </table:table-cell>
          <table:table-cell office:value-type="float" office:value="6.6710131875" calcext:value-type="float">
            <text:p>6.671013187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726127" calcext:value-type="float">
            <text:p>6.726127</text:p>
          </table:table-cell>
          <table:table-cell office:value-type="float" office:value="6.66664785" calcext:value-type="float">
            <text:p>6.66664785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.925842" calcext:value-type="float">
            <text:p>7.925842</text:p>
          </table:table-cell>
          <table:table-cell office:value-type="float" office:value="6.63778695" calcext:value-type="float">
            <text:p>6.6377869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8.732269" calcext:value-type="float">
            <text:p>8.732269</text:p>
          </table:table-cell>
          <table:table-cell office:value-type="float" office:value="6.591972475" calcext:value-type="float">
            <text:p>6.591972475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8.877688" calcext:value-type="float">
            <text:p>8.877688</text:p>
          </table:table-cell>
          <table:table-cell office:value-type="float" office:value="6.5457630625" calcext:value-type="float">
            <text:p>6.545763062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.299945" calcext:value-type="float">
            <text:p>8.299945</text:p>
          </table:table-cell>
          <table:table-cell office:value-type="float" office:value="6.513129475" calcext:value-type="float">
            <text:p>6.51312947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.109263" calcext:value-type="float">
            <text:p>7.109263</text:p>
          </table:table-cell>
          <table:table-cell office:value-type="float" office:value="6.5021208375" calcext:value-type="float">
            <text:p>6.502120837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.5367" calcext:value-type="float">
            <text:p>5.5367</text:p>
          </table:table-cell>
          <table:table-cell office:value-type="float" office:value="6.5150952625" calcext:value-type="float">
            <text:p>6.515095262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.884215" calcext:value-type="float">
            <text:p>3.884215</text:p>
          </table:table-cell>
          <table:table-cell office:value-type="float" office:value="6.5492141125" calcext:value-type="float">
            <text:p>6.549214112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.597373" calcext:value-type="float">
            <text:p>2.597373</text:p>
          </table:table-cell>
          <table:table-cell office:value-type="float" office:value="6.5976189875" calcext:value-type="float">
            <text:p>6.597618987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.487204" calcext:value-type="float">
            <text:p>2.487204</text:p>
          </table:table-cell>
          <table:table-cell office:value-type="float" office:value="6.6502295" calcext:value-type="float">
            <text:p>6.650229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.585465" calcext:value-type="float">
            <text:p>3.585465</text:p>
          </table:table-cell>
          <table:table-cell office:value-type="float" office:value="6.692325925" calcext:value-type="float">
            <text:p>6.692325925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.030904" calcext:value-type="float">
            <text:p>5.030904</text:p>
          </table:table-cell>
          <table:table-cell office:value-type="float" office:value="6.7161626625" calcext:value-type="float">
            <text:p>6.716162662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389605" calcext:value-type="float">
            <text:p>6.389605</text:p>
          </table:table-cell>
          <table:table-cell office:value-type="float" office:value="6.7273331375" calcext:value-type="float">
            <text:p>6.7273331375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.481559" calcext:value-type="float">
            <text:p>7.481559</text:p>
          </table:table-cell>
          <table:table-cell office:value-type="float" office:value="6.731202175" calcext:value-type="float">
            <text:p>6.73120217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.266167" calcext:value-type="float">
            <text:p>8.266167</text:p>
          </table:table-cell>
          <table:table-cell office:value-type="float" office:value="6.7289001125" calcext:value-type="float">
            <text:p>6.728900112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.81114" calcext:value-type="float">
            <text:p>8.81114</text:p>
          </table:table-cell>
          <table:table-cell office:value-type="float" office:value="6.7192286" calcext:value-type="float">
            <text:p>6.7192286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.206772" calcext:value-type="float">
            <text:p>9.206772</text:p>
          </table:table-cell>
          <table:table-cell office:value-type="float" office:value="6.7005266625" calcext:value-type="float">
            <text:p>6.7005266625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9.445016" calcext:value-type="float">
            <text:p>9.445016</text:p>
          </table:table-cell>
          <table:table-cell office:value-type="float" office:value="6.6720218375" calcext:value-type="float">
            <text:p>6.6720218375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.369382" calcext:value-type="float">
            <text:p>9.369382</text:p>
          </table:table-cell>
          <table:table-cell office:value-type="float" office:value="6.6349590625" calcext:value-type="float">
            <text:p>6.634959062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.74493" calcext:value-type="float">
            <text:p>8.74493</text:p>
          </table:table-cell>
          <table:table-cell office:value-type="float" office:value="6.5934025375" calcext:value-type="float">
            <text:p>6.593402537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.367333" calcext:value-type="float">
            <text:p>7.367333</text:p>
          </table:table-cell>
          <table:table-cell office:value-type="float" office:value="6.5548605375" calcext:value-type="float">
            <text:p>6.5548605375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.070961" calcext:value-type="float">
            <text:p>5.070961</text:p>
          </table:table-cell>
          <table:table-cell office:value-type="float" office:value="6.530980825" calcext:value-type="float">
            <text:p>6.53098082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.070961" calcext:value-type="float">
            <text:p>5.070961</text:p>
          </table:table-cell>
          <table:table-cell office:value-type="float" office:value="6.5378147375" calcext:value-type="float">
            <text:p>6.5378147375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.070961" calcext:value-type="float">
            <text:p>5.070961</text:p>
          </table:table-cell>
          <table:table-cell office:value-type="float" office:value="6.5515265" calcext:value-type="float">
            <text:p>6.551526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.070961" calcext:value-type="float">
            <text:p>5.070961</text:p>
          </table:table-cell>
          <table:table-cell office:value-type="float" office:value="6.5741560625" calcext:value-type="float">
            <text:p>6.574156062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.070961" calcext:value-type="float">
            <text:p>5.070961</text:p>
          </table:table-cell>
          <table:table-cell office:value-type="float" office:value="6.604163075" calcext:value-type="float">
            <text:p>6.60416307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.359777" calcext:value-type="float">
            <text:p>3.359777</text:p>
          </table:table-cell>
          <table:table-cell office:value-type="float" office:value="6.6378376875" calcext:value-type="float">
            <text:p>6.637837687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.387579" calcext:value-type="float">
            <text:p>5.387579</text:p>
          </table:table-cell>
          <table:table-cell office:value-type="float" office:value="6.6925580125" calcext:value-type="float">
            <text:p>6.6925580125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386166" calcext:value-type="float">
            <text:p>6.386166</text:p>
          </table:table-cell>
          <table:table-cell office:value-type="float" office:value="6.718565675" calcext:value-type="float">
            <text:p>6.71856567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604703" calcext:value-type="float">
            <text:p>6.604703</text:p>
          </table:table-cell>
          <table:table-cell office:value-type="float" office:value="6.7270399375" calcext:value-type="float">
            <text:p>6.727039937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23252" calcext:value-type="float">
            <text:p>6.23252</text:p>
          </table:table-cell>
          <table:table-cell office:value-type="float" office:value="6.727067775" calcext:value-type="float">
            <text:p>6.727067775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.647783" calcext:value-type="float">
            <text:p>5.647783</text:p>
          </table:table-cell>
          <table:table-cell office:value-type="float" office:value="6.7262356" calcext:value-type="float">
            <text:p>6.7262356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.452061" calcext:value-type="float">
            <text:p>5.452061</text:p>
          </table:table-cell>
          <table:table-cell office:value-type="float" office:value="6.728794575" calcext:value-type="float">
            <text:p>6.72879457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027563" calcext:value-type="float">
            <text:p>6.027563</text:p>
          </table:table-cell>
          <table:table-cell office:value-type="float" office:value="6.733369" calcext:value-type="float">
            <text:p>6.733369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.043571" calcext:value-type="float">
            <text:p>7.043571</text:p>
          </table:table-cell>
          <table:table-cell office:value-type="float" office:value="6.7346473875" calcext:value-type="float">
            <text:p>6.734647387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.897067" calcext:value-type="float">
            <text:p>7.897067</text:p>
          </table:table-cell>
          <table:table-cell office:value-type="float" office:value="6.7299213875" calcext:value-type="float">
            <text:p>6.7299213875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.199914" calcext:value-type="float">
            <text:p>8.199914</text:p>
          </table:table-cell>
          <table:table-cell office:value-type="float" office:value="6.7210879375" calcext:value-type="float">
            <text:p>6.7210879375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.867594" calcext:value-type="float">
            <text:p>7.867594</text:p>
          </table:table-cell>
          <table:table-cell office:value-type="float" office:value="6.71230525" calcext:value-type="float">
            <text:p>6.71230525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.093746" calcext:value-type="float">
            <text:p>7.093746</text:p>
          </table:table-cell>
          <table:table-cell office:value-type="float" office:value="6.707356375" calcext:value-type="float">
            <text:p>6.70735637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286955" calcext:value-type="float">
            <text:p>6.286955</text:p>
          </table:table-cell>
          <table:table-cell office:value-type="float" office:value="6.7074913625" calcext:value-type="float">
            <text:p>6.707491362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.901207" calcext:value-type="float">
            <text:p>5.901207</text:p>
          </table:table-cell>
          <table:table-cell office:value-type="float" office:value="6.710282925" calcext:value-type="float">
            <text:p>6.710282925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113319" calcext:value-type="float">
            <text:p>6.113319</text:p>
          </table:table-cell>
          <table:table-cell office:value-type="float" office:value="6.7111462" calcext:value-type="float">
            <text:p>6.7111462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717287" calcext:value-type="float">
            <text:p>6.717287</text:p>
          </table:table-cell>
          <table:table-cell office:value-type="float" office:value="6.7085046125" calcext:value-type="float">
            <text:p>6.7085046125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.427076" calcext:value-type="float">
            <text:p>7.427076</text:p>
          </table:table-cell>
          <table:table-cell office:value-type="float" office:value="6.7062016375" calcext:value-type="float">
            <text:p>6.706201637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.059069" calcext:value-type="float">
            <text:p>8.059069</text:p>
          </table:table-cell>
          <table:table-cell office:value-type="float" office:value="6.7083752625" calcext:value-type="float">
            <text:p>6.7083752625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.484847" calcext:value-type="float">
            <text:p>8.484847</text:p>
          </table:table-cell>
          <table:table-cell office:value-type="float" office:value="6.71525225" calcext:value-type="float">
            <text:p>6.71525225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.579971" calcext:value-type="float">
            <text:p>8.579971</text:p>
          </table:table-cell>
          <table:table-cell office:value-type="float" office:value="6.7234661375" calcext:value-type="float">
            <text:p>6.7234661375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.257163" calcext:value-type="float">
            <text:p>8.257163</text:p>
          </table:table-cell>
          <table:table-cell office:value-type="float" office:value="6.7281657" calcext:value-type="float">
            <text:p>6.7281657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.553016" calcext:value-type="float">
            <text:p>7.553016</text:p>
          </table:table-cell>
          <table:table-cell office:value-type="float" office:value="6.7249044625" calcext:value-type="float">
            <text:p>6.7249044625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709838" calcext:value-type="float">
            <text:p>6.709838</text:p>
          </table:table-cell>
          <table:table-cell office:value-type="float" office:value="6.7106772375" calcext:value-type="float">
            <text:p>6.7106772375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163435" calcext:value-type="float">
            <text:p>6.163435</text:p>
          </table:table-cell>
          <table:table-cell office:value-type="float" office:value="6.685045175" calcext:value-type="float">
            <text:p>6.685045175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250041" calcext:value-type="float">
            <text:p>6.250041</text:p>
          </table:table-cell>
          <table:table-cell office:value-type="float" office:value="6.654871" calcext:value-type="float">
            <text:p>6.654871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799937" calcext:value-type="float">
            <text:p>6.799937</text:p>
          </table:table-cell>
          <table:table-cell office:value-type="float" office:value="6.634162375" calcext:value-type="float">
            <text:p>6.634162375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.316672" calcext:value-type="float">
            <text:p>7.316672</text:p>
          </table:table-cell>
          <table:table-cell office:value-type="float" office:value="6.6273486875" calcext:value-type="float">
            <text:p>6.627348687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.411237" calcext:value-type="float">
            <text:p>7.411237</text:p>
          </table:table-cell>
          <table:table-cell office:value-type="float" office:value="6.6329039625" calcext:value-type="float">
            <text:p>6.6329039625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947348" calcext:value-type="float">
            <text:p>6.947348</text:p>
          </table:table-cell>
          <table:table-cell office:value-type="float" office:value="6.6496633875" calcext:value-type="float">
            <text:p>6.6496633875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04091" calcext:value-type="float">
            <text:p>6.04091</text:p>
          </table:table-cell>
          <table:table-cell office:value-type="float" office:value="6.6773338625" calcext:value-type="float">
            <text:p>6.677333862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.058198" calcext:value-type="float">
            <text:p>5.058198</text:p>
          </table:table-cell>
          <table:table-cell office:value-type="float" office:value="6.715261075" calcext:value-type="float">
            <text:p>6.71526107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.565596" calcext:value-type="float">
            <text:p>4.565596</text:p>
          </table:table-cell>
          <table:table-cell office:value-type="float" office:value="6.7601398" calcext:value-type="float">
            <text:p>6.7601398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.899509" calcext:value-type="float">
            <text:p>4.899509</text:p>
          </table:table-cell>
          <table:table-cell office:value-type="float" office:value="6.803343525" calcext:value-type="float">
            <text:p>6.80334352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.72878" calcext:value-type="float">
            <text:p>5.72878</text:p>
          </table:table-cell>
          <table:table-cell office:value-type="float" office:value="6.8330042625" calcext:value-type="float">
            <text:p>6.833004262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558779" calcext:value-type="float">
            <text:p>6.558779</text:p>
          </table:table-cell>
          <table:table-cell office:value-type="float" office:value="6.8418172625" calcext:value-type="float">
            <text:p>6.8418172625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.148837" calcext:value-type="float">
            <text:p>7.148837</text:p>
          </table:table-cell>
          <table:table-cell office:value-type="float" office:value="6.8296405125" calcext:value-type="float">
            <text:p>6.8296405125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.489575" calcext:value-type="float">
            <text:p>7.489575</text:p>
          </table:table-cell>
          <table:table-cell office:value-type="float" office:value="6.8019153" calcext:value-type="float">
            <text:p>6.8019153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.691997" calcext:value-type="float">
            <text:p>7.691997</text:p>
          </table:table-cell>
          <table:table-cell office:value-type="float" office:value="6.76749115" calcext:value-type="float">
            <text:p>6.76749115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.862982" calcext:value-type="float">
            <text:p>7.862982</text:p>
          </table:table-cell>
          <table:table-cell office:value-type="float" office:value="6.7340908375" calcext:value-type="float">
            <text:p>6.7340908375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.008922" calcext:value-type="float">
            <text:p>8.008922</text:p>
          </table:table-cell>
          <table:table-cell office:value-type="float" office:value="6.7042628125" calcext:value-type="float">
            <text:p>6.7042628125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.035278" calcext:value-type="float">
            <text:p>8.035278</text:p>
          </table:table-cell>
          <table:table-cell office:value-type="float" office:value="6.67652815" calcext:value-type="float">
            <text:p>6.67652815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.832135" calcext:value-type="float">
            <text:p>7.832135</text:p>
          </table:table-cell>
          <table:table-cell office:value-type="float" office:value="6.6493559875" calcext:value-type="float">
            <text:p>6.6493559875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.364497" calcext:value-type="float">
            <text:p>7.364497</text:p>
          </table:table-cell>
          <table:table-cell office:value-type="float" office:value="6.6244814125" calcext:value-type="float">
            <text:p>6.6244814125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718914" calcext:value-type="float">
            <text:p>6.718914</text:p>
          </table:table-cell>
          <table:table-cell office:value-type="float" office:value="6.6078138625" calcext:value-type="float">
            <text:p>6.6078138625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106192" calcext:value-type="float">
            <text:p>6.106192</text:p>
          </table:table-cell>
          <table:table-cell office:value-type="float" office:value="6.606430725" calcext:value-type="float">
            <text:p>6.606430725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.799935" calcext:value-type="float">
            <text:p>5.799935</text:p>
          </table:table-cell>
          <table:table-cell office:value-type="float" office:value="6.6230431625" calcext:value-type="float">
            <text:p>6.6230431625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.956097" calcext:value-type="float">
            <text:p>5.956097</text:p>
          </table:table-cell>
          <table:table-cell office:value-type="float" office:value="6.6528621375" calcext:value-type="float">
            <text:p>6.652862137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444972" calcext:value-type="float">
            <text:p>6.444972</text:p>
          </table:table-cell>
          <table:table-cell office:value-type="float" office:value="6.685461225" calcext:value-type="float">
            <text:p>6.685461225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949243" calcext:value-type="float">
            <text:p>6.949243</text:p>
          </table:table-cell>
          <table:table-cell office:value-type="float" office:value="6.709983125" calcext:value-type="float">
            <text:p>6.709983125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.172832" calcext:value-type="float">
            <text:p>7.172832</text:p>
          </table:table-cell>
          <table:table-cell office:value-type="float" office:value="6.7193845125" calcext:value-type="float">
            <text:p>6.7193845125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946466" calcext:value-type="float">
            <text:p>6.946466</text:p>
          </table:table-cell>
          <table:table-cell office:value-type="float" office:value="6.712027375" calcext:value-type="float">
            <text:p>6.71202737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259838" calcext:value-type="float">
            <text:p>6.259838</text:p>
          </table:table-cell>
          <table:table-cell office:value-type="float" office:value="6.6918504875" calcext:value-type="float">
            <text:p>6.6918504875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.283178" calcext:value-type="float">
            <text:p>5.283178</text:p>
          </table:table-cell>
          <table:table-cell office:value-type="float" office:value="6.6679566375" calcext:value-type="float">
            <text:p>6.667956637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.417255" calcext:value-type="float">
            <text:p>4.417255</text:p>
          </table:table-cell>
          <table:table-cell office:value-type="float" office:value="6.652327075" calcext:value-type="float">
            <text:p>6.652327075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.260684" calcext:value-type="float">
            <text:p>4.260684</text:p>
          </table:table-cell>
          <table:table-cell office:value-type="float" office:value="6.65247215" calcext:value-type="float">
            <text:p>6.65247215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.035516" calcext:value-type="float">
            <text:p>5.035516</text:p>
          </table:table-cell>
          <table:table-cell office:value-type="float" office:value="6.66470655" calcext:value-type="float">
            <text:p>6.66470655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267001" calcext:value-type="float">
            <text:p>6.267001</text:p>
          </table:table-cell>
          <table:table-cell office:value-type="float" office:value="6.6796993" calcext:value-type="float">
            <text:p>6.6796993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.419254" calcext:value-type="float">
            <text:p>7.419254</text:p>
          </table:table-cell>
          <table:table-cell office:value-type="float" office:value="6.6925356875" calcext:value-type="float">
            <text:p>6.6925356875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.147217" calcext:value-type="float">
            <text:p>8.147217</text:p>
          </table:table-cell>
          <table:table-cell office:value-type="float" office:value="6.7032577625" calcext:value-type="float">
            <text:p>6.703257762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.266208" calcext:value-type="float">
            <text:p>8.266208</text:p>
          </table:table-cell>
          <table:table-cell office:value-type="float" office:value="6.713775425" calcext:value-type="float">
            <text:p>6.713775425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.756605" calcext:value-type="float">
            <text:p>7.756605</text:p>
          </table:table-cell>
          <table:table-cell office:value-type="float" office:value="6.7257209875" calcext:value-type="float">
            <text:p>6.7257209875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806214" calcext:value-type="float">
            <text:p>6.806214</text:p>
          </table:table-cell>
          <table:table-cell office:value-type="float" office:value="6.73910805" calcext:value-type="float">
            <text:p>6.7391080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.854918" calcext:value-type="float">
            <text:p>5.854918</text:p>
          </table:table-cell>
          <table:table-cell office:value-type="float" office:value="6.7512131125" calcext:value-type="float">
            <text:p>6.751213112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.492404" calcext:value-type="float">
            <text:p>5.492404</text:p>
          </table:table-cell>
          <table:table-cell office:value-type="float" office:value="6.7555283" calcext:value-type="float">
            <text:p>6.7555283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.924542" calcext:value-type="float">
            <text:p>5.924542</text:p>
          </table:table-cell>
          <table:table-cell office:value-type="float" office:value="6.74300405" calcext:value-type="float">
            <text:p>6.74300405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699128" calcext:value-type="float">
            <text:p>6.699128</text:p>
          </table:table-cell>
          <table:table-cell office:value-type="float" office:value="6.7123319625" calcext:value-type="float">
            <text:p>6.7123319625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.297394" calcext:value-type="float">
            <text:p>7.297394</text:p>
          </table:table-cell>
          <table:table-cell office:value-type="float" office:value="6.6775982375" calcext:value-type="float">
            <text:p>6.6775982375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.492446" calcext:value-type="float">
            <text:p>7.492446</text:p>
          </table:table-cell>
          <table:table-cell office:value-type="float" office:value="6.6502270375" calcext:value-type="float">
            <text:p>6.650227037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.314985" calcext:value-type="float">
            <text:p>7.314985</text:p>
          </table:table-cell>
          <table:table-cell office:value-type="float" office:value="6.6335210875" calcext:value-type="float">
            <text:p>6.6335210875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926386" calcext:value-type="float">
            <text:p>6.926386</text:p>
          </table:table-cell>
          <table:table-cell office:value-type="float" office:value="6.627097125" calcext:value-type="float">
            <text:p>6.627097125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479994" calcext:value-type="float">
            <text:p>6.479994</text:p>
          </table:table-cell>
          <table:table-cell office:value-type="float" office:value="6.6293833" calcext:value-type="float">
            <text:p>6.6293833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04486" calcext:value-type="float">
            <text:p>6.04486</text:p>
          </table:table-cell>
          <table:table-cell office:value-type="float" office:value="6.6395111375" calcext:value-type="float">
            <text:p>6.6395111375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.66157" calcext:value-type="float">
            <text:p>5.66157</text:p>
          </table:table-cell>
          <table:table-cell office:value-type="float" office:value="6.6581083" calcext:value-type="float">
            <text:p>6.6581083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.456956" calcext:value-type="float">
            <text:p>5.456956</text:p>
          </table:table-cell>
          <table:table-cell office:value-type="float" office:value="6.6857537875" calcext:value-type="float">
            <text:p>6.6857537875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.617674" calcext:value-type="float">
            <text:p>5.617674</text:p>
          </table:table-cell>
          <table:table-cell office:value-type="float" office:value="6.7199539" calcext:value-type="float">
            <text:p>6.7199539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167902" calcext:value-type="float">
            <text:p>6.167902</text:p>
          </table:table-cell>
          <table:table-cell office:value-type="float" office:value="6.753720725" calcext:value-type="float">
            <text:p>6.753720725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881326" calcext:value-type="float">
            <text:p>6.881326</text:p>
          </table:table-cell>
          <table:table-cell office:value-type="float" office:value="6.7781333" calcext:value-type="float">
            <text:p>6.7781333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.471522" calcext:value-type="float">
            <text:p>7.471522</text:p>
          </table:table-cell>
          <table:table-cell office:value-type="float" office:value="6.786660925" calcext:value-type="float">
            <text:p>6.786660925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.76493" calcext:value-type="float">
            <text:p>7.76493</text:p>
          </table:table-cell>
          <table:table-cell office:value-type="float" office:value="6.7775530625" calcext:value-type="float">
            <text:p>6.777553062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.737403" calcext:value-type="float">
            <text:p>7.737403</text:p>
          </table:table-cell>
          <table:table-cell office:value-type="float" office:value="6.754466775" calcext:value-type="float">
            <text:p>6.754466775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.468192" calcext:value-type="float">
            <text:p>7.468192</text:p>
          </table:table-cell>
          <table:table-cell office:value-type="float" office:value="6.7261319125" calcext:value-type="float">
            <text:p>6.726131912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.064107" calcext:value-type="float">
            <text:p>7.064107</text:p>
          </table:table-cell>
          <table:table-cell office:value-type="float" office:value="6.7030848" calcext:value-type="float">
            <text:p>6.7030848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60693" calcext:value-type="float">
            <text:p>6.60693</text:p>
          </table:table-cell>
          <table:table-cell office:value-type="float" office:value="6.691707925" calcext:value-type="float">
            <text:p>6.691707925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165946" calcext:value-type="float">
            <text:p>6.165946</text:p>
          </table:table-cell>
          <table:table-cell office:value-type="float" office:value="6.6918238625" calcext:value-type="float">
            <text:p>6.691823862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.852501" calcext:value-type="float">
            <text:p>5.852501</text:p>
          </table:table-cell>
          <table:table-cell office:value-type="float" office:value="6.6984104375" calcext:value-type="float">
            <text:p>6.6984104375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.818015" calcext:value-type="float">
            <text:p>5.818015</text:p>
          </table:table-cell>
          <table:table-cell office:value-type="float" office:value="6.7038613" calcext:value-type="float">
            <text:p>6.7038613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129834" calcext:value-type="float">
            <text:p>6.129834</text:p>
          </table:table-cell>
          <table:table-cell office:value-type="float" office:value="6.7004481375" calcext:value-type="float">
            <text:p>6.700448137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665491" calcext:value-type="float">
            <text:p>6.665491</text:p>
          </table:table-cell>
          <table:table-cell office:value-type="float" office:value="6.6847550625" calcext:value-type="float">
            <text:p>6.6847550625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.190391" calcext:value-type="float">
            <text:p>7.190391</text:p>
          </table:table-cell>
          <table:table-cell office:value-type="float" office:value="6.662374475" calcext:value-type="float">
            <text:p>6.662374475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.497299" calcext:value-type="float">
            <text:p>7.497299</text:p>
          </table:table-cell>
          <table:table-cell office:value-type="float" office:value="6.6444802" calcext:value-type="float">
            <text:p>6.6444802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.471684" calcext:value-type="float">
            <text:p>7.471684</text:p>
          </table:table-cell>
          <table:table-cell office:value-type="float" office:value="6.639458575" calcext:value-type="float">
            <text:p>6.639458575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.104545" calcext:value-type="float">
            <text:p>7.104545</text:p>
          </table:table-cell>
          <table:table-cell office:value-type="float" office:value="6.65081655" calcext:value-type="float">
            <text:p>6.65081655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51028" calcext:value-type="float">
            <text:p>6.51028</text:p>
          </table:table-cell>
          <table:table-cell office:value-type="float" office:value="6.6781343375" calcext:value-type="float">
            <text:p>6.6781343375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.970269" calcext:value-type="float">
            <text:p>5.970269</text:p>
          </table:table-cell>
          <table:table-cell office:value-type="float" office:value="6.717583325" calcext:value-type="float">
            <text:p>6.717583325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.901992" calcext:value-type="float">
            <text:p>5.901992</text:p>
          </table:table-cell>
          <table:table-cell office:value-type="float" office:value="6.7616162375" calcext:value-type="float">
            <text:p>6.761616237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533049" calcext:value-type="float">
            <text:p>6.533049</text:p>
          </table:table-cell>
          <table:table-cell office:value-type="float" office:value="6.798846325" calcext:value-type="float">
            <text:p>6.798846325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.600966" calcext:value-type="float">
            <text:p>7.600966</text:p>
          </table:table-cell>
          <table:table-cell office:value-type="float" office:value="6.817576625" calcext:value-type="float">
            <text:p>6.81757662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.609228" calcext:value-type="float">
            <text:p>8.609228</text:p>
          </table:table-cell>
          <table:table-cell office:value-type="float" office:value="6.8122761125" calcext:value-type="float">
            <text:p>6.8122761125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9.141958" calcext:value-type="float">
            <text:p>9.141958</text:p>
          </table:table-cell>
          <table:table-cell office:value-type="float" office:value="6.785783825" calcext:value-type="float">
            <text:p>6.785783825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8.955936" calcext:value-type="float">
            <text:p>8.955936</text:p>
          </table:table-cell>
          <table:table-cell office:value-type="float" office:value="6.7468257875" calcext:value-type="float">
            <text:p>6.7468257875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.996264" calcext:value-type="float">
            <text:p>7.996264</text:p>
          </table:table-cell>
          <table:table-cell office:value-type="float" office:value="6.7066917375" calcext:value-type="float">
            <text:p>6.7066917375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414838" calcext:value-type="float">
            <text:p>6.414838</text:p>
          </table:table-cell>
          <table:table-cell office:value-type="float" office:value="6.6768111625" calcext:value-type="float">
            <text:p>6.676811162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.659273" calcext:value-type="float">
            <text:p>4.659273</text:p>
          </table:table-cell>
          <table:table-cell office:value-type="float" office:value="6.6667506" calcext:value-type="float">
            <text:p>6.6667506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.749501" calcext:value-type="float">
            <text:p>3.749501</text:p>
          </table:table-cell>
          <table:table-cell office:value-type="float" office:value="6.680751825" calcext:value-type="float">
            <text:p>6.680751825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.593351" calcext:value-type="float">
            <text:p>4.593351</text:p>
          </table:table-cell>
          <table:table-cell office:value-type="float" office:value="6.7100493375" calcext:value-type="float">
            <text:p>6.710049337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254842" calcext:value-type="float">
            <text:p>6.254842</text:p>
          </table:table-cell>
          <table:table-cell office:value-type="float" office:value="6.7334996625" calcext:value-type="float">
            <text:p>6.7334996625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.761094" calcext:value-type="float">
            <text:p>7.761094</text:p>
          </table:table-cell>
          <table:table-cell office:value-type="float" office:value="6.7403995625" calcext:value-type="float">
            <text:p>6.7403995625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.751991" calcext:value-type="float">
            <text:p>8.751991</text:p>
          </table:table-cell>
          <table:table-cell office:value-type="float" office:value="6.7315049125" calcext:value-type="float">
            <text:p>6.7315049125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9.160986" calcext:value-type="float">
            <text:p>9.160986</text:p>
          </table:table-cell>
          <table:table-cell office:value-type="float" office:value="6.71230265" calcext:value-type="float">
            <text:p>6.71230265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9.075087" calcext:value-type="float">
            <text:p>9.075087</text:p>
          </table:table-cell>
          <table:table-cell office:value-type="float" office:value="6.6898120625" calcext:value-type="float">
            <text:p>6.6898120625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.648496" calcext:value-type="float">
            <text:p>8.648496</text:p>
          </table:table-cell>
          <table:table-cell office:value-type="float" office:value="6.6699859125" calcext:value-type="float">
            <text:p>6.6699859125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.021894" calcext:value-type="float">
            <text:p>8.021894</text:p>
          </table:table-cell>
          <table:table-cell office:value-type="float" office:value="6.655425125" calcext:value-type="float">
            <text:p>6.65542512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.272368" calcext:value-type="float">
            <text:p>7.272368</text:p>
          </table:table-cell>
          <table:table-cell office:value-type="float" office:value="6.644736275" calcext:value-type="float">
            <text:p>6.644736275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43382" calcext:value-type="float">
            <text:p>6.43382</text:p>
          </table:table-cell>
          <table:table-cell office:value-type="float" office:value="6.6342035125" calcext:value-type="float">
            <text:p>6.6342035125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.584639" calcext:value-type="float">
            <text:p>5.584639</text:p>
          </table:table-cell>
          <table:table-cell office:value-type="float" office:value="6.6211194125" calcext:value-type="float">
            <text:p>6.6211194125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.93082" calcext:value-type="float">
            <text:p>4.93082</text:p>
          </table:table-cell>
          <table:table-cell office:value-type="float" office:value="6.6079416375" calcext:value-type="float">
            <text:p>6.6079416375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.735643" calcext:value-type="float">
            <text:p>4.735643</text:p>
          </table:table-cell>
          <table:table-cell office:value-type="float" office:value="6.6037644125" calcext:value-type="float">
            <text:p>6.6037644125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.019972" calcext:value-type="float">
            <text:p>5.019972</text:p>
          </table:table-cell>
          <table:table-cell office:value-type="float" office:value="6.6143334875" calcext:value-type="float">
            <text:p>6.6143334875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.47674" calcext:value-type="float">
            <text:p>5.47674</text:p>
          </table:table-cell>
          <table:table-cell office:value-type="float" office:value="6.63542895" calcext:value-type="float">
            <text:p>6.63542895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.790149" calcext:value-type="float">
            <text:p>5.790149</text:p>
          </table:table-cell>
          <table:table-cell office:value-type="float" office:value="6.6591408875" calcext:value-type="float">
            <text:p>6.6591408875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.861505" calcext:value-type="float">
            <text:p>5.861505</text:p>
          </table:table-cell>
          <table:table-cell office:value-type="float" office:value="6.6782113625" calcext:value-type="float">
            <text:p>6.6782113625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.842169" calcext:value-type="float">
            <text:p>5.842169</text:p>
          </table:table-cell>
          <table:table-cell office:value-type="float" office:value="6.686781075" calcext:value-type="float">
            <text:p>6.686781075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031093" calcext:value-type="float">
            <text:p>6.031093</text:p>
          </table:table-cell>
          <table:table-cell office:value-type="float" office:value="6.6808857625" calcext:value-type="float">
            <text:p>6.6808857625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608263" calcext:value-type="float">
            <text:p>6.608263</text:p>
          </table:table-cell>
          <table:table-cell office:value-type="float" office:value="6.661601425" calcext:value-type="float">
            <text:p>6.661601425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.435187" calcext:value-type="float">
            <text:p>7.435187</text:p>
          </table:table-cell>
          <table:table-cell office:value-type="float" office:value="6.6385800375" calcext:value-type="float">
            <text:p>6.6385800375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.185453" calcext:value-type="float">
            <text:p>8.185453</text:p>
          </table:table-cell>
          <table:table-cell office:value-type="float" office:value="6.6211810875" calcext:value-type="float">
            <text:p>6.6211810875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.564024" calcext:value-type="float">
            <text:p>8.564024</text:p>
          </table:table-cell>
          <table:table-cell office:value-type="float" office:value="6.6122469" calcext:value-type="float">
            <text:p>6.6122469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.406724" calcext:value-type="float">
            <text:p>8.406724</text:p>
          </table:table-cell>
          <table:table-cell office:value-type="float" office:value="6.61172095" calcext:value-type="float">
            <text:p>6.61172095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.701354" calcext:value-type="float">
            <text:p>7.701354</text:p>
          </table:table-cell>
          <table:table-cell office:value-type="float" office:value="6.6191503875" calcext:value-type="float">
            <text:p>6.6191503875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584261" calcext:value-type="float">
            <text:p>6.584261</text:p>
          </table:table-cell>
          <table:table-cell office:value-type="float" office:value="6.6343248875" calcext:value-type="float">
            <text:p>6.6343248875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.332315" calcext:value-type="float">
            <text:p>5.332315</text:p>
          </table:table-cell>
          <table:table-cell office:value-type="float" office:value="6.6568553625" calcext:value-type="float">
            <text:p>6.6568553625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.34833" calcext:value-type="float">
            <text:p>4.34833</text:p>
          </table:table-cell>
          <table:table-cell office:value-type="float" office:value="6.684793525" calcext:value-type="float">
            <text:p>6.684793525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.032813" calcext:value-type="float">
            <text:p>4.032813</text:p>
          </table:table-cell>
          <table:table-cell office:value-type="float" office:value="6.7124996125" calcext:value-type="float">
            <text:p>6.7124996125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.428861" calcext:value-type="float">
            <text:p>4.428861</text:p>
          </table:table-cell>
          <table:table-cell office:value-type="float" office:value="6.7297782375" calcext:value-type="float">
            <text:p>6.729778237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.239436" calcext:value-type="float">
            <text:p>5.239436</text:p>
          </table:table-cell>
          <table:table-cell office:value-type="float" office:value="6.7261617375" calcext:value-type="float">
            <text:p>6.726161737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234936" calcext:value-type="float">
            <text:p>6.234936</text:p>
          </table:table-cell>
          <table:table-cell office:value-type="float" office:value="6.6971405625" calcext:value-type="float">
            <text:p>6.6971405625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.293912" calcext:value-type="float">
            <text:p>7.293912</text:p>
          </table:table-cell>
          <table:table-cell office:value-type="float" office:value="6.6499126625" calcext:value-type="float">
            <text:p>6.6499126625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.27702" calcext:value-type="float">
            <text:p>8.27702</text:p>
          </table:table-cell>
          <table:table-cell office:value-type="float" office:value="6.6010269" calcext:value-type="float">
            <text:p>6.6010269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.98863" calcext:value-type="float">
            <text:p>8.98863</text:p>
          </table:table-cell>
          <table:table-cell office:value-type="float" office:value="6.55911305" calcext:value-type="float">
            <text:p>6.55911305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9.221853" calcext:value-type="float">
            <text:p>9.221853</text:p>
          </table:table-cell>
          <table:table-cell office:value-type="float" office:value="6.5273063125" calcext:value-type="float">
            <text:p>6.527306312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.82757" calcext:value-type="float">
            <text:p>8.82757</text:p>
          </table:table-cell>
          <table:table-cell office:value-type="float" office:value="6.5080103625" calcext:value-type="float">
            <text:p>6.5080103625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.774619" calcext:value-type="float">
            <text:p>7.774619</text:p>
          </table:table-cell>
          <table:table-cell office:value-type="float" office:value="6.5036889625" calcext:value-type="float">
            <text:p>6.5036889625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200133" calcext:value-type="float">
            <text:p>6.200133</text:p>
          </table:table-cell>
          <table:table-cell office:value-type="float" office:value="6.5158741375" calcext:value-type="float">
            <text:p>6.515874137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.490464" calcext:value-type="float">
            <text:p>4.490464</text:p>
          </table:table-cell>
          <table:table-cell office:value-type="float" office:value="6.5434244625" calcext:value-type="float">
            <text:p>6.5434244625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.470775" calcext:value-type="float">
            <text:p>3.470775</text:p>
          </table:table-cell>
          <table:table-cell office:value-type="float" office:value="6.580294625" calcext:value-type="float">
            <text:p>6.580294625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.92043" calcext:value-type="float">
            <text:p>3.92043</text:p>
          </table:table-cell>
          <table:table-cell office:value-type="float" office:value="6.6119295125" calcext:value-type="float">
            <text:p>6.6119295125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.107698" calcext:value-type="float">
            <text:p>5.107698</text:p>
          </table:table-cell>
          <table:table-cell office:value-type="float" office:value="6.619337875" calcext:value-type="float">
            <text:p>6.619337875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15597" calcext:value-type="float">
            <text:p>6.15597</text:p>
          </table:table-cell>
          <table:table-cell office:value-type="float" office:value="6.603394325" calcext:value-type="float">
            <text:p>6.603394325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801068" calcext:value-type="float">
            <text:p>6.801068</text:p>
          </table:table-cell>
          <table:table-cell office:value-type="float" office:value="6.5826294" calcext:value-type="float">
            <text:p>6.5826294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.10928" calcext:value-type="float">
            <text:p>7.10928</text:p>
          </table:table-cell>
          <table:table-cell office:value-type="float" office:value="6.5690649" calcext:value-type="float">
            <text:p>6.5690649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.290221" calcext:value-type="float">
            <text:p>7.290221</text:p>
          </table:table-cell>
          <table:table-cell office:value-type="float" office:value="6.56450975" calcext:value-type="float">
            <text:p>6.56450975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.532633" calcext:value-type="float">
            <text:p>7.532633</text:p>
          </table:table-cell>
          <table:table-cell office:value-type="float" office:value="6.5652362125" calcext:value-type="float">
            <text:p>6.5652362125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.873209" calcext:value-type="float">
            <text:p>7.873209</text:p>
          </table:table-cell>
          <table:table-cell office:value-type="float" office:value="6.5661170125" calcext:value-type="float">
            <text:p>6.5661170125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8.192965" calcext:value-type="float">
            <text:p>8.192965</text:p>
          </table:table-cell>
          <table:table-cell office:value-type="float" office:value="6.5644430375" calcext:value-type="float">
            <text:p>6.5644430375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.31902" calcext:value-type="float">
            <text:p>8.31902</text:p>
          </table:table-cell>
          <table:table-cell office:value-type="float" office:value="6.5615551125" calcext:value-type="float">
            <text:p>6.5615551125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8.120908" calcext:value-type="float">
            <text:p>8.120908</text:p>
          </table:table-cell>
          <table:table-cell office:value-type="float" office:value="6.561077" calcext:value-type="float">
            <text:p>6.561077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.563536" calcext:value-type="float">
            <text:p>7.563536</text:p>
          </table:table-cell>
          <table:table-cell office:value-type="float" office:value="6.5658379125" calcext:value-type="float">
            <text:p>6.565837912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742893" calcext:value-type="float">
            <text:p>6.742893</text:p>
          </table:table-cell>
          <table:table-cell office:value-type="float" office:value="6.5760238875" calcext:value-type="float">
            <text:p>6.5760238875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.918027" calcext:value-type="float">
            <text:p>5.918027</text:p>
          </table:table-cell>
          <table:table-cell office:value-type="float" office:value="6.5887322125" calcext:value-type="float">
            <text:p>6.5887322125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.470614" calcext:value-type="float">
            <text:p>5.470614</text:p>
          </table:table-cell>
          <table:table-cell office:value-type="float" office:value="6.5979635" calcext:value-type="float">
            <text:p>6.5979635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.624423" calcext:value-type="float">
            <text:p>5.624423</text:p>
          </table:table-cell>
          <table:table-cell office:value-type="float" office:value="6.5952924875" calcext:value-type="float">
            <text:p>6.5952924875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153957" calcext:value-type="float">
            <text:p>6.153957</text:p>
          </table:table-cell>
          <table:table-cell office:value-type="float" office:value="6.5744423375" calcext:value-type="float">
            <text:p>6.5744423375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616205" calcext:value-type="float">
            <text:p>6.616205</text:p>
          </table:table-cell>
          <table:table-cell office:value-type="float" office:value="6.540321125" calcext:value-type="float">
            <text:p>6.540321125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692872" calcext:value-type="float">
            <text:p>6.692872</text:p>
          </table:table-cell>
          <table:table-cell office:value-type="float" office:value="6.508438175" calcext:value-type="float">
            <text:p>6.508438175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28857" calcext:value-type="float">
            <text:p>6.28857</text:p>
          </table:table-cell>
          <table:table-cell office:value-type="float" office:value="6.4918667875" calcext:value-type="float">
            <text:p>6.4918667875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.544962" calcext:value-type="float">
            <text:p>5.544962</text:p>
          </table:table-cell>
          <table:table-cell office:value-type="float" office:value="6.4980406625" calcext:value-type="float">
            <text:p>6.4980406625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.874388" calcext:value-type="float">
            <text:p>4.874388</text:p>
          </table:table-cell>
          <table:table-cell office:value-type="float" office:value="6.5288960375" calcext:value-type="float">
            <text:p>6.5288960375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.875044" calcext:value-type="float">
            <text:p>4.875044</text:p>
          </table:table-cell>
          <table:table-cell office:value-type="float" office:value="6.5786545875" calcext:value-type="float">
            <text:p>6.5786545875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.758849" calcext:value-type="float">
            <text:p>5.758849</text:p>
          </table:table-cell>
          <table:table-cell office:value-type="float" office:value="6.632286" calcext:value-type="float">
            <text:p>6.632286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.095569" calcext:value-type="float">
            <text:p>7.095569</text:p>
          </table:table-cell>
          <table:table-cell office:value-type="float" office:value="6.6716254125" calcext:value-type="float">
            <text:p>6.6716254125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.380322" calcext:value-type="float">
            <text:p>8.380322</text:p>
          </table:table-cell>
          <table:table-cell office:value-type="float" office:value="6.6851699125" calcext:value-type="float">
            <text:p>6.6851699125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9.289968" calcext:value-type="float">
            <text:p>9.289968</text:p>
          </table:table-cell>
          <table:table-cell office:value-type="float" office:value="6.6707351875" calcext:value-type="float">
            <text:p>6.6707351875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9.666199" calcext:value-type="float">
            <text:p>9.666199</text:p>
          </table:table-cell>
          <table:table-cell office:value-type="float" office:value="6.633995525" calcext:value-type="float">
            <text:p>6.633995525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9.492902" calcext:value-type="float">
            <text:p>9.492902</text:p>
          </table:table-cell>
          <table:table-cell office:value-type="float" office:value="6.58530105" calcext:value-type="float">
            <text:p>6.58530105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.880399" calcext:value-type="float">
            <text:p>8.880399</text:p>
          </table:table-cell>
          <table:table-cell office:value-type="float" office:value="6.5349863" calcext:value-type="float">
            <text:p>6.5349863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.031473" calcext:value-type="float">
            <text:p>8.031473</text:p>
          </table:table-cell>
          <table:table-cell office:value-type="float" office:value="6.48966375" calcext:value-type="float">
            <text:p>6.48966375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.176925" calcext:value-type="float">
            <text:p>7.176925</text:p>
          </table:table-cell>
          <table:table-cell office:value-type="float" office:value="6.4516171" calcext:value-type="float">
            <text:p>6.4516171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489845" calcext:value-type="float">
            <text:p>6.489845</text:p>
          </table:table-cell>
          <table:table-cell office:value-type="float" office:value="6.4207098" calcext:value-type="float">
            <text:p>6.4207098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025315" calcext:value-type="float">
            <text:p>6.025315</text:p>
          </table:table-cell>
          <table:table-cell office:value-type="float" office:value="6.3975658" calcext:value-type="float">
            <text:p>6.3975658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5.745212" calcext:value-type="float">
            <text:p>5.745212</text:p>
          </table:table-cell>
          <table:table-cell office:value-type="float" office:value="6.3856627625" calcext:value-type="float">
            <text:p>6.3856627625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.605818" calcext:value-type="float">
            <text:p>5.605818</text:p>
          </table:table-cell>
          <table:table-cell office:value-type="float" office:value="6.389373175" calcext:value-type="float">
            <text:p>6.389373175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.609993" calcext:value-type="float">
            <text:p>5.609993</text:p>
          </table:table-cell>
          <table:table-cell office:value-type="float" office:value="6.41028" calcext:value-type="float">
            <text:p>6.41028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5.779371" calcext:value-type="float">
            <text:p>5.779371</text:p>
          </table:table-cell>
          <table:table-cell office:value-type="float" office:value="6.4454571125" calcext:value-type="float">
            <text:p>6.4454571125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093302" calcext:value-type="float">
            <text:p>6.093302</text:p>
          </table:table-cell>
          <table:table-cell office:value-type="float" office:value="6.4877301875" calcext:value-type="float">
            <text:p>6.4877301875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469377" calcext:value-type="float">
            <text:p>6.469377</text:p>
          </table:table-cell>
          <table:table-cell office:value-type="float" office:value="6.5272973375" calcext:value-type="float">
            <text:p>6.5272973375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806834" calcext:value-type="float">
            <text:p>6.806834</text:p>
          </table:table-cell>
          <table:table-cell office:value-type="float" office:value="6.5539766625" calcext:value-type="float">
            <text:p>6.5539766625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049522" calcext:value-type="float">
            <text:p>7.049522</text:p>
          </table:table-cell>
          <table:table-cell office:value-type="float" office:value="6.5591328125" calcext:value-type="float">
            <text:p>6.559132812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21581" calcext:value-type="float">
            <text:p>7.21581</text:p>
          </table:table-cell>
          <table:table-cell office:value-type="float" office:value="6.536732275" calcext:value-type="float">
            <text:p>6.536732275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.361739" calcext:value-type="float">
            <text:p>7.361739</text:p>
          </table:table-cell>
          <table:table-cell office:value-type="float" office:value="6.4836615375" calcext:value-type="float">
            <text:p>6.4836615375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488995" calcext:value-type="float">
            <text:p>7.488995</text:p>
          </table:table-cell>
          <table:table-cell office:value-type="float" office:value="6.4020486375" calcext:value-type="float">
            <text:p>6.4020486375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.483633" calcext:value-type="float">
            <text:p>7.483633</text:p>
          </table:table-cell>
          <table:table-cell office:value-type="float" office:value="6.332057425" calcext:value-type="float">
            <text:p>6.332057425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.166786" calcext:value-type="float">
            <text:p>7.166786</text:p>
          </table:table-cell>
          <table:table-cell office:value-type="float" office:value="6.2855579625" calcext:value-type="float">
            <text:p>6.2855579625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429747" calcext:value-type="float">
            <text:p>6.429747</text:p>
          </table:table-cell>
          <table:table-cell office:value-type="float" office:value="6.261931225" calcext:value-type="float">
            <text:p>6.261931225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5.387092" calcext:value-type="float">
            <text:p>5.387092</text:p>
          </table:table-cell>
          <table:table-cell office:value-type="float" office:value="6.261066325" calcext:value-type="float">
            <text:p>6.261066325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.530417" calcext:value-type="float">
            <text:p>4.530417</text:p>
          </table:table-cell>
          <table:table-cell office:value-type="float" office:value="6.2815514625" calcext:value-type="float">
            <text:p>6.2815514625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.596642" calcext:value-type="float">
            <text:p>4.596642</text:p>
          </table:table-cell>
          <table:table-cell office:value-type="float" office:value="6.31676785" calcext:value-type="float">
            <text:p>6.31676785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5.581169" calcext:value-type="float">
            <text:p>5.581169</text:p>
          </table:table-cell>
          <table:table-cell office:value-type="float" office:value="6.35275655" calcext:value-type="float">
            <text:p>6.35275655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707609" calcext:value-type="float">
            <text:p>6.707609</text:p>
          </table:table-cell>
          <table:table-cell office:value-type="float" office:value="6.37801445" calcext:value-type="float">
            <text:p>6.37801445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.373695" calcext:value-type="float">
            <text:p>7.373695</text:p>
          </table:table-cell>
          <table:table-cell office:value-type="float" office:value="6.3924266125" calcext:value-type="float">
            <text:p>6.3924266125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.315787" calcext:value-type="float">
            <text:p>7.315787</text:p>
          </table:table-cell>
          <table:table-cell office:value-type="float" office:value="6.4032478875" calcext:value-type="float">
            <text:p>6.4032478875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547082" calcext:value-type="float">
            <text:p>6.547082</text:p>
          </table:table-cell>
          <table:table-cell office:value-type="float" office:value="6.4193265625" calcext:value-type="float">
            <text:p>6.4193265625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.370544" calcext:value-type="float">
            <text:p>5.370544</text:p>
          </table:table-cell>
          <table:table-cell office:value-type="float" office:value="6.4473051125" calcext:value-type="float">
            <text:p>6.4473051125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.488346" calcext:value-type="float">
            <text:p>4.488346</text:p>
          </table:table-cell>
          <table:table-cell office:value-type="float" office:value="6.48832025" calcext:value-type="float">
            <text:p>6.48832025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.766552" calcext:value-type="float">
            <text:p>4.766552</text:p>
          </table:table-cell>
          <table:table-cell office:value-type="float" office:value="6.533122225" calcext:value-type="float">
            <text:p>6.533122225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043271" calcext:value-type="float">
            <text:p>6.043271</text:p>
          </table:table-cell>
          <table:table-cell office:value-type="float" office:value="6.559541725" calcext:value-type="float">
            <text:p>6.559541725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.470718" calcext:value-type="float">
            <text:p>7.470718</text:p>
          </table:table-cell>
          <table:table-cell office:value-type="float" office:value="6.5434752" calcext:value-type="float">
            <text:p>6.5434752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.521948" calcext:value-type="float">
            <text:p>8.521948</text:p>
          </table:table-cell>
          <table:table-cell office:value-type="float" office:value="6.5095655875" calcext:value-type="float">
            <text:p>6.5095655875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.001079" calcext:value-type="float">
            <text:p>9.001079</text:p>
          </table:table-cell>
          <table:table-cell office:value-type="float" office:value="6.4625156" calcext:value-type="float">
            <text:p>6.4625156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8.915314" calcext:value-type="float">
            <text:p>8.915314</text:p>
          </table:table-cell>
          <table:table-cell office:value-type="float" office:value="6.409476475" calcext:value-type="float">
            <text:p>6.409476475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.386699" calcext:value-type="float">
            <text:p>8.386699</text:p>
          </table:table-cell>
          <table:table-cell office:value-type="float" office:value="6.3575094125" calcext:value-type="float">
            <text:p>6.3575094125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567368" calcext:value-type="float">
            <text:p>7.567368</text:p>
          </table:table-cell>
          <table:table-cell office:value-type="float" office:value="6.3121500375" calcext:value-type="float">
            <text:p>6.3121500375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564817" calcext:value-type="float">
            <text:p>6.564817</text:p>
          </table:table-cell>
          <table:table-cell office:value-type="float" office:value="6.2772744625" calcext:value-type="float">
            <text:p>6.2772744625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.415103" calcext:value-type="float">
            <text:p>5.415103</text:p>
          </table:table-cell>
          <table:table-cell office:value-type="float" office:value="6.281387125" calcext:value-type="float">
            <text:p>6.281387125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.139541" calcext:value-type="float">
            <text:p>4.139541</text:p>
          </table:table-cell>
          <table:table-cell office:value-type="float" office:value="6.3114810625" calcext:value-type="float">
            <text:p>6.3114810625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.917742" calcext:value-type="float">
            <text:p>2.917742</text:p>
          </table:table-cell>
          <table:table-cell office:value-type="float" office:value="6.358332375" calcext:value-type="float">
            <text:p>6.358332375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.456704" calcext:value-type="float">
            <text:p>2.456704</text:p>
          </table:table-cell>
          <table:table-cell office:value-type="float" office:value="6.4140673" calcext:value-type="float">
            <text:p>6.4140673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.383051" calcext:value-type="float">
            <text:p>3.383051</text:p>
          </table:table-cell>
          <table:table-cell office:value-type="float" office:value="6.4666411125" calcext:value-type="float">
            <text:p>6.4666411125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.923912" calcext:value-type="float">
            <text:p>4.923912</text:p>
          </table:table-cell>
          <table:table-cell office:value-type="float" office:value="6.5016562" calcext:value-type="float">
            <text:p>6.5016562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444091" calcext:value-type="float">
            <text:p>6.444091</text:p>
          </table:table-cell>
          <table:table-cell office:value-type="float" office:value="6.5183681125" calcext:value-type="float">
            <text:p>6.5183681125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678177" calcext:value-type="float">
            <text:p>7.678177</text:p>
          </table:table-cell>
          <table:table-cell office:value-type="float" office:value="6.5232968375" calcext:value-type="float">
            <text:p>6.5232968375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.481858" calcext:value-type="float">
            <text:p>8.481858</text:p>
          </table:table-cell>
          <table:table-cell office:value-type="float" office:value="6.52207935" calcext:value-type="float">
            <text:p>6.52207935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.749433" calcext:value-type="float">
            <text:p>8.749433</text:p>
          </table:table-cell>
          <table:table-cell office:value-type="float" office:value="6.518233275" calcext:value-type="float">
            <text:p>6.518233275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.404159" calcext:value-type="float">
            <text:p>8.404159</text:p>
          </table:table-cell>
          <table:table-cell office:value-type="float" office:value="6.514729925" calcext:value-type="float">
            <text:p>6.514729925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440077" calcext:value-type="float">
            <text:p>7.440077</text:p>
          </table:table-cell>
          <table:table-cell office:value-type="float" office:value="6.515837725" calcext:value-type="float">
            <text:p>6.515837725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001566" calcext:value-type="float">
            <text:p>6.001566</text:p>
          </table:table-cell>
          <table:table-cell office:value-type="float" office:value="6.5278128125" calcext:value-type="float">
            <text:p>6.5278128125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.513099" calcext:value-type="float">
            <text:p>4.513099</text:p>
          </table:table-cell>
          <table:table-cell office:value-type="float" office:value="6.5570568875" calcext:value-type="float">
            <text:p>6.5570568875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.832214" calcext:value-type="float">
            <text:p>3.832214</text:p>
          </table:table-cell>
          <table:table-cell office:value-type="float" office:value="6.60470715" calcext:value-type="float">
            <text:p>6.60470715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.494776" calcext:value-type="float">
            <text:p>4.494776</text:p>
          </table:table-cell>
          <table:table-cell office:value-type="float" office:value="6.658656375" calcext:value-type="float">
            <text:p>6.658656375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.715908" calcext:value-type="float">
            <text:p>5.715908</text:p>
          </table:table-cell>
          <table:table-cell office:value-type="float" office:value="6.6961477" calcext:value-type="float">
            <text:p>6.6961477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744868" calcext:value-type="float">
            <text:p>6.744868</text:p>
          </table:table-cell>
          <table:table-cell office:value-type="float" office:value="6.6998119625" calcext:value-type="float">
            <text:p>6.6998119625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348338" calcext:value-type="float">
            <text:p>7.348338</text:p>
          </table:table-cell>
          <table:table-cell office:value-type="float" office:value="6.6517430125" calcext:value-type="float">
            <text:p>6.6517430125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603097" calcext:value-type="float">
            <text:p>7.603097</text:p>
          </table:table-cell>
          <table:table-cell office:value-type="float" office:value="6.5961306875" calcext:value-type="float">
            <text:p>6.5961306875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739291" calcext:value-type="float">
            <text:p>7.739291</text:p>
          </table:table-cell>
          <table:table-cell office:value-type="float" office:value="6.537333875" calcext:value-type="float">
            <text:p>6.537333875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961931" calcext:value-type="float">
            <text:p>7.961931</text:p>
          </table:table-cell>
          <table:table-cell office:value-type="float" office:value="6.4768346375" calcext:value-type="float">
            <text:p>6.4768346375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.280771" calcext:value-type="float">
            <text:p>8.280771</text:p>
          </table:table-cell>
          <table:table-cell office:value-type="float" office:value="6.4135524" calcext:value-type="float">
            <text:p>6.4135524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.501781" calcext:value-type="float">
            <text:p>8.501781</text:p>
          </table:table-cell>
          <table:table-cell office:value-type="float" office:value="6.3462846625" calcext:value-type="float">
            <text:p>6.3462846625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.378414" calcext:value-type="float">
            <text:p>8.378414</text:p>
          </table:table-cell>
          <table:table-cell office:value-type="float" office:value="6.30554505" calcext:value-type="float">
            <text:p>6.30554505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759559" calcext:value-type="float">
            <text:p>7.759559</text:p>
          </table:table-cell>
          <table:table-cell office:value-type="float" office:value="6.2925516125" calcext:value-type="float">
            <text:p>6.2925516125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65653" calcext:value-type="float">
            <text:p>6.65653</text:p>
          </table:table-cell>
          <table:table-cell office:value-type="float" office:value="6.30065355" calcext:value-type="float">
            <text:p>6.30065355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5.256933" calcext:value-type="float">
            <text:p>5.256933</text:p>
          </table:table-cell>
          <table:table-cell office:value-type="float" office:value="6.3291422" calcext:value-type="float">
            <text:p>6.3291422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.956411" calcext:value-type="float">
            <text:p>3.956411</text:p>
          </table:table-cell>
          <table:table-cell office:value-type="float" office:value="6.3797666875" calcext:value-type="float">
            <text:p>6.3797666875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.42426" calcext:value-type="float">
            <text:p>3.42426</text:p>
          </table:table-cell>
          <table:table-cell office:value-type="float" office:value="6.4521134875" calcext:value-type="float">
            <text:p>6.4521134875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.065569" calcext:value-type="float">
            <text:p>4.065569</text:p>
          </table:table-cell>
          <table:table-cell office:value-type="float" office:value="6.5372419" calcext:value-type="float">
            <text:p>6.5372419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5.367161" calcext:value-type="float">
            <text:p>5.367161</text:p>
          </table:table-cell>
          <table:table-cell office:value-type="float" office:value="6.6192895375" calcext:value-type="float">
            <text:p>6.6192895375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78248" calcext:value-type="float">
            <text:p>6.78248</text:p>
          </table:table-cell>
          <table:table-cell office:value-type="float" office:value="6.6872108" calcext:value-type="float">
            <text:p>6.6872108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.013392" calcext:value-type="float">
            <text:p>8.013392</text:p>
          </table:table-cell>
          <table:table-cell office:value-type="float" office:value="6.7361977875" calcext:value-type="float">
            <text:p>6.7361977875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.855072" calcext:value-type="float">
            <text:p>8.855072</text:p>
          </table:table-cell>
          <table:table-cell office:value-type="float" office:value="6.765151725" calcext:value-type="float">
            <text:p>6.76515172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9.165557" calcext:value-type="float">
            <text:p>9.165557</text:p>
          </table:table-cell>
          <table:table-cell office:value-type="float" office:value="6.7756013625" calcext:value-type="float">
            <text:p>6.7756013625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.906002" calcext:value-type="float">
            <text:p>8.906002</text:p>
          </table:table-cell>
          <table:table-cell office:value-type="float" office:value="6.7711969375" calcext:value-type="float">
            <text:p>6.7711969375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.179129" calcext:value-type="float">
            <text:p>8.179129</text:p>
          </table:table-cell>
          <table:table-cell office:value-type="float" office:value="6.7572685125" calcext:value-type="float">
            <text:p>6.7572685125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225544" calcext:value-type="float">
            <text:p>7.225544</text:p>
          </table:table-cell>
          <table:table-cell office:value-type="float" office:value="6.7396564" calcext:value-type="float">
            <text:p>6.7396564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350795" calcext:value-type="float">
            <text:p>6.350795</text:p>
          </table:table-cell>
          <table:table-cell office:value-type="float" office:value="6.7213062625" calcext:value-type="float">
            <text:p>6.721306262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5.770641" calcext:value-type="float">
            <text:p>5.770641</text:p>
          </table:table-cell>
          <table:table-cell office:value-type="float" office:value="6.6954434" calcext:value-type="float">
            <text:p>6.6954434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.467722" calcext:value-type="float">
            <text:p>5.467722</text:p>
          </table:table-cell>
          <table:table-cell office:value-type="float" office:value="6.6768324625" calcext:value-type="float">
            <text:p>6.6768324625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5.254595" calcext:value-type="float">
            <text:p>5.254595</text:p>
          </table:table-cell>
          <table:table-cell office:value-type="float" office:value="6.6620080125" calcext:value-type="float">
            <text:p>6.6620080125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.987741" calcext:value-type="float">
            <text:p>4.987741</text:p>
          </table:table-cell>
          <table:table-cell office:value-type="float" office:value="6.64984765" calcext:value-type="float">
            <text:p>6.64984765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.704341" calcext:value-type="float">
            <text:p>4.704341</text:p>
          </table:table-cell>
          <table:table-cell office:value-type="float" office:value="6.6410229625" calcext:value-type="float">
            <text:p>6.641022962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.638325" calcext:value-type="float">
            <text:p>4.638325</text:p>
          </table:table-cell>
          <table:table-cell office:value-type="float" office:value="6.635740775" calcext:value-type="float">
            <text:p>6.635740775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5.073072" calcext:value-type="float">
            <text:p>5.073072</text:p>
          </table:table-cell>
          <table:table-cell office:value-type="float" office:value="6.6276089875" calcext:value-type="float">
            <text:p>6.6276089875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042045" calcext:value-type="float">
            <text:p>6.042045</text:p>
          </table:table-cell>
          <table:table-cell office:value-type="float" office:value="6.6773264125" calcext:value-type="float">
            <text:p>6.6773264125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278364" calcext:value-type="float">
            <text:p>7.278364</text:p>
          </table:table-cell>
          <table:table-cell office:value-type="float" office:value="6.7311650875" calcext:value-type="float">
            <text:p>6.7311650875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.424162" calcext:value-type="float">
            <text:p>8.424162</text:p>
          </table:table-cell>
          <table:table-cell office:value-type="float" office:value="6.74534765" calcext:value-type="float">
            <text:p>6.7453476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9.161217" calcext:value-type="float">
            <text:p>9.161217</text:p>
          </table:table-cell>
          <table:table-cell office:value-type="float" office:value="6.7452077375" calcext:value-type="float">
            <text:p>6.7452077375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9.258674" calcext:value-type="float">
            <text:p>9.258674</text:p>
          </table:table-cell>
          <table:table-cell office:value-type="float" office:value="6.7358546375" calcext:value-type="float">
            <text:p>6.7358546375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.603723" calcext:value-type="float">
            <text:p>8.603723</text:p>
          </table:table-cell>
          <table:table-cell office:value-type="float" office:value="6.725283325" calcext:value-type="float">
            <text:p>6.725283325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.219326" calcext:value-type="float">
            <text:p>7.219326</text:p>
          </table:table-cell>
          <table:table-cell office:value-type="float" office:value="6.684910325" calcext:value-type="float">
            <text:p>6.684910325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5.257479" calcext:value-type="float">
            <text:p>5.257479</text:p>
          </table:table-cell>
          <table:table-cell office:value-type="float" office:value="6.741975025" calcext:value-type="float">
            <text:p>6.74197502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.970151" calcext:value-type="float">
            <text:p>2.970151</text:p>
          </table:table-cell>
          <table:table-cell office:value-type="float" office:value="6.8551956" calcext:value-type="float">
            <text:p>6.8551956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832707" calcext:value-type="float">
            <text:p>0.832707</text:p>
          </table:table-cell>
          <table:table-cell office:value-type="float" office:value="6.98709595" calcext:value-type="float">
            <text:p>6.98709595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889698" calcext:value-type="float">
            <text:p>1.889698</text:p>
          </table:table-cell>
          <table:table-cell office:value-type="float" office:value="7.09714865" calcext:value-type="float">
            <text:p>7.09714865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.763676" calcext:value-type="float">
            <text:p>3.763676</text:p>
          </table:table-cell>
          <table:table-cell office:value-type="float" office:value="7.12567615" calcext:value-type="float">
            <text:p>7.12567615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5.276647" calcext:value-type="float">
            <text:p>5.276647</text:p>
          </table:table-cell>
          <table:table-cell office:value-type="float" office:value="7.172079175" calcext:value-type="float">
            <text:p>7.172079175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360555" calcext:value-type="float">
            <text:p>6.360555</text:p>
          </table:table-cell>
          <table:table-cell office:value-type="float" office:value="7.3070935625" calcext:value-type="float">
            <text:p>7.3070935625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.025903" calcext:value-type="float">
            <text:p>7.025903</text:p>
          </table:table-cell>
          <table:table-cell office:value-type="float" office:value="7.52656205" calcext:value-type="float">
            <text:p>7.52656205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.347728" calcext:value-type="float">
            <text:p>7.347728</text:p>
          </table:table-cell>
          <table:table-cell office:value-type="float" office:value="7.7967536" calcext:value-type="float">
            <text:p>7.7967536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.475738" calcext:value-type="float">
            <text:p>7.475738</text:p>
          </table:table-cell>
          <table:table-cell office:value-type="float" office:value="8.0362714125" calcext:value-type="float">
            <text:p>8.0362714125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601801" calcext:value-type="float">
            <text:p>7.601801</text:p>
          </table:table-cell>
          <table:table-cell office:value-type="float" office:value="8.2741891" calcext:value-type="float">
            <text:p>8.2741891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860582" calcext:value-type="float">
            <text:p>7.860582</text:p>
          </table:table-cell>
          <table:table-cell office:value-type="float" office:value="8.510531" calcext:value-type="float">
            <text:p>8.510531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.239397" calcext:value-type="float">
            <text:p>8.239397</text:p>
          </table:table-cell>
          <table:table-cell office:value-type="float" office:value="8.7436381375" calcext:value-type="float">
            <text:p>8.7436381375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8.602081" calcext:value-type="float">
            <text:p>8.602081</text:p>
          </table:table-cell>
          <table:table-cell office:value-type="float" office:value="9.8848410625" calcext:value-type="float">
            <text:p>9.8848410625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8.785366" calcext:value-type="float">
            <text:p>8.785366</text:p>
          </table:table-cell>
          <table:table-cell office:value-type="float" office:value="10.6060750375" calcext:value-type="float">
            <text:p>10.6060750375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.651755" calcext:value-type="float">
            <text:p>8.651755</text:p>
          </table:table-cell>
          <table:table-cell office:value-type="float" office:value="11.0349745625" calcext:value-type="float">
            <text:p>11.0349745625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.072504" calcext:value-type="float">
            <text:p>8.072504</text:p>
          </table:table-cell>
          <table:table-cell office:value-type="float" office:value="11.1099796" calcext:value-type="float">
            <text:p>11.1099796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880112" calcext:value-type="float">
            <text:p>6.880112</text:p>
          </table:table-cell>
          <table:table-cell office:value-type="float" office:value="11.192225275" calcext:value-type="float">
            <text:p>11.192225275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.757949" calcext:value-type="float">
            <text:p>4.757949</text:p>
          </table:table-cell>
          <table:table-cell office:value-type="float" office:value="11.28937585" calcext:value-type="float">
            <text:p>11.28937585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.757949" calcext:value-type="float">
            <text:p>4.757949</text:p>
          </table:table-cell>
          <table:table-cell office:value-type="float" office:value="11.4130534625" calcext:value-type="float">
            <text:p>11.4130534625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.757949" calcext:value-type="float">
            <text:p>4.757949</text:p>
          </table:table-cell>
          <table:table-cell office:value-type="float" office:value="11.536731075" calcext:value-type="float">
            <text:p>11.536731075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.757949" calcext:value-type="float">
            <text:p>4.757949</text:p>
          </table:table-cell>
          <table:table-cell office:value-type="float" office:value="11.6604086875" calcext:value-type="float">
            <text:p>11.6604086875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.757949" calcext:value-type="float">
            <text:p>4.757949</text:p>
          </table:table-cell>
          <table:table-cell office:value-type="float" office:value="11.7840863" calcext:value-type="float">
            <text:p>11.7840863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.757949" calcext:value-type="float">
            <text:p>4.757949</text:p>
          </table:table-cell>
          <table:table-cell office:value-type="float" office:value="11.9160218375" calcext:value-type="float">
            <text:p>11.9160218375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.777322" calcext:value-type="float">
            <text:p>4.777322</text:p>
          </table:table-cell>
          <table:table-cell office:value-type="float" office:value="12.0922299125" calcext:value-type="float">
            <text:p>12.0922299125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89383" calcext:value-type="float">
            <text:p>6.89383</text:p>
          </table:table-cell>
          <table:table-cell office:value-type="float" office:value="12.2699317375" calcext:value-type="float">
            <text:p>12.2699317375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.822618" calcext:value-type="float">
            <text:p>7.822618</text:p>
          </table:table-cell>
          <table:table-cell office:value-type="float" office:value="12.3996591625" calcext:value-type="float">
            <text:p>12.3996591625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.887646" calcext:value-type="float">
            <text:p>7.887646</text:p>
          </table:table-cell>
          <table:table-cell office:value-type="float" office:value="12.483050225" calcext:value-type="float">
            <text:p>12.483050225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376536" calcext:value-type="float">
            <text:p>7.376536</text:p>
          </table:table-cell>
          <table:table-cell office:value-type="float" office:value="12.5230620875" calcext:value-type="float">
            <text:p>12.5230620875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662609" calcext:value-type="float">
            <text:p>6.662609</text:p>
          </table:table-cell>
          <table:table-cell office:value-type="float" office:value="12.5178805125" calcext:value-type="float">
            <text:p>12.5178805125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184258" calcext:value-type="float">
            <text:p>6.184258</text:p>
          </table:table-cell>
          <table:table-cell office:value-type="float" office:value="12.521623025" calcext:value-type="float">
            <text:p>12.521623025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260865" calcext:value-type="float">
            <text:p>6.260865</text:p>
          </table:table-cell>
          <table:table-cell office:value-type="float" office:value="12.531344925" calcext:value-type="float">
            <text:p>12.531344925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838389" calcext:value-type="float">
            <text:p>6.838389</text:p>
          </table:table-cell>
          <table:table-cell office:value-type="float" office:value="12.5401092375" calcext:value-type="float">
            <text:p>12.5401092375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580778" calcext:value-type="float">
            <text:p>7.580778</text:p>
          </table:table-cell>
          <table:table-cell office:value-type="float" office:value="12.5416545" calcext:value-type="float">
            <text:p>12.5416545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8.174172" calcext:value-type="float">
            <text:p>8.174172</text:p>
          </table:table-cell>
          <table:table-cell office:value-type="float" office:value="12.5339199" calcext:value-type="float">
            <text:p>12.5339199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8.469165" calcext:value-type="float">
            <text:p>8.469165</text:p>
          </table:table-cell>
          <table:table-cell office:value-type="float" office:value="12.518767875" calcext:value-type="float">
            <text:p>12.518767875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8.492783" calcext:value-type="float">
            <text:p>8.492783</text:p>
          </table:table-cell>
          <table:table-cell office:value-type="float" office:value="12.4999284375" calcext:value-type="float">
            <text:p>12.4999284375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8.398084" calcext:value-type="float">
            <text:p>8.398084</text:p>
          </table:table-cell>
          <table:table-cell office:value-type="float" office:value="12.49495115" calcext:value-type="float">
            <text:p>12.49495115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8.341092" calcext:value-type="float">
            <text:p>8.341092</text:p>
          </table:table-cell>
          <table:table-cell office:value-type="float" office:value="12.5157028625" calcext:value-type="float">
            <text:p>12.5157028625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8.32512" calcext:value-type="float">
            <text:p>8.32512</text:p>
          </table:table-cell>
          <table:table-cell office:value-type="float" office:value="12.5285104375" calcext:value-type="float">
            <text:p>12.5285104375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8.148152" calcext:value-type="float">
            <text:p>8.148152</text:p>
          </table:table-cell>
          <table:table-cell office:value-type="float" office:value="12.5060783125" calcext:value-type="float">
            <text:p>12.5060783125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494082" calcext:value-type="float">
            <text:p>7.494082</text:p>
          </table:table-cell>
          <table:table-cell office:value-type="float" office:value="12.4858582875" calcext:value-type="float">
            <text:p>12.4858582875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009049" calcext:value-type="float">
            <text:p>6.009049</text:p>
          </table:table-cell>
          <table:table-cell office:value-type="float" office:value="12.4738141375" calcext:value-type="float">
            <text:p>12.4738141375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.899352" calcext:value-type="float">
            <text:p>2.899352</text:p>
          </table:table-cell>
          <table:table-cell office:value-type="float" office:value="12.4198956125" calcext:value-type="float">
            <text:p>12.4198956125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.899352" calcext:value-type="float">
            <text:p>2.899352</text:p>
          </table:table-cell>
          <table:table-cell office:value-type="float" office:value="12.472868475" calcext:value-type="float">
            <text:p>12.472868475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.899352" calcext:value-type="float">
            <text:p>2.899352</text:p>
          </table:table-cell>
          <table:table-cell office:value-type="float" office:value="12.5653037375" calcext:value-type="float">
            <text:p>12.5653037375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.899352" calcext:value-type="float">
            <text:p>2.899352</text:p>
          </table:table-cell>
          <table:table-cell office:value-type="float" office:value="12.68077025" calcext:value-type="float">
            <text:p>12.68077025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.899352" calcext:value-type="float">
            <text:p>2.899352</text:p>
          </table:table-cell>
          <table:table-cell office:value-type="float" office:value="12.8029374" calcext:value-type="float">
            <text:p>12.8029374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.899352" calcext:value-type="float">
            <text:p>2.899352</text:p>
          </table:table-cell>
          <table:table-cell office:value-type="float" office:value="12.91497595" calcext:value-type="float">
            <text:p>12.91497595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5.242612" calcext:value-type="float">
            <text:p>5.242612</text:p>
          </table:table-cell>
          <table:table-cell office:value-type="float" office:value="12.9988537625" calcext:value-type="float">
            <text:p>12.9988537625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338939" calcext:value-type="float">
            <text:p>7.338939</text:p>
          </table:table-cell>
          <table:table-cell office:value-type="float" office:value="13.0007272375" calcext:value-type="float">
            <text:p>13.0007272375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.407714" calcext:value-type="float">
            <text:p>8.407714</text:p>
          </table:table-cell>
          <table:table-cell office:value-type="float" office:value="12.976396625" calcext:value-type="float">
            <text:p>12.976396625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8.935622" calcext:value-type="float">
            <text:p>8.935622</text:p>
          </table:table-cell>
          <table:table-cell office:value-type="float" office:value="12.938706325" calcext:value-type="float">
            <text:p>12.938706325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9.306892" calcext:value-type="float">
            <text:p>9.306892</text:p>
          </table:table-cell>
          <table:table-cell office:value-type="float" office:value="12.894417175" calcext:value-type="float">
            <text:p>12.894417175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.744155" calcext:value-type="float">
            <text:p>9.744155</text:p>
          </table:table-cell>
          <table:table-cell office:value-type="float" office:value="12.84548715" calcext:value-type="float">
            <text:p>12.84548715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0.234533" calcext:value-type="float">
            <text:p>10.234533</text:p>
          </table:table-cell>
          <table:table-cell office:value-type="float" office:value="12.7910913375" calcext:value-type="float">
            <text:p>12.7910913375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0.62938" calcext:value-type="float">
            <text:p>10.62938</text:p>
          </table:table-cell>
          <table:table-cell office:value-type="float" office:value="12.7183702375" calcext:value-type="float">
            <text:p>12.7183702375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0.800862" calcext:value-type="float">
            <text:p>10.800862</text:p>
          </table:table-cell>
          <table:table-cell office:value-type="float" office:value="12.685634475" calcext:value-type="float">
            <text:p>12.685634475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0.701439" calcext:value-type="float">
            <text:p>10.701439</text:p>
          </table:table-cell>
          <table:table-cell office:value-type="float" office:value="12.6774003625" calcext:value-type="float">
            <text:p>12.6774003625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0.329707" calcext:value-type="float">
            <text:p>10.329707</text:p>
          </table:table-cell>
          <table:table-cell office:value-type="float" office:value="12.6842032625" calcext:value-type="float">
            <text:p>12.6842032625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.691043" calcext:value-type="float">
            <text:p>9.691043</text:p>
          </table:table-cell>
          <table:table-cell office:value-type="float" office:value="12.6954941" calcext:value-type="float">
            <text:p>12.6954941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.813203" calcext:value-type="float">
            <text:p>8.813203</text:p>
          </table:table-cell>
          <table:table-cell office:value-type="float" office:value="12.699394225" calcext:value-type="float">
            <text:p>12.699394225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.791728" calcext:value-type="float">
            <text:p>7.791728</text:p>
          </table:table-cell>
          <table:table-cell office:value-type="float" office:value="12.6837609125" calcext:value-type="float">
            <text:p>12.6837609125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77016" calcext:value-type="float">
            <text:p>6.77016</text:p>
          </table:table-cell>
          <table:table-cell office:value-type="float" office:value="12.63404405" calcext:value-type="float">
            <text:p>12.63404405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.757533" calcext:value-type="float">
            <text:p>5.757533</text:p>
          </table:table-cell>
          <table:table-cell office:value-type="float" office:value="12.5970967875" calcext:value-type="float">
            <text:p>12.5970967875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.281766" calcext:value-type="float">
            <text:p>4.281766</text:p>
          </table:table-cell>
          <table:table-cell office:value-type="float" office:value="12.5728073625" calcext:value-type="float">
            <text:p>12.5728073625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.281766" calcext:value-type="float">
            <text:p>4.281766</text:p>
          </table:table-cell>
          <table:table-cell office:value-type="float" office:value="12.53589135" calcext:value-type="float">
            <text:p>12.53589135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.281766" calcext:value-type="float">
            <text:p>4.281766</text:p>
          </table:table-cell>
          <table:table-cell office:value-type="float" office:value="12.5477797875" calcext:value-type="float">
            <text:p>12.5477797875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.281766" calcext:value-type="float">
            <text:p>4.281766</text:p>
          </table:table-cell>
          <table:table-cell office:value-type="float" office:value="12.5837701125" calcext:value-type="float">
            <text:p>12.5837701125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.281766" calcext:value-type="float">
            <text:p>4.281766</text:p>
          </table:table-cell>
          <table:table-cell office:value-type="float" office:value="12.6329083875" calcext:value-type="float">
            <text:p>12.6329083875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.281766" calcext:value-type="float">
            <text:p>4.281766</text:p>
          </table:table-cell>
          <table:table-cell office:value-type="float" office:value="12.688647775" calcext:value-type="float">
            <text:p>12.688647775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.987782" calcext:value-type="float">
            <text:p>3.987782</text:p>
          </table:table-cell>
          <table:table-cell office:value-type="float" office:value="12.7494240375" calcext:value-type="float">
            <text:p>12.7494240375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.050466" calcext:value-type="float">
            <text:p>9.050466</text:p>
          </table:table-cell>
          <table:table-cell office:value-type="float" office:value="12.8216389625" calcext:value-type="float">
            <text:p>12.8216389625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0.349139" calcext:value-type="float">
            <text:p>10.349139</text:p>
          </table:table-cell>
          <table:table-cell office:value-type="float" office:value="12.8419511625" calcext:value-type="float">
            <text:p>12.8419511625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.412969" calcext:value-type="float">
            <text:p>8.412969</text:p>
          </table:table-cell>
          <table:table-cell office:value-type="float" office:value="12.858189475" calcext:value-type="float">
            <text:p>12.858189475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8.412969" calcext:value-type="float">
            <text:p>8.412969</text:p>
          </table:table-cell>
          <table:table-cell office:value-type="float" office:value="12.907694125" calcext:value-type="float">
            <text:p>12.907694125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8.412969" calcext:value-type="float">
            <text:p>8.412969</text:p>
          </table:table-cell>
          <table:table-cell office:value-type="float" office:value="12.960535925" calcext:value-type="float">
            <text:p>12.960535925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8.412969" calcext:value-type="float">
            <text:p>8.412969</text:p>
          </table:table-cell>
          <table:table-cell office:value-type="float" office:value="13.009395225" calcext:value-type="float">
            <text:p>13.009395225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5.373883" calcext:value-type="float">
            <text:p>5.373883</text:p>
          </table:table-cell>
          <table:table-cell office:value-type="float" office:value="13.0441008125" calcext:value-type="float">
            <text:p>13.0441008125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1.784502" calcext:value-type="float">
            <text:p>11.784502</text:p>
          </table:table-cell>
          <table:table-cell office:value-type="float" office:value="13.084882325" calcext:value-type="float">
            <text:p>13.084882325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.315125" calcext:value-type="float">
            <text:p>14.315125</text:p>
          </table:table-cell>
          <table:table-cell office:value-type="float" office:value="13.0455311" calcext:value-type="float">
            <text:p>13.0455311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3.522179" calcext:value-type="float">
            <text:p>13.522179</text:p>
          </table:table-cell>
          <table:table-cell office:value-type="float" office:value="12.9745470875" calcext:value-type="float">
            <text:p>12.974547087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.636923" calcext:value-type="float">
            <text:p>9.636923</text:p>
          </table:table-cell>
          <table:table-cell office:value-type="float" office:value="12.9134749" calcext:value-type="float">
            <text:p>12.9134749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.171898" calcext:value-type="float">
            <text:p>4.171898</text:p>
          </table:table-cell>
          <table:table-cell office:value-type="float" office:value="12.9009684125" calcext:value-type="float">
            <text:p>12.9009684125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.475918" calcext:value-type="float">
            <text:p>7.475918</text:p>
          </table:table-cell>
          <table:table-cell office:value-type="float" office:value="12.9567747375" calcext:value-type="float">
            <text:p>12.9567747375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6.077798" calcext:value-type="float">
            <text:p>16.077798</text:p>
          </table:table-cell>
          <table:table-cell office:value-type="float" office:value="12.9712808125" calcext:value-type="float">
            <text:p>12.9712808125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3.918034" calcext:value-type="float">
            <text:p>23.918034</text:p>
          </table:table-cell>
          <table:table-cell office:value-type="float" office:value="12.855962975" calcext:value-type="float">
            <text:p>12.855962975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8.641227" calcext:value-type="float">
            <text:p>28.641227</text:p>
          </table:table-cell>
          <table:table-cell office:value-type="float" office:value="12.677220425" calcext:value-type="float">
            <text:p>12.677220425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6.509153" calcext:value-type="float">
            <text:p>26.509153</text:p>
          </table:table-cell>
          <table:table-cell office:value-type="float" office:value="12.4455627125" calcext:value-type="float">
            <text:p>12.4455627125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6.509153" calcext:value-type="float">
            <text:p>26.509153</text:p>
          </table:table-cell>
          <table:table-cell office:value-type="float" office:value="12.23207935" calcext:value-type="float">
            <text:p>12.23207935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6.509153" calcext:value-type="float">
            <text:p>26.509153</text:p>
          </table:table-cell>
          <table:table-cell office:value-type="float" office:value="12.0042771875" calcext:value-type="float">
            <text:p>12.0042771875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6.509153" calcext:value-type="float">
            <text:p>26.509153</text:p>
          </table:table-cell>
          <table:table-cell office:value-type="float" office:value="11.761610925" calcext:value-type="float">
            <text:p>11.761610925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9.535631" calcext:value-type="float">
            <text:p>99.535631</text:p>
          </table:table-cell>
          <table:table-cell office:value-type="float" office:value="11.5055198875" calcext:value-type="float">
            <text:p>11.5055198875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6.300799" calcext:value-type="float">
            <text:p>66.300799</text:p>
          </table:table-cell>
          <table:table-cell office:value-type="float" office:value="10.3256774125" calcext:value-type="float">
            <text:p>10.3256774125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3.097328" calcext:value-type="float">
            <text:p>43.097328</text:p>
          </table:table-cell>
          <table:table-cell office:value-type="float" office:value="9.5557084875" calcext:value-type="float">
            <text:p>9.5557084875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.652158" calcext:value-type="float">
            <text:p>14.652158</text:p>
          </table:table-cell>
          <table:table-cell office:value-type="float" office:value="9.0785072875" calcext:value-type="float">
            <text:p>9.0785072875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.652158" calcext:value-type="float">
            <text:p>14.652158</text:p>
          </table:table-cell>
          <table:table-cell office:value-type="float" office:value="8.9656167" calcext:value-type="float">
            <text:p>8.9656167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.652158" calcext:value-type="float">
            <text:p>14.652158</text:p>
          </table:table-cell>
          <table:table-cell office:value-type="float" office:value="8.861563775" calcext:value-type="float">
            <text:p>8.861563775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.652158" calcext:value-type="float">
            <text:p>14.652158</text:p>
          </table:table-cell>
          <table:table-cell office:value-type="float" office:value="8.7618491125" calcext:value-type="float">
            <text:p>8.7618491125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4.652158" calcext:value-type="float">
            <text:p>14.652158</text:p>
          </table:table-cell>
          <table:table-cell office:value-type="float" office:value="8.6606433625" calcext:value-type="float">
            <text:p>8.6606433625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.652158" calcext:value-type="float">
            <text:p>14.652158</text:p>
          </table:table-cell>
          <table:table-cell office:value-type="float" office:value="8.55464525" calcext:value-type="float">
            <text:p>8.55464525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.652158" calcext:value-type="float">
            <text:p>14.652158</text:p>
          </table:table-cell>
          <table:table-cell office:value-type="float" office:value="8.446512275" calcext:value-type="float">
            <text:p>8.446512275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5.312792" calcext:value-type="float">
            <text:p>15.312792</text:p>
          </table:table-cell>
          <table:table-cell office:value-type="float" office:value="8.3439688625" calcext:value-type="float">
            <text:p>8.3439688625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8.854595" calcext:value-type="float">
            <text:p>18.854595</text:p>
          </table:table-cell>
          <table:table-cell office:value-type="float" office:value="8.2447382125" calcext:value-type="float">
            <text:p>8.2447382125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8.993468" calcext:value-type="float">
            <text:p>18.993468</text:p>
          </table:table-cell>
          <table:table-cell office:value-type="float" office:value="8.1125518875" calcext:value-type="float">
            <text:p>8.1125518875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7.272024" calcext:value-type="float">
            <text:p>17.272024</text:p>
          </table:table-cell>
          <table:table-cell office:value-type="float" office:value="7.9845159625" calcext:value-type="float">
            <text:p>7.984515962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4.493903" calcext:value-type="float">
            <text:p>14.493903</text:p>
          </table:table-cell>
          <table:table-cell office:value-type="float" office:value="7.875994625" calcext:value-type="float">
            <text:p>7.875994625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1.088595" calcext:value-type="float">
            <text:p>11.088595</text:p>
          </table:table-cell>
          <table:table-cell office:value-type="float" office:value="7.7920509125" calcext:value-type="float">
            <text:p>7.7920509125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96201" calcext:value-type="float">
            <text:p>6.96201</text:p>
          </table:table-cell>
          <table:table-cell office:value-type="float" office:value="7.7332982" calcext:value-type="float">
            <text:p>7.7332982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96201" calcext:value-type="float">
            <text:p>6.96201</text:p>
          </table:table-cell>
          <table:table-cell office:value-type="float" office:value="7.7025883" calcext:value-type="float">
            <text:p>7.7025883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96201" calcext:value-type="float">
            <text:p>6.96201</text:p>
          </table:table-cell>
          <table:table-cell office:value-type="float" office:value="7.6418614125" calcext:value-type="float">
            <text:p>7.6418614125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96201" calcext:value-type="float">
            <text:p>6.96201</text:p>
          </table:table-cell>
          <table:table-cell office:value-type="float" office:value="7.581134525" calcext:value-type="float">
            <text:p>7.581134525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96201" calcext:value-type="float">
            <text:p>6.96201</text:p>
          </table:table-cell>
          <table:table-cell office:value-type="float" office:value="7.51751155" calcext:value-type="float">
            <text:p>7.51751155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96201" calcext:value-type="float">
            <text:p>6.96201</text:p>
          </table:table-cell>
          <table:table-cell office:value-type="float" office:value="7.487933125" calcext:value-type="float">
            <text:p>7.48793312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96201" calcext:value-type="float">
            <text:p>6.96201</text:p>
          </table:table-cell>
          <table:table-cell office:value-type="float" office:value="7.486016125" calcext:value-type="float">
            <text:p>7.486016125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96201" calcext:value-type="float">
            <text:p>6.96201</text:p>
          </table:table-cell>
          <table:table-cell office:value-type="float" office:value="7.5048797" calcext:value-type="float">
            <text:p>7.5048797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8.0946" calcext:value-type="float">
            <text:p>8.0946</text:p>
          </table:table-cell>
          <table:table-cell office:value-type="float" office:value="7.53607085" calcext:value-type="float">
            <text:p>7.53607085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0.058221" calcext:value-type="float">
            <text:p>10.058221</text:p>
          </table:table-cell>
          <table:table-cell office:value-type="float" office:value="7.556107" calcext:value-type="float">
            <text:p>7.556107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9.365698" calcext:value-type="float">
            <text:p>9.365698</text:p>
          </table:table-cell>
          <table:table-cell office:value-type="float" office:value="7.5453290875" calcext:value-type="float">
            <text:p>7.5453290875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53055" calcext:value-type="float">
            <text:p>6.53055</text:p>
          </table:table-cell>
          <table:table-cell office:value-type="float" office:value="7.528762875" calcext:value-type="float">
            <text:p>7.528762875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.53055" calcext:value-type="float">
            <text:p>6.53055</text:p>
          </table:table-cell>
          <table:table-cell office:value-type="float" office:value="7.527500425" calcext:value-type="float">
            <text:p>7.52750042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53055" calcext:value-type="float">
            <text:p>6.53055</text:p>
          </table:table-cell>
          <table:table-cell office:value-type="float" office:value="7.505265325" calcext:value-type="float">
            <text:p>7.505265325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.695567" calcext:value-type="float">
            <text:p>1.695567</text:p>
          </table:table-cell>
          <table:table-cell office:value-type="float" office:value="7.470308875" calcext:value-type="float">
            <text:p>7.470308875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.137181" calcext:value-type="float">
            <text:p>7.137181</text:p>
          </table:table-cell>
          <table:table-cell office:value-type="float" office:value="7.4995108875" calcext:value-type="float">
            <text:p>7.4995108875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0.294173" calcext:value-type="float">
            <text:p>10.294173</text:p>
          </table:table-cell>
          <table:table-cell office:value-type="float" office:value="7.4737766875" calcext:value-type="float">
            <text:p>7.4737766875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2.136673" calcext:value-type="float">
            <text:p>12.136673</text:p>
          </table:table-cell>
          <table:table-cell office:value-type="float" office:value="7.4212400875" calcext:value-type="float">
            <text:p>7.4212400875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2.672724" calcext:value-type="float">
            <text:p>12.672724</text:p>
          </table:table-cell>
          <table:table-cell office:value-type="float" office:value="7.3545565375" calcext:value-type="float">
            <text:p>7.3545565375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1.862436" calcext:value-type="float">
            <text:p>11.862436</text:p>
          </table:table-cell>
          <table:table-cell office:value-type="float" office:value="7.2863392375" calcext:value-type="float">
            <text:p>7.2863392375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9.609577" calcext:value-type="float">
            <text:p>9.609577</text:p>
          </table:table-cell>
          <table:table-cell office:value-type="float" office:value="7.2305715125" calcext:value-type="float">
            <text:p>7.2305715125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5.39249" calcext:value-type="float">
            <text:p>5.39249</text:p>
          </table:table-cell>
          <table:table-cell office:value-type="float" office:value="7.2027723875" calcext:value-type="float">
            <text:p>7.2027723875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5.39249" calcext:value-type="float">
            <text:p>5.39249</text:p>
          </table:table-cell>
          <table:table-cell office:value-type="float" office:value="7.2247025375" calcext:value-type="float">
            <text:p>7.2247025375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5.39249" calcext:value-type="float">
            <text:p>5.39249</text:p>
          </table:table-cell>
          <table:table-cell office:value-type="float" office:value="7.2407997" calcext:value-type="float">
            <text:p>7.2407997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5.39249" calcext:value-type="float">
            <text:p>5.39249</text:p>
          </table:table-cell>
          <table:table-cell office:value-type="float" office:value="7.2492676" calcext:value-type="float">
            <text:p>7.2492676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5.39249" calcext:value-type="float">
            <text:p>5.39249</text:p>
          </table:table-cell>
          <table:table-cell office:value-type="float" office:value="7.2507992375" calcext:value-type="float">
            <text:p>7.2507992375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5.39249" calcext:value-type="float">
            <text:p>5.39249</text:p>
          </table:table-cell>
          <table:table-cell office:value-type="float" office:value="7.249252275" calcext:value-type="float">
            <text:p>7.249252275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.416845" calcext:value-type="float">
            <text:p>4.416845</text:p>
          </table:table-cell>
          <table:table-cell office:value-type="float" office:value="7.2500638125" calcext:value-type="float">
            <text:p>7.2500638125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8.010519" calcext:value-type="float">
            <text:p>8.010519</text:p>
          </table:table-cell>
          <table:table-cell office:value-type="float" office:value="7.2692842125" calcext:value-type="float">
            <text:p>7.2692842125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0.142133" calcext:value-type="float">
            <text:p>10.142133</text:p>
          </table:table-cell>
          <table:table-cell office:value-type="float" office:value="7.2505349625" calcext:value-type="float">
            <text:p>7.2505349625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1.245671" calcext:value-type="float">
            <text:p>11.245671</text:p>
          </table:table-cell>
          <table:table-cell office:value-type="float" office:value="7.2104110625" calcext:value-type="float">
            <text:p>7.2104110625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1.232974" calcext:value-type="float">
            <text:p>11.232974</text:p>
          </table:table-cell>
          <table:table-cell office:value-type="float" office:value="7.159083425" calcext:value-type="float">
            <text:p>7.159083425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0.003053" calcext:value-type="float">
            <text:p>10.003053</text:p>
          </table:table-cell>
          <table:table-cell office:value-type="float" office:value="7.108060175" calcext:value-type="float">
            <text:p>7.108060175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7.562538" calcext:value-type="float">
            <text:p>7.562538</text:p>
          </table:table-cell>
          <table:table-cell office:value-type="float" office:value="7.0710726" calcext:value-type="float">
            <text:p>7.0710726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.814379" calcext:value-type="float">
            <text:p>3.814379</text:p>
          </table:table-cell>
          <table:table-cell office:value-type="float" office:value="7.0628608625" calcext:value-type="float">
            <text:p>7.0628608625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.814379" calcext:value-type="float">
            <text:p>3.814379</text:p>
          </table:table-cell>
          <table:table-cell office:value-type="float" office:value="7.1002073875" calcext:value-type="float">
            <text:p>7.1002073875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.814379" calcext:value-type="float">
            <text:p>3.814379</text:p>
          </table:table-cell>
          <table:table-cell office:value-type="float" office:value="7.1372734" calcext:value-type="float">
            <text:p>7.1372734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328485" calcext:value-type="float">
            <text:p>1.328485</text:p>
          </table:table-cell>
          <table:table-cell office:value-type="float" office:value="7.1755561625" calcext:value-type="float">
            <text:p>7.1755561625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.232841" calcext:value-type="float">
            <text:p>5.232841</text:p>
          </table:table-cell>
          <table:table-cell office:value-type="float" office:value="7.2478053125" calcext:value-type="float">
            <text:p>7.2478053125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7.160992" calcext:value-type="float">
            <text:p>7.160992</text:p>
          </table:table-cell>
          <table:table-cell office:value-type="float" office:value="7.275120525" calcext:value-type="float">
            <text:p>7.275120525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8.212828" calcext:value-type="float">
            <text:p>8.212828</text:p>
          </table:table-cell>
          <table:table-cell office:value-type="float" office:value="7.281414125" calcext:value-type="float">
            <text:p>7.281414125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8.740917" calcext:value-type="float">
            <text:p>8.740917</text:p>
          </table:table-cell>
          <table:table-cell office:value-type="float" office:value="7.2746341375" calcext:value-type="float">
            <text:p>7.2746341375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9.143867" calcext:value-type="float">
            <text:p>9.143867</text:p>
          </table:table-cell>
          <table:table-cell office:value-type="float" office:value="7.2567299" calcext:value-type="float">
            <text:p>7.2567299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9.764976" calcext:value-type="float">
            <text:p>9.764976</text:p>
          </table:table-cell>
          <table:table-cell office:value-type="float" office:value="7.2247608625" calcext:value-type="float">
            <text:p>7.2247608625</text:p>
          </table:table-cell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0.675442" calcext:value-type="float">
            <text:p>10.675442</text:p>
          </table:table-cell>
          <table:table-cell office:value-type="float" office:value="7.1741664625" calcext:value-type="float">
            <text:p>7.1741664625</text:p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1.648204" calcext:value-type="float">
            <text:p>11.648204</text:p>
          </table:table-cell>
          <table:table-cell office:value-type="float" office:value="7.1048939125" calcext:value-type="float">
            <text:p>7.1048939125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2.373341" calcext:value-type="float">
            <text:p>12.373341</text:p>
          </table:table-cell>
          <table:table-cell office:value-type="float" office:value="7.0244928125" calcext:value-type="float">
            <text:p>7.0244928125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2.640313" calcext:value-type="float">
            <text:p>12.640313</text:p>
          </table:table-cell>
          <table:table-cell office:value-type="float" office:value="6.942546175" calcext:value-type="float">
            <text:p>6.942546175</text:p>
          </table:table-cell>
          <table:table-cell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2.321713" calcext:value-type="float">
            <text:p>12.321713</text:p>
          </table:table-cell>
          <table:table-cell office:value-type="float" office:value="6.86511695" calcext:value-type="float">
            <text:p>6.86511695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1.189416" calcext:value-type="float">
            <text:p>11.189416</text:p>
          </table:table-cell>
          <table:table-cell office:value-type="float" office:value="6.79560035" calcext:value-type="float">
            <text:p>6.79560035</text:p>
          </table:table-cell>
          <table:table-cell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8.636404" calcext:value-type="float">
            <text:p>8.636404</text:p>
          </table:table-cell>
          <table:table-cell office:value-type="float" office:value="6.7396146375" calcext:value-type="float">
            <text:p>6.7396146375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8.636404" calcext:value-type="float">
            <text:p>8.636404</text:p>
          </table:table-cell>
          <table:table-cell office:value-type="float" office:value="6.7129087375" calcext:value-type="float">
            <text:p>6.7129087375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8.636404" calcext:value-type="float">
            <text:p>8.636404</text:p>
          </table:table-cell>
          <table:table-cell office:value-type="float" office:value="6.6857220875" calcext:value-type="float">
            <text:p>6.6857220875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8.636404" calcext:value-type="float">
            <text:p>8.636404</text:p>
          </table:table-cell>
          <table:table-cell office:value-type="float" office:value="6.66286675" calcext:value-type="float">
            <text:p>6.66286675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8.636404" calcext:value-type="float">
            <text:p>8.636404</text:p>
          </table:table-cell>
          <table:table-cell office:value-type="float" office:value="6.6479732125" calcext:value-type="float">
            <text:p>6.6479732125</text:p>
          </table:table-cell>
          <table:table-cell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8.636404" calcext:value-type="float">
            <text:p>8.636404</text:p>
          </table:table-cell>
          <table:table-cell office:value-type="float" office:value="6.6411739875" calcext:value-type="float">
            <text:p>6.6411739875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8.636404" calcext:value-type="float">
            <text:p>8.636404</text:p>
          </table:table-cell>
          <table:table-cell office:value-type="float" office:value="6.6394791" calcext:value-type="float">
            <text:p>6.6394791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.852371" calcext:value-type="float">
            <text:p>6.852371</text:p>
          </table:table-cell>
          <table:table-cell office:value-type="float" office:value="6.638155225" calcext:value-type="float">
            <text:p>6.638155225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9.61863" calcext:value-type="float">
            <text:p>9.61863</text:p>
          </table:table-cell>
          <table:table-cell office:value-type="float" office:value="6.65420475" calcext:value-type="float">
            <text:p>6.65420475</text:p>
          </table:table-cell>
          <table:table-cell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0.10861" calcext:value-type="float">
            <text:p>10.10861</text:p>
          </table:table-cell>
          <table:table-cell office:value-type="float" office:value="6.6255722625" calcext:value-type="float">
            <text:p>6.6255722625</text:p>
          </table:table-cell>
          <table:table-cell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9.430484" calcext:value-type="float">
            <text:p>9.430484</text:p>
          </table:table-cell>
          <table:table-cell office:value-type="float" office:value="6.5760516" calcext:value-type="float">
            <text:p>6.5760516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8.28498" calcext:value-type="float">
            <text:p>8.28498</text:p>
          </table:table-cell>
          <table:table-cell office:value-type="float" office:value="6.516847175" calcext:value-type="float">
            <text:p>6.516847175</text:p>
          </table:table-cell>
          <table:table-cell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7.095852" calcext:value-type="float">
            <text:p>7.095852</text:p>
          </table:table-cell>
          <table:table-cell office:value-type="float" office:value="6.4544665625" calcext:value-type="float">
            <text:p>6.4544665625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.02187" calcext:value-type="float">
            <text:p>6.02187</text:p>
          </table:table-cell>
          <table:table-cell office:value-type="float" office:value="6.402203225" calcext:value-type="float">
            <text:p>6.402203225</text:p>
          </table:table-cell>
          <table:table-cell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5.148233" calcext:value-type="float">
            <text:p>5.148233</text:p>
          </table:table-cell>
          <table:table-cell office:value-type="float" office:value="6.378462725" calcext:value-type="float">
            <text:p>6.378462725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4.703285" calcext:value-type="float">
            <text:p>4.703285</text:p>
          </table:table-cell>
          <table:table-cell office:value-type="float" office:value="6.3870269875" calcext:value-type="float">
            <text:p>6.3870269875</text:p>
          </table:table-cell>
          <table:table-cell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4.921232" calcext:value-type="float">
            <text:p>4.921232</text:p>
          </table:table-cell>
          <table:table-cell office:value-type="float" office:value="6.4189860125" calcext:value-type="float">
            <text:p>6.4189860125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5.620911" calcext:value-type="float">
            <text:p>5.620911</text:p>
          </table:table-cell>
          <table:table-cell office:value-type="float" office:value="6.4579102375" calcext:value-type="float">
            <text:p>6.4579102375</text:p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.327924" calcext:value-type="float">
            <text:p>6.327924</text:p>
          </table:table-cell>
          <table:table-cell office:value-type="float" office:value="6.487993675" calcext:value-type="float">
            <text:p>6.487993675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.674985" calcext:value-type="float">
            <text:p>6.674985</text:p>
          </table:table-cell>
          <table:table-cell office:value-type="float" office:value="6.5007574" calcext:value-type="float">
            <text:p>6.5007574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.555698" calcext:value-type="float">
            <text:p>6.555698</text:p>
          </table:table-cell>
          <table:table-cell office:value-type="float" office:value="6.497364375" calcext:value-type="float">
            <text:p>6.497364375</text:p>
          </table:table-cell>
          <table:table-cell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.172309" calcext:value-type="float">
            <text:p>6.172309</text:p>
          </table:table-cell>
          <table:table-cell office:value-type="float" office:value="6.48872255" calcext:value-type="float">
            <text:p>6.48872255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.00152" calcext:value-type="float">
            <text:p>6.00152</text:p>
          </table:table-cell>
          <table:table-cell office:value-type="float" office:value="6.4891988625" calcext:value-type="float">
            <text:p>6.4891988625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.448685" calcext:value-type="float">
            <text:p>6.448685</text:p>
          </table:table-cell>
          <table:table-cell office:value-type="float" office:value="6.503147075" calcext:value-type="float">
            <text:p>6.503147075</text:p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7.37434" calcext:value-type="float">
            <text:p>7.37434</text:p>
          </table:table-cell>
          <table:table-cell office:value-type="float" office:value="6.5214225875" calcext:value-type="float">
            <text:p>6.5214225875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8.279689" calcext:value-type="float">
            <text:p>8.279689</text:p>
          </table:table-cell>
          <table:table-cell office:value-type="float" office:value="6.531208125" calcext:value-type="float">
            <text:p>6.531208125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8.750594" calcext:value-type="float">
            <text:p>8.750594</text:p>
          </table:table-cell>
          <table:table-cell office:value-type="float" office:value="6.5246701875" calcext:value-type="float">
            <text:p>6.5246701875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8.590317" calcext:value-type="float">
            <text:p>8.590317</text:p>
          </table:table-cell>
          <table:table-cell office:value-type="float" office:value="6.501776925" calcext:value-type="float">
            <text:p>6.501776925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7.778406" calcext:value-type="float">
            <text:p>7.778406</text:p>
          </table:table-cell>
          <table:table-cell office:value-type="float" office:value="6.4710020375" calcext:value-type="float">
            <text:p>6.4710020375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.388378" calcext:value-type="float">
            <text:p>6.388378</text:p>
          </table:table-cell>
          <table:table-cell office:value-type="float" office:value="6.4477436625" calcext:value-type="float">
            <text:p>6.4477436625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.505218" calcext:value-type="float">
            <text:p>4.505218</text:p>
          </table:table-cell>
          <table:table-cell office:value-type="float" office:value="6.4472294875" calcext:value-type="float">
            <text:p>6.4472294875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.103859" calcext:value-type="float">
            <text:p>2.103859</text:p>
          </table:table-cell>
          <table:table-cell office:value-type="float" office:value="6.4778479625" calcext:value-type="float">
            <text:p>6.4778479625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2.103859" calcext:value-type="float">
            <text:p>2.103859</text:p>
          </table:table-cell>
          <table:table-cell office:value-type="float" office:value="6.54300145" calcext:value-type="float">
            <text:p>6.54300145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.872172" calcext:value-type="float">
            <text:p>1.872172</text:p>
          </table:table-cell>
          <table:table-cell office:value-type="float" office:value="6.6080740625" calcext:value-type="float">
            <text:p>6.6080740625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.595736" calcext:value-type="float">
            <text:p>4.595736</text:p>
          </table:table-cell>
          <table:table-cell office:value-type="float" office:value="6.6731168125" calcext:value-type="float">
            <text:p>6.6731168125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.80865" calcext:value-type="float">
            <text:p>6.80865</text:p>
          </table:table-cell>
          <table:table-cell office:value-type="float" office:value="6.7016135875" calcext:value-type="float">
            <text:p>6.7016135875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8.471096" calcext:value-type="float">
            <text:p>8.471096</text:p>
          </table:table-cell>
          <table:table-cell office:value-type="float" office:value="6.70262545" calcext:value-type="float">
            <text:p>6.70262545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9.457302" calcext:value-type="float">
            <text:p>9.457302</text:p>
          </table:table-cell>
          <table:table-cell office:value-type="float" office:value="6.6851279625" calcext:value-type="float">
            <text:p>6.6851279625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9.697492" calcext:value-type="float">
            <text:p>9.697492</text:p>
          </table:table-cell>
          <table:table-cell office:value-type="float" office:value="6.6569677625" calcext:value-type="float">
            <text:p>6.6569677625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9.195988" calcext:value-type="float">
            <text:p>9.195988</text:p>
          </table:table-cell>
          <table:table-cell office:value-type="float" office:value="6.6240268375" calcext:value-type="float">
            <text:p>6.6240268375</text:p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8.040401" calcext:value-type="float">
            <text:p>8.040401</text:p>
          </table:table-cell>
          <table:table-cell office:value-type="float" office:value="6.5903886" calcext:value-type="float">
            <text:p>6.5903886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6.429554" calcext:value-type="float">
            <text:p>6.429554</text:p>
          </table:table-cell>
          <table:table-cell office:value-type="float" office:value="6.559006375" calcext:value-type="float">
            <text:p>6.559006375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4.751742" calcext:value-type="float">
            <text:p>4.751742</text:p>
          </table:table-cell>
          <table:table-cell office:value-type="float" office:value="6.533126025" calcext:value-type="float">
            <text:p>6.533126025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.734034" calcext:value-type="float">
            <text:p>3.734034</text:p>
          </table:table-cell>
          <table:table-cell office:value-type="float" office:value="6.51923075" calcext:value-type="float">
            <text:p>6.51923075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4.031728" calcext:value-type="float">
            <text:p>4.031728</text:p>
          </table:table-cell>
          <table:table-cell office:value-type="float" office:value="6.52460315" calcext:value-type="float">
            <text:p>6.52460315</text:p>
          </table:table-cell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5.078445" calcext:value-type="float">
            <text:p>5.078445</text:p>
          </table:table-cell>
          <table:table-cell office:value-type="float" office:value="6.5437049875" calcext:value-type="float">
            <text:p>6.5437049875</text:p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6.091245" calcext:value-type="float">
            <text:p>6.091245</text:p>
          </table:table-cell>
          <table:table-cell office:value-type="float" office:value="6.5676666625" calcext:value-type="float">
            <text:p>6.5676666625</text:p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6.801989" calcext:value-type="float">
            <text:p>6.801989</text:p>
          </table:table-cell>
          <table:table-cell office:value-type="float" office:value="6.5918258" calcext:value-type="float">
            <text:p>6.5918258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7.21534" calcext:value-type="float">
            <text:p>7.21534</text:p>
          </table:table-cell>
          <table:table-cell office:value-type="float" office:value="6.613009" calcext:value-type="float">
            <text:p>6.613009</text:p>
          </table:table-cell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7.401018" calcext:value-type="float">
            <text:p>7.401018</text:p>
          </table:table-cell>
          <table:table-cell office:value-type="float" office:value="6.628560225" calcext:value-type="float">
            <text:p>6.628560225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7.385647" calcext:value-type="float">
            <text:p>7.385647</text:p>
          </table:table-cell>
          <table:table-cell office:value-type="float" office:value="6.6370249" calcext:value-type="float">
            <text:p>6.6370249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7.146902" calcext:value-type="float">
            <text:p>7.146902</text:p>
          </table:table-cell>
          <table:table-cell office:value-type="float" office:value="6.6391495875" calcext:value-type="float">
            <text:p>6.6391495875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.680263" calcext:value-type="float">
            <text:p>6.680263</text:p>
          </table:table-cell>
          <table:table-cell office:value-type="float" office:value="6.6380738375" calcext:value-type="float">
            <text:p>6.6380738375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.069922" calcext:value-type="float">
            <text:p>6.069922</text:p>
          </table:table-cell>
          <table:table-cell office:value-type="float" office:value="6.6383362625" calcext:value-type="float">
            <text:p>6.6383362625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.515021" calcext:value-type="float">
            <text:p>5.515021</text:p>
          </table:table-cell>
          <table:table-cell office:value-type="float" office:value="6.644061825" calcext:value-type="float">
            <text:p>6.644061825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5.268733" calcext:value-type="float">
            <text:p>5.268733</text:p>
          </table:table-cell>
          <table:table-cell office:value-type="float" office:value="6.6567816625" calcext:value-type="float">
            <text:p>6.6567816625</text:p>
          </table:table-cell>
          <table:table-cell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5.457413" calcext:value-type="float">
            <text:p>5.457413</text:p>
          </table:table-cell>
          <table:table-cell office:value-type="float" office:value="6.6738728375" calcext:value-type="float">
            <text:p>6.6738728375</text:p>
          </table:table-cell>
          <table:table-cell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5.954477" calcext:value-type="float">
            <text:p>5.954477</text:p>
          </table:table-cell>
          <table:table-cell office:value-type="float" office:value="6.6896137" calcext:value-type="float">
            <text:p>6.6896137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.510579" calcext:value-type="float">
            <text:p>6.510579</text:p>
          </table:table-cell>
          <table:table-cell office:value-type="float" office:value="6.698706475" calcext:value-type="float">
            <text:p>6.698706475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.932221" calcext:value-type="float">
            <text:p>6.932221</text:p>
          </table:table-cell>
          <table:table-cell office:value-type="float" office:value="6.6989814125" calcext:value-type="float">
            <text:p>6.6989814125</text:p>
          </table:table-cell>
          <table:table-cell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7.13946" calcext:value-type="float">
            <text:p>7.13946</text:p>
          </table:table-cell>
          <table:table-cell office:value-type="float" office:value="6.6920707125" calcext:value-type="float">
            <text:p>6.6920707125</text:p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7.151114" calcext:value-type="float">
            <text:p>7.151114</text:p>
          </table:table-cell>
          <table:table-cell office:value-type="float" office:value="6.6826194375" calcext:value-type="float">
            <text:p>6.6826194375</text:p>
          </table:table-cell>
          <table:table-cell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7.044047" calcext:value-type="float">
            <text:p>7.044047</text:p>
          </table:table-cell>
          <table:table-cell office:value-type="float" office:value="6.6760804625" calcext:value-type="float">
            <text:p>6.6760804625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.905599" calcext:value-type="float">
            <text:p>6.905599</text:p>
          </table:table-cell>
          <table:table-cell office:value-type="float" office:value="6.6759151625" calcext:value-type="float">
            <text:p>6.6759151625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.802101" calcext:value-type="float">
            <text:p>6.802101</text:p>
          </table:table-cell>
          <table:table-cell office:value-type="float" office:value="6.68207525" calcext:value-type="float">
            <text:p>6.68207525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.77966" calcext:value-type="float">
            <text:p>6.77966</text:p>
          </table:table-cell>
          <table:table-cell office:value-type="float" office:value="6.6914030625" calcext:value-type="float">
            <text:p>6.6914030625</text:p>
          </table:table-cell>
          <table:table-cell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.877" calcext:value-type="float">
            <text:p>6.877</text:p>
          </table:table-cell>
          <table:table-cell office:value-type="float" office:value="6.6990350125" calcext:value-type="float">
            <text:p>6.6990350125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7.108417" calcext:value-type="float">
            <text:p>7.108417</text:p>
          </table:table-cell>
          <table:table-cell office:value-type="float" office:value="6.6999921125" calcext:value-type="float">
            <text:p>6.6999921125</text:p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7.418058" calcext:value-type="float">
            <text:p>7.418058</text:p>
          </table:table-cell>
          <table:table-cell office:value-type="float" office:value="6.6909378875" calcext:value-type="float">
            <text:p>6.6909378875</text:p>
          </table:table-cell>
          <table:table-cell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7.66448" calcext:value-type="float">
            <text:p>7.66448</text:p>
          </table:table-cell>
          <table:table-cell office:value-type="float" office:value="6.6721564" calcext:value-type="float">
            <text:p>6.6721564</text:p>
          </table:table-cell>
          <table:table-cell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7.670429" calcext:value-type="float">
            <text:p>7.670429</text:p>
          </table:table-cell>
          <table:table-cell office:value-type="float" office:value="6.6487395" calcext:value-type="float">
            <text:p>6.6487395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7.308578" calcext:value-type="float">
            <text:p>7.308578</text:p>
          </table:table-cell>
          <table:table-cell office:value-type="float" office:value="6.6293146" calcext:value-type="float">
            <text:p>6.6293146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.586344" calcext:value-type="float">
            <text:p>6.586344</text:p>
          </table:table-cell>
          <table:table-cell office:value-type="float" office:value="6.622621725" calcext:value-type="float">
            <text:p>6.622621725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5.717424" calcext:value-type="float">
            <text:p>5.717424</text:p>
          </table:table-cell>
          <table:table-cell office:value-type="float" office:value="6.6341125375" calcext:value-type="float">
            <text:p>6.6341125375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5.133638" calcext:value-type="float">
            <text:p>5.133638</text:p>
          </table:table-cell>
          <table:table-cell office:value-type="float" office:value="6.6631614625" calcext:value-type="float">
            <text:p>6.6631614625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5.216116" calcext:value-type="float">
            <text:p>5.216116</text:p>
          </table:table-cell>
          <table:table-cell office:value-type="float" office:value="6.700924675" calcext:value-type="float">
            <text:p>6.700924675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5.81761" calcext:value-type="float">
            <text:p>5.81761</text:p>
          </table:table-cell>
          <table:table-cell office:value-type="float" office:value="6.732165625" calcext:value-type="float">
            <text:p>6.732165625</text:p>
          </table:table-cell>
          <table:table-cell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.445975" calcext:value-type="float">
            <text:p>6.445975</text:p>
          </table:table-cell>
          <table:table-cell office:value-type="float" office:value="6.7439469625" calcext:value-type="float">
            <text:p>6.7439469625</text:p>
          </table:table-cell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.760385" calcext:value-type="float">
            <text:p>6.760385</text:p>
          </table:table-cell>
          <table:table-cell office:value-type="float" office:value="6.7335923125" calcext:value-type="float">
            <text:p>6.7335923125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.710559" calcext:value-type="float">
            <text:p>6.710559</text:p>
          </table:table-cell>
          <table:table-cell office:value-type="float" office:value="6.7122289625" calcext:value-type="float">
            <text:p>6.7122289625</text:p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.499932" calcext:value-type="float">
            <text:p>6.499932</text:p>
          </table:table-cell>
          <table:table-cell office:value-type="float" office:value="6.700174825" calcext:value-type="float">
            <text:p>6.700174825</text:p>
          </table:table-cell>
          <table:table-cell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.461472" calcext:value-type="float">
            <text:p>6.461472</text:p>
          </table:table-cell>
          <table:table-cell office:value-type="float" office:value="6.709523875" calcext:value-type="float">
            <text:p>6.709523875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6.807977" calcext:value-type="float">
            <text:p>6.807977</text:p>
          </table:table-cell>
          <table:table-cell office:value-type="float" office:value="6.7372702625" calcext:value-type="float">
            <text:p>6.7372702625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7.444921" calcext:value-type="float">
            <text:p>7.444921</text:p>
          </table:table-cell>
          <table:table-cell office:value-type="float" office:value="6.77074085" calcext:value-type="float">
            <text:p>6.77074085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8.092466" calcext:value-type="float">
            <text:p>8.092466</text:p>
          </table:table-cell>
          <table:table-cell office:value-type="float" office:value="6.7951333125" calcext:value-type="float">
            <text:p>6.7951333125</text:p>
          </table:table-cell>
          <table:table-cell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8.500813" calcext:value-type="float">
            <text:p>8.500813</text:p>
          </table:table-cell>
          <table:table-cell office:value-type="float" office:value="6.7986055375" calcext:value-type="float">
            <text:p>6.7986055375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8.530494" calcext:value-type="float">
            <text:p>8.530494</text:p>
          </table:table-cell>
          <table:table-cell office:value-type="float" office:value="6.7740913875" calcext:value-type="float">
            <text:p>6.7740913875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8.136333" calcext:value-type="float">
            <text:p>8.136333</text:p>
          </table:table-cell>
          <table:table-cell office:value-type="float" office:value="6.7195432875" calcext:value-type="float">
            <text:p>6.7195432875</text:p>
          </table:table-cell>
          <table:table-cell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7.328031" calcext:value-type="float">
            <text:p>7.328031</text:p>
          </table:table-cell>
          <table:table-cell office:value-type="float" office:value="6.6384334875" calcext:value-type="float">
            <text:p>6.6384334875</text:p>
          </table:table-cell>
          <table:table-cell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.146957" calcext:value-type="float">
            <text:p>6.146957</text:p>
          </table:table-cell>
          <table:table-cell office:value-type="float" office:value="6.5647254875" calcext:value-type="float">
            <text:p>6.5647254875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4.69413" calcext:value-type="float">
            <text:p>4.69413</text:p>
          </table:table-cell>
          <table:table-cell office:value-type="float" office:value="6.5327906875" calcext:value-type="float">
            <text:p>6.5327906875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.294531" calcext:value-type="float">
            <text:p>3.294531</text:p>
          </table:table-cell>
          <table:table-cell office:value-type="float" office:value="6.5422688125" calcext:value-type="float">
            <text:p>6.5422688125</text:p>
          </table:table-cell>
          <table:table-cell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2.914785" calcext:value-type="float">
            <text:p>2.914785</text:p>
          </table:table-cell>
          <table:table-cell office:value-type="float" office:value="6.5865905375" calcext:value-type="float">
            <text:p>6.5865905375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4.12263" calcext:value-type="float">
            <text:p>4.12263</text:p>
          </table:table-cell>
          <table:table-cell office:value-type="float" office:value="6.646765075" calcext:value-type="float">
            <text:p>6.646765075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5.833374" calcext:value-type="float">
            <text:p>5.833374</text:p>
          </table:table-cell>
          <table:table-cell office:value-type="float" office:value="6.696703" calcext:value-type="float">
            <text:p>6.696703</text:p>
          </table:table-cell>
          <table:table-cell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7.260007" calcext:value-type="float">
            <text:p>7.260007</text:p>
          </table:table-cell>
          <table:table-cell office:value-type="float" office:value="6.7240973625" calcext:value-type="float">
            <text:p>6.7240973625</text:p>
          </table:table-cell>
          <table:table-cell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8.03517" calcext:value-type="float">
            <text:p>8.03517</text:p>
          </table:table-cell>
          <table:table-cell office:value-type="float" office:value="6.727296275" calcext:value-type="float">
            <text:p>6.727296275</text:p>
          </table:table-cell>
          <table:table-cell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8.027586" calcext:value-type="float">
            <text:p>8.027586</text:p>
          </table:table-cell>
          <table:table-cell office:value-type="float" office:value="6.7111372875" calcext:value-type="float">
            <text:p>6.7111372875</text:p>
          </table:table-cell>
          <table:table-cell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7.349022" calcext:value-type="float">
            <text:p>7.349022</text:p>
          </table:table-cell>
          <table:table-cell office:value-type="float" office:value="6.6851924" calcext:value-type="float">
            <text:p>6.6851924</text:p>
          </table:table-cell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.403543" calcext:value-type="float">
            <text:p>6.403543</text:p>
          </table:table-cell>
          <table:table-cell office:value-type="float" office:value="6.661024125" calcext:value-type="float">
            <text:p>6.661024125</text:p>
          </table:table-cell>
          <table:table-cell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5.864352" calcext:value-type="float">
            <text:p>5.864352</text:p>
          </table:table-cell>
          <table:table-cell office:value-type="float" office:value="6.6467100125" calcext:value-type="float">
            <text:p>6.6467100125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.210414" calcext:value-type="float">
            <text:p>6.210414</text:p>
          </table:table-cell>
          <table:table-cell office:value-type="float" office:value="6.6406613" calcext:value-type="float">
            <text:p>6.6406613</text:p>
          </table:table-cell>
          <table:table-cell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7.117377" calcext:value-type="float">
            <text:p>7.117377</text:p>
          </table:table-cell>
          <table:table-cell office:value-type="float" office:value="6.6334580625" calcext:value-type="float">
            <text:p>6.6334580625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7.910726" calcext:value-type="float">
            <text:p>7.910726</text:p>
          </table:table-cell>
          <table:table-cell office:value-type="float" office:value="6.619505475" calcext:value-type="float">
            <text:p>6.619505475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8.157183" calcext:value-type="float">
            <text:p>8.157183</text:p>
          </table:table-cell>
          <table:table-cell office:value-type="float" office:value="6.6024551625" calcext:value-type="float">
            <text:p>6.6024551625</text:p>
          </table:table-cell>
          <table:table-cell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7.756654" calcext:value-type="float">
            <text:p>7.756654</text:p>
          </table:table-cell>
          <table:table-cell office:value-type="float" office:value="6.591195475" calcext:value-type="float">
            <text:p>6.591195475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6.919133" calcext:value-type="float">
            <text:p>6.919133</text:p>
          </table:table-cell>
          <table:table-cell office:value-type="float" office:value="6.593887925" calcext:value-type="float">
            <text:p>6.593887925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.128326" calcext:value-type="float">
            <text:p>6.128326</text:p>
          </table:table-cell>
          <table:table-cell office:value-type="float" office:value="6.6133844" calcext:value-type="float">
            <text:p>6.6133844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5.917736" calcext:value-type="float">
            <text:p>5.917736</text:p>
          </table:table-cell>
          <table:table-cell office:value-type="float" office:value="6.6445393125" calcext:value-type="float">
            <text:p>6.6445393125</text:p>
          </table:table-cell>
          <table:table-cell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.347244" calcext:value-type="float">
            <text:p>6.347244</text:p>
          </table:table-cell>
          <table:table-cell office:value-type="float" office:value="6.67509125" calcext:value-type="float">
            <text:p>6.67509125</text:p>
          </table:table-cell>
          <table:table-cell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.954696" calcext:value-type="float">
            <text:p>6.954696</text:p>
          </table:table-cell>
          <table:table-cell office:value-type="float" office:value="6.69318" calcext:value-type="float">
            <text:p>6.69318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7.316138" calcext:value-type="float">
            <text:p>7.316138</text:p>
          </table:table-cell>
          <table:table-cell office:value-type="float" office:value="6.695077025" calcext:value-type="float">
            <text:p>6.695077025</text:p>
          </table:table-cell>
          <table:table-cell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7.309668" calcext:value-type="float">
            <text:p>7.309668</text:p>
          </table:table-cell>
          <table:table-cell office:value-type="float" office:value="6.685094125" calcext:value-type="float">
            <text:p>6.685094125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7.075592" calcext:value-type="float">
            <text:p>7.075592</text:p>
          </table:table-cell>
          <table:table-cell office:value-type="float" office:value="6.6710242625" calcext:value-type="float">
            <text:p>6.6710242625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6.875478" calcext:value-type="float">
            <text:p>6.875478</text:p>
          </table:table-cell>
          <table:table-cell office:value-type="float" office:value="6.6592296375" calcext:value-type="float">
            <text:p>6.6592296375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.889599" calcext:value-type="float">
            <text:p>6.889599</text:p>
          </table:table-cell>
          <table:table-cell office:value-type="float" office:value="6.6518959375" calcext:value-type="float">
            <text:p>6.6518959375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7.071297" calcext:value-type="float">
            <text:p>7.071297</text:p>
          </table:table-cell>
          <table:table-cell office:value-type="float" office:value="6.6479173375" calcext:value-type="float">
            <text:p>6.6479173375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7.204486" calcext:value-type="float">
            <text:p>7.204486</text:p>
          </table:table-cell>
          <table:table-cell office:value-type="float" office:value="6.646008375" calcext:value-type="float">
            <text:p>6.646008375</text:p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7.062218" calcext:value-type="float">
            <text:p>7.062218</text:p>
          </table:table-cell>
          <table:table-cell office:value-type="float" office:value="6.646782925" calcext:value-type="float">
            <text:p>6.646782925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6.504929" calcext:value-type="float">
            <text:p>6.504929</text:p>
          </table:table-cell>
          <table:table-cell office:value-type="float" office:value="6.6526662375" calcext:value-type="float">
            <text:p>6.6526662375</text:p>
          </table:table-cell>
          <table:table-cell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5.529823" calcext:value-type="float">
            <text:p>5.529823</text:p>
          </table:table-cell>
          <table:table-cell office:value-type="float" office:value="6.6668574875" calcext:value-type="float">
            <text:p>6.6668574875</text:p>
          </table:table-cell>
          <table:table-cell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4.359126" calcext:value-type="float">
            <text:p>4.359126</text:p>
          </table:table-cell>
          <table:table-cell office:value-type="float" office:value="6.6920726625" calcext:value-type="float">
            <text:p>6.6920726625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.64012" calcext:value-type="float">
            <text:p>3.64012</text:p>
          </table:table-cell>
          <table:table-cell office:value-type="float" office:value="6.7283169" calcext:value-type="float">
            <text:p>6.7283169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.163826" calcext:value-type="float">
            <text:p>4.163826</text:p>
          </table:table-cell>
          <table:table-cell office:value-type="float" office:value="6.768010075" calcext:value-type="float">
            <text:p>6.768010075</text:p>
          </table:table-cell>
          <table:table-cell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5.559875" calcext:value-type="float">
            <text:p>5.559875</text:p>
          </table:table-cell>
          <table:table-cell office:value-type="float" office:value="6.7945001625" calcext:value-type="float">
            <text:p>6.7945001625</text:p>
          </table:table-cell>
          <table:table-cell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.995379" calcext:value-type="float">
            <text:p>6.995379</text:p>
          </table:table-cell>
          <table:table-cell office:value-type="float" office:value="6.7970583875" calcext:value-type="float">
            <text:p>6.7970583875</text:p>
          </table:table-cell>
          <table:table-cell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8.023976" calcext:value-type="float">
            <text:p>8.023976</text:p>
          </table:table-cell>
          <table:table-cell office:value-type="float" office:value="6.7774328875" calcext:value-type="float">
            <text:p>6.7774328875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8.496645" calcext:value-type="float">
            <text:p>8.496645</text:p>
          </table:table-cell>
          <table:table-cell office:value-type="float" office:value="6.7453213" calcext:value-type="float">
            <text:p>6.7453213</text:p>
          </table:table-cell>
          <table:table-cell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8.459438" calcext:value-type="float">
            <text:p>8.459438</text:p>
          </table:table-cell>
          <table:table-cell office:value-type="float" office:value="6.7131575125" calcext:value-type="float">
            <text:p>6.7131575125</text:p>
          </table:table-cell>
          <table:table-cell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8.078192" calcext:value-type="float">
            <text:p>8.078192</text:p>
          </table:table-cell>
          <table:table-cell office:value-type="float" office:value="6.6910690375" calcext:value-type="float">
            <text:p>6.6910690375</text:p>
          </table:table-cell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7.555622" calcext:value-type="float">
            <text:p>7.555622</text:p>
          </table:table-cell>
          <table:table-cell office:value-type="float" office:value="6.6839657375" calcext:value-type="float">
            <text:p>6.6839657375</text:p>
          </table:table-cell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7.060842" calcext:value-type="float">
            <text:p>7.060842</text:p>
          </table:table-cell>
          <table:table-cell office:value-type="float" office:value="6.6911427" calcext:value-type="float">
            <text:p>6.6911427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.701257" calcext:value-type="float">
            <text:p>6.701257</text:p>
          </table:table-cell>
          <table:table-cell office:value-type="float" office:value="6.7074110625" calcext:value-type="float">
            <text:p>6.7074110625</text:p>
          </table:table-cell>
          <table:table-cell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.527967" calcext:value-type="float">
            <text:p>6.527967</text:p>
          </table:table-cell>
          <table:table-cell office:value-type="float" office:value="6.72496075" calcext:value-type="float">
            <text:p>6.72496075</text:p>
          </table:table-cell>
          <table:table-cell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.532608" calcext:value-type="float">
            <text:p>6.532608</text:p>
          </table:table-cell>
          <table:table-cell office:value-type="float" office:value="6.735658325" calcext:value-type="float">
            <text:p>6.735658325</text:p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.636027" calcext:value-type="float">
            <text:p>6.636027</text:p>
          </table:table-cell>
          <table:table-cell office:value-type="float" office:value="6.7340367" calcext:value-type="float">
            <text:p>6.7340367</text:p>
          </table:table-cell>
          <table:table-cell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.716682" calcext:value-type="float">
            <text:p>6.716682</text:p>
          </table:table-cell>
          <table:table-cell office:value-type="float" office:value="6.7209279375" calcext:value-type="float">
            <text:p>6.7209279375</text:p>
          </table:table-cell>
          <table:table-cell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.681899" calcext:value-type="float">
            <text:p>6.681899</text:p>
          </table:table-cell>
          <table:table-cell office:value-type="float" office:value="6.70496765" calcext:value-type="float">
            <text:p>6.70496765</text:p>
          </table:table-cell>
          <table:table-cell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.532574" calcext:value-type="float">
            <text:p>6.532574</text:p>
          </table:table-cell>
          <table:table-cell office:value-type="float" office:value="6.6968534625" calcext:value-type="float">
            <text:p>6.6968534625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.379365" calcext:value-type="float">
            <text:p>6.379365</text:p>
          </table:table-cell>
          <table:table-cell office:value-type="float" office:value="6.7014490125" calcext:value-type="float">
            <text:p>6.7014490125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.383358" calcext:value-type="float">
            <text:p>6.383358</text:p>
          </table:table-cell>
          <table:table-cell office:value-type="float" office:value="6.7161471125" calcext:value-type="float">
            <text:p>6.7161471125</text:p>
          </table:table-cell>
          <table:table-cell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6.627996" calcext:value-type="float">
            <text:p>6.627996</text:p>
          </table:table-cell>
          <table:table-cell office:value-type="float" office:value="6.7328163875" calcext:value-type="float">
            <text:p>6.7328163875</text:p>
          </table:table-cell>
          <table:table-cell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7.030823" calcext:value-type="float">
            <text:p>7.030823</text:p>
          </table:table-cell>
          <table:table-cell office:value-type="float" office:value="6.7410856125" calcext:value-type="float">
            <text:p>6.7410856125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7.398406" calcext:value-type="float">
            <text:p>7.398406</text:p>
          </table:table-cell>
          <table:table-cell office:value-type="float" office:value="6.7324566" calcext:value-type="float">
            <text:p>6.7324566</text:p>
          </table:table-cell>
          <table:table-cell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7.548326" calcext:value-type="float">
            <text:p>7.548326</text:p>
          </table:table-cell>
          <table:table-cell office:value-type="float" office:value="6.70425595" calcext:value-type="float">
            <text:p>6.70425595</text:p>
          </table:table-cell>
          <table:table-cell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7.390216" calcext:value-type="float">
            <text:p>7.390216</text:p>
          </table:table-cell>
          <table:table-cell office:value-type="float" office:value="6.6636801875" calcext:value-type="float">
            <text:p>6.6636801875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.953568" calcext:value-type="float">
            <text:p>6.953568</text:p>
          </table:table-cell>
          <table:table-cell office:value-type="float" office:value="6.6285243875" calcext:value-type="float">
            <text:p>6.6285243875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.384079" calcext:value-type="float">
            <text:p>6.384079</text:p>
          </table:table-cell>
          <table:table-cell office:value-type="float" office:value="6.61444195" calcext:value-type="float">
            <text:p>6.61444195</text:p>
          </table:table-cell>
          <table:table-cell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5.915539" calcext:value-type="float">
            <text:p>5.915539</text:p>
          </table:table-cell>
          <table:table-cell office:value-type="float" office:value="6.6257004125" calcext:value-type="float">
            <text:p>6.6257004125</text:p>
          </table:table-cell>
          <table:table-cell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5.791128" calcext:value-type="float">
            <text:p>5.791128</text:p>
          </table:table-cell>
          <table:table-cell office:value-type="float" office:value="6.6573599625" calcext:value-type="float">
            <text:p>6.6573599625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.116437" calcext:value-type="float">
            <text:p>6.116437</text:p>
          </table:table-cell>
          <table:table-cell office:value-type="float" office:value="6.69863265" calcext:value-type="float">
            <text:p>6.69863265</text:p>
          </table:table-cell>
          <table:table-cell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.773148" calcext:value-type="float">
            <text:p>6.773148</text:p>
          </table:table-cell>
          <table:table-cell office:value-type="float" office:value="6.7367170125" calcext:value-type="float">
            <text:p>6.7367170125</text:p>
          </table:table-cell>
          <table:table-cell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7.505609" calcext:value-type="float">
            <text:p>7.505609</text:p>
          </table:table-cell>
          <table:table-cell office:value-type="float" office:value="6.7609064875" calcext:value-type="float">
            <text:p>6.7609064875</text:p>
          </table:table-cell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8.041338" calcext:value-type="float">
            <text:p>8.041338</text:p>
          </table:table-cell>
          <table:table-cell office:value-type="float" office:value="6.7650029625" calcext:value-type="float">
            <text:p>6.7650029625</text:p>
          </table:table-cell>
          <table:table-cell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8.154695" calcext:value-type="float">
            <text:p>8.154695</text:p>
          </table:table-cell>
          <table:table-cell office:value-type="float" office:value="6.7478160375" calcext:value-type="float">
            <text:p>6.7478160375</text:p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7.715392" calcext:value-type="float">
            <text:p>7.715392</text:p>
          </table:table-cell>
          <table:table-cell office:value-type="float" office:value="6.7129471125" calcext:value-type="float">
            <text:p>6.7129471125</text:p>
          </table:table-cell>
          <table:table-cell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.760117" calcext:value-type="float">
            <text:p>6.760117</text:p>
          </table:table-cell>
          <table:table-cell office:value-type="float" office:value="6.6689640375" calcext:value-type="float">
            <text:p>6.6689640375</text:p>
          </table:table-cell>
          <table:table-cell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5.617603" calcext:value-type="float">
            <text:p>5.617603</text:p>
          </table:table-cell>
          <table:table-cell office:value-type="float" office:value="6.6301558625" calcext:value-type="float">
            <text:p>6.6301558625</text:p>
          </table:table-cell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5.051317" calcext:value-type="float">
            <text:p>5.051317</text:p>
          </table:table-cell>
          <table:table-cell office:value-type="float" office:value="6.6112984125" calcext:value-type="float">
            <text:p>6.6112984125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5.746228" calcext:value-type="float">
            <text:p>5.746228</text:p>
          </table:table-cell>
          <table:table-cell office:value-type="float" office:value="6.6125465125" calcext:value-type="float">
            <text:p>6.6125465125</text:p>
          </table:table-cell>
          <table:table-cell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7.247856" calcext:value-type="float">
            <text:p>7.247856</text:p>
          </table:table-cell>
          <table:table-cell office:value-type="float" office:value="6.6181358375" calcext:value-type="float">
            <text:p>6.6181358375</text:p>
          </table:table-cell>
          <table:table-cell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8.681183" calcext:value-type="float">
            <text:p>8.681183</text:p>
          </table:table-cell>
          <table:table-cell office:value-type="float" office:value="6.6140667375" calcext:value-type="float">
            <text:p>6.6140667375</text:p>
          </table:table-cell>
          <table:table-cell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9.485624" calcext:value-type="float">
            <text:p>9.485624</text:p>
          </table:table-cell>
          <table:table-cell office:value-type="float" office:value="6.5963134875" calcext:value-type="float">
            <text:p>6.5963134875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.396318" calcext:value-type="float">
            <text:p>9.396318</text:p>
          </table:table-cell>
          <table:table-cell office:value-type="float" office:value="6.5689237125" calcext:value-type="float">
            <text:p>6.5689237125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8.370244" calcext:value-type="float">
            <text:p>8.370244</text:p>
          </table:table-cell>
          <table:table-cell office:value-type="float" office:value="6.5411254125" calcext:value-type="float">
            <text:p>6.5411254125</text:p>
          </table:table-cell>
          <table:table-cell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6.539681" calcext:value-type="float">
            <text:p>6.539681</text:p>
          </table:table-cell>
          <table:table-cell office:value-type="float" office:value="6.5238134375" calcext:value-type="float">
            <text:p>6.5238134375</text:p>
          </table:table-cell>
          <table:table-cell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4.166646" calcext:value-type="float">
            <text:p>4.166646</text:p>
          </table:table-cell>
          <table:table-cell office:value-type="float" office:value="6.52587215" calcext:value-type="float">
            <text:p>6.52587215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.647549" calcext:value-type="float">
            <text:p>1.647549</text:p>
          </table:table-cell>
          <table:table-cell office:value-type="float" office:value="6.5520107625" calcext:value-type="float">
            <text:p>6.5520107625</text:p>
          </table:table-cell>
          <table:table-cell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.431391" calcext:value-type="float">
            <text:p>1.431391</text:p>
          </table:table-cell>
          <table:table-cell office:value-type="float" office:value="6.602407275" calcext:value-type="float">
            <text:p>6.602407275</text:p>
          </table:table-cell>
          <table:table-cell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3.592173" calcext:value-type="float">
            <text:p>3.592173</text:p>
          </table:table-cell>
          <table:table-cell office:value-type="float" office:value="6.6497041125" calcext:value-type="float">
            <text:p>6.6497041125</text:p>
          </table:table-cell>
          <table:table-cell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5.45238" calcext:value-type="float">
            <text:p>5.45238</text:p>
          </table:table-cell>
          <table:table-cell office:value-type="float" office:value="6.6703270875" calcext:value-type="float">
            <text:p>6.6703270875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6.840269" calcext:value-type="float">
            <text:p>6.840269</text:p>
          </table:table-cell>
          <table:table-cell office:value-type="float" office:value="6.6758101375" calcext:value-type="float">
            <text:p>6.6758101375</text:p>
          </table:table-cell>
          <table:table-cell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7.728748" calcext:value-type="float">
            <text:p>7.728748</text:p>
          </table:table-cell>
          <table:table-cell office:value-type="float" office:value="6.6763300625" calcext:value-type="float">
            <text:p>6.6763300625</text:p>
          </table:table-cell>
          <table:table-cell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8.117664" calcext:value-type="float">
            <text:p>8.117664</text:p>
          </table:table-cell>
          <table:table-cell office:value-type="float" office:value="6.677743175" calcext:value-type="float">
            <text:p>6.677743175</text:p>
          </table:table-cell>
          <table:table-cell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8.024923" calcext:value-type="float">
            <text:p>8.024923</text:p>
          </table:table-cell>
          <table:table-cell office:value-type="float" office:value="6.6827416625" calcext:value-type="float">
            <text:p>6.6827416625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7.51592" calcext:value-type="float">
            <text:p>7.51592</text:p>
          </table:table-cell>
          <table:table-cell office:value-type="float" office:value="6.6921872875" calcext:value-type="float">
            <text:p>6.6921872875</text:p>
          </table:table-cell>
          <table:table-cell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.742451" calcext:value-type="float">
            <text:p>6.742451</text:p>
          </table:table-cell>
          <table:table-cell office:value-type="float" office:value="6.70561515" calcext:value-type="float">
            <text:p>6.70561515</text:p>
          </table:table-cell>
          <table:table-cell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5.951995" calcext:value-type="float">
            <text:p>5.951995</text:p>
          </table:table-cell>
          <table:table-cell office:value-type="float" office:value="6.7209449375" calcext:value-type="float">
            <text:p>6.7209449375</text:p>
          </table:table-cell>
          <table:table-cell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5.41556" calcext:value-type="float">
            <text:p>5.41556</text:p>
          </table:table-cell>
          <table:table-cell office:value-type="float" office:value="6.7340410875" calcext:value-type="float">
            <text:p>6.7340410875</text:p>
          </table:table-cell>
          <table:table-cell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5.258414" calcext:value-type="float">
            <text:p>5.258414</text:p>
          </table:table-cell>
          <table:table-cell office:value-type="float" office:value="6.7395238125" calcext:value-type="float">
            <text:p>6.7395238125</text:p>
          </table:table-cell>
          <table:table-cell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5.380455" calcext:value-type="float">
            <text:p>5.380455</text:p>
          </table:table-cell>
          <table:table-cell office:value-type="float" office:value="6.7345829125" calcext:value-type="float">
            <text:p>6.7345829125</text:p>
          </table:table-cell>
          <table:table-cell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5.634155" calcext:value-type="float">
            <text:p>5.634155</text:p>
          </table:table-cell>
          <table:table-cell office:value-type="float" office:value="6.7239603" calcext:value-type="float">
            <text:p>6.7239603</text:p>
          </table:table-cell>
          <table:table-cell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.00117" calcext:value-type="float">
            <text:p>6.00117</text:p>
          </table:table-cell>
          <table:table-cell office:value-type="float" office:value="6.717188725" calcext:value-type="float">
            <text:p>6.717188725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.546701" calcext:value-type="float">
            <text:p>6.546701</text:p>
          </table:table-cell>
          <table:table-cell office:value-type="float" office:value="6.7187529125" calcext:value-type="float">
            <text:p>6.7187529125</text:p>
          </table:table-cell>
          <table:table-cell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7.256408" calcext:value-type="float">
            <text:p>7.256408</text:p>
          </table:table-cell>
          <table:table-cell office:value-type="float" office:value="6.725313175" calcext:value-type="float">
            <text:p>6.725313175</text:p>
          </table:table-cell>
          <table:table-cell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7.97205" calcext:value-type="float">
            <text:p>7.97205</text:p>
          </table:table-cell>
          <table:table-cell office:value-type="float" office:value="6.7292319125" calcext:value-type="float">
            <text:p>6.7292319125</text:p>
          </table:table-cell>
          <table:table-cell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8.478851" calcext:value-type="float">
            <text:p>8.478851</text:p>
          </table:table-cell>
          <table:table-cell office:value-type="float" office:value="6.7230036875" calcext:value-type="float">
            <text:p>6.7230036875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8.620719" calcext:value-type="float">
            <text:p>8.620719</text:p>
          </table:table-cell>
          <table:table-cell office:value-type="float" office:value="6.7025518125" calcext:value-type="float">
            <text:p>6.7025518125</text:p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8.361891" calcext:value-type="float">
            <text:p>8.361891</text:p>
          </table:table-cell>
          <table:table-cell office:value-type="float" office:value="6.6693954375" calcext:value-type="float">
            <text:p>6.6693954375</text:p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7.794344" calcext:value-type="float">
            <text:p>7.794344</text:p>
          </table:table-cell>
          <table:table-cell office:value-type="float" office:value="6.6319870375" calcext:value-type="float">
            <text:p>6.6319870375</text:p>
          </table:table-cell>
          <table:table-cell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.106458" calcext:value-type="float">
            <text:p>7.106458</text:p>
          </table:table-cell>
          <table:table-cell office:value-type="float" office:value="6.6034050625" calcext:value-type="float">
            <text:p>6.6034050625</text:p>
          </table:table-cell>
          <table:table-cell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.517506" calcext:value-type="float">
            <text:p>6.517506</text:p>
          </table:table-cell>
          <table:table-cell office:value-type="float" office:value="6.5928713375" calcext:value-type="float">
            <text:p>6.5928713375</text:p>
          </table:table-cell>
          <table:table-cell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.184079" calcext:value-type="float">
            <text:p>6.184079</text:p>
          </table:table-cell>
          <table:table-cell office:value-type="float" office:value="6.600473175" calcext:value-type="float">
            <text:p>6.600473175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.132022" calcext:value-type="float">
            <text:p>6.132022</text:p>
          </table:table-cell>
          <table:table-cell office:value-type="float" office:value="6.6196052125" calcext:value-type="float">
            <text:p>6.6196052125</text:p>
          </table:table-cell>
          <table:table-cell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.288782" calcext:value-type="float">
            <text:p>6.288782</text:p>
          </table:table-cell>
          <table:table-cell office:value-type="float" office:value="6.64169065" calcext:value-type="float">
            <text:p>6.64169065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.571311" calcext:value-type="float">
            <text:p>6.571311</text:p>
          </table:table-cell>
          <table:table-cell office:value-type="float" office:value="6.6596882125" calcext:value-type="float">
            <text:p>6.6596882125</text:p>
          </table:table-cell>
          <table:table-cell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6.91858" calcext:value-type="float">
            <text:p>6.91858</text:p>
          </table:table-cell>
          <table:table-cell office:value-type="float" office:value="6.6694106" calcext:value-type="float">
            <text:p>6.6694106</text:p>
          </table:table-cell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7.26645" calcext:value-type="float">
            <text:p>7.26645</text:p>
          </table:table-cell>
          <table:table-cell office:value-type="float" office:value="6.6693291875" calcext:value-type="float">
            <text:p>6.6693291875</text:p>
          </table:table-cell>
          <table:table-cell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7.532883" calcext:value-type="float">
            <text:p>7.532883</text:p>
          </table:table-cell>
          <table:table-cell office:value-type="float" office:value="6.6599223375" calcext:value-type="float">
            <text:p>6.6599223375</text:p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7.640229" calcext:value-type="float">
            <text:p>7.640229</text:p>
          </table:table-cell>
          <table:table-cell office:value-type="float" office:value="6.643260475" calcext:value-type="float">
            <text:p>6.643260475</text:p>
          </table:table-cell>
          <table:table-cell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7.547037" calcext:value-type="float">
            <text:p>7.547037</text:p>
          </table:table-cell>
          <table:table-cell office:value-type="float" office:value="6.623059625" calcext:value-type="float">
            <text:p>6.623059625</text:p>
          </table:table-cell>
          <table:table-cell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7.258665" calcext:value-type="float">
            <text:p>7.258665</text:p>
          </table:table-cell>
          <table:table-cell office:value-type="float" office:value="6.6047032125" calcext:value-type="float">
            <text:p>6.6047032125</text:p>
          </table:table-cell>
          <table:table-cell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.815574" calcext:value-type="float">
            <text:p>6.815574</text:p>
          </table:table-cell>
          <table:table-cell office:value-type="float" office:value="6.594136725" calcext:value-type="float">
            <text:p>6.594136725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.283033" calcext:value-type="float">
            <text:p>6.283033</text:p>
          </table:table-cell>
          <table:table-cell office:value-type="float" office:value="6.5954730375" calcext:value-type="float">
            <text:p>6.5954730375</text:p>
          </table:table-cell>
          <table:table-cell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5.764533" calcext:value-type="float">
            <text:p>5.764533</text:p>
          </table:table-cell>
          <table:table-cell office:value-type="float" office:value="6.6088814" calcext:value-type="float">
            <text:p>6.6088814</text:p>
          </table:table-cell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.425339" calcext:value-type="float">
            <text:p>5.425339</text:p>
          </table:table-cell>
          <table:table-cell office:value-type="float" office:value="6.62987155" calcext:value-type="float">
            <text:p>6.62987155</text:p>
          </table:table-cell>
          <table:table-cell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5.455049" calcext:value-type="float">
            <text:p>5.455049</text:p>
          </table:table-cell>
          <table:table-cell office:value-type="float" office:value="6.649788925" calcext:value-type="float">
            <text:p>6.649788925</text:p>
          </table:table-cell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5.923542" calcext:value-type="float">
            <text:p>5.923542</text:p>
          </table:table-cell>
          <table:table-cell office:value-type="float" office:value="6.6578446625" calcext:value-type="float">
            <text:p>6.6578446625</text:p>
          </table:table-cell>
          <table:table-cell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.69236" calcext:value-type="float">
            <text:p>6.69236</text:p>
          </table:table-cell>
          <table:table-cell office:value-type="float" office:value="6.646008575" calcext:value-type="float">
            <text:p>6.646008575</text:p>
          </table:table-cell>
          <table:table-cell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7.509928" calcext:value-type="float">
            <text:p>7.509928</text:p>
          </table:table-cell>
          <table:table-cell office:value-type="float" office:value="6.616046325" calcext:value-type="float">
            <text:p>6.616046325</text:p>
          </table:table-cell>
          <table:table-cell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8.129779" calcext:value-type="float">
            <text:p>8.129779</text:p>
          </table:table-cell>
          <table:table-cell office:value-type="float" office:value="6.5803411125" calcext:value-type="float">
            <text:p>6.5803411125</text:p>
          </table:table-cell>
          <table:table-cell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8.362311" calcext:value-type="float">
            <text:p>8.362311</text:p>
          </table:table-cell>
          <table:table-cell office:value-type="float" office:value="6.5499196375" calcext:value-type="float">
            <text:p>6.5499196375</text:p>
          </table:table-cell>
          <table:table-cell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8.105232" calcext:value-type="float">
            <text:p>8.105232</text:p>
          </table:table-cell>
          <table:table-cell office:value-type="float" office:value="6.52900135" calcext:value-type="float">
            <text:p>6.52900135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.383773" calcext:value-type="float">
            <text:p>7.383773</text:p>
          </table:table-cell>
          <table:table-cell office:value-type="float" office:value="6.5179433375" calcext:value-type="float">
            <text:p>6.5179433375</text:p>
          </table:table-cell>
          <table:table-cell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6.402878" calcext:value-type="float">
            <text:p>6.402878</text:p>
          </table:table-cell>
          <table:table-cell office:value-type="float" office:value="6.5156075" calcext:value-type="float">
            <text:p>6.5156075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5.587326" calcext:value-type="float">
            <text:p>5.587326</text:p>
          </table:table-cell>
          <table:table-cell office:value-type="float" office:value="6.5203175125" calcext:value-type="float">
            <text:p>6.5203175125</text:p>
          </table:table-cell>
          <table:table-cell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5.439859" calcext:value-type="float">
            <text:p>5.439859</text:p>
          </table:table-cell>
          <table:table-cell office:value-type="float" office:value="6.5298146375" calcext:value-type="float">
            <text:p>6.5298146375</text:p>
          </table:table-cell>
          <table:table-cell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.032764" calcext:value-type="float">
            <text:p>6.032764</text:p>
          </table:table-cell>
          <table:table-cell office:value-type="float" office:value="6.540904375" calcext:value-type="float">
            <text:p>6.540904375</text:p>
          </table:table-cell>
          <table:table-cell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.900218" calcext:value-type="float">
            <text:p>6.900218</text:p>
          </table:table-cell>
          <table:table-cell office:value-type="float" office:value="6.550862675" calcext:value-type="float">
            <text:p>6.550862675</text:p>
          </table:table-cell>
          <table:table-cell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7.555213" calcext:value-type="float">
            <text:p>7.555213</text:p>
          </table:table-cell>
          <table:table-cell office:value-type="float" office:value="6.5588183375" calcext:value-type="float">
            <text:p>6.5588183375</text:p>
          </table:table-cell>
          <table:table-cell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7.7169" calcext:value-type="float">
            <text:p>7.7169</text:p>
          </table:table-cell>
          <table:table-cell office:value-type="float" office:value="6.5649172125" calcext:value-type="float">
            <text:p>6.5649172125</text:p>
          </table:table-cell>
          <table:table-cell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7.289534" calcext:value-type="float">
            <text:p>7.289534</text:p>
          </table:table-cell>
          <table:table-cell office:value-type="float" office:value="6.56989545" calcext:value-type="float">
            <text:p>6.56989545</text:p>
          </table:table-cell>
          <table:table-cell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.340502" calcext:value-type="float">
            <text:p>6.340502</text:p>
          </table:table-cell>
          <table:table-cell office:value-type="float" office:value="6.5755654875" calcext:value-type="float">
            <text:p>6.5755654875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5.142354" calcext:value-type="float">
            <text:p>5.142354</text:p>
          </table:table-cell>
          <table:table-cell office:value-type="float" office:value="6.5851144125" calcext:value-type="float">
            <text:p>6.5851144125</text:p>
          </table:table-cell>
          <table:table-cell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4.302265" calcext:value-type="float">
            <text:p>4.302265</text:p>
          </table:table-cell>
          <table:table-cell office:value-type="float" office:value="6.6015794875" calcext:value-type="float">
            <text:p>6.6015794875</text:p>
          </table:table-cell>
          <table:table-cell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4.577752" calcext:value-type="float">
            <text:p>4.577752</text:p>
          </table:table-cell>
          <table:table-cell office:value-type="float" office:value="6.6225085625" calcext:value-type="float">
            <text:p>6.6225085625</text:p>
          </table:table-cell>
          <table:table-cell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5.826973" calcext:value-type="float">
            <text:p>5.826973</text:p>
          </table:table-cell>
          <table:table-cell office:value-type="float" office:value="6.6353844125" calcext:value-type="float">
            <text:p>6.6353844125</text:p>
          </table:table-cell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7.284756" calcext:value-type="float">
            <text:p>7.284756</text:p>
          </table:table-cell>
          <table:table-cell office:value-type="float" office:value="6.62766155" calcext:value-type="float">
            <text:p>6.62766155</text:p>
          </table:table-cell>
          <table:table-cell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8.448303" calcext:value-type="float">
            <text:p>8.448303</text:p>
          </table:table-cell>
          <table:table-cell office:value-type="float" office:value="6.59660745" calcext:value-type="float">
            <text:p>6.59660745</text:p>
          </table:table-cell>
          <table:table-cell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9.092943" calcext:value-type="float">
            <text:p>9.092943</text:p>
          </table:table-cell>
          <table:table-cell office:value-type="float" office:value="6.5492309125" calcext:value-type="float">
            <text:p>6.5492309125</text:p>
          </table:table-cell>
          <table:table-cell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9.163186" calcext:value-type="float">
            <text:p>9.163186</text:p>
          </table:table-cell>
          <table:table-cell office:value-type="float" office:value="6.497992825" calcext:value-type="float">
            <text:p>6.497992825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8.708306" calcext:value-type="float">
            <text:p>8.708306</text:p>
          </table:table-cell>
          <table:table-cell office:value-type="float" office:value="6.4529104" calcext:value-type="float">
            <text:p>6.4529104</text:p>
          </table:table-cell>
          <table:table-cell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7.833327" calcext:value-type="float">
            <text:p>7.833327</text:p>
          </table:table-cell>
          <table:table-cell office:value-type="float" office:value="6.41752445" calcext:value-type="float">
            <text:p>6.41752445</text:p>
          </table:table-cell>
          <table:table-cell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.666384" calcext:value-type="float">
            <text:p>6.666384</text:p>
          </table:table-cell>
          <table:table-cell office:value-type="float" office:value="6.3908157625" calcext:value-type="float">
            <text:p>6.3908157625</text:p>
          </table:table-cell>
          <table:table-cell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5.365181" calcext:value-type="float">
            <text:p>5.365181</text:p>
          </table:table-cell>
          <table:table-cell office:value-type="float" office:value="6.3721808" calcext:value-type="float">
            <text:p>6.3721808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4.196746" calcext:value-type="float">
            <text:p>4.196746</text:p>
          </table:table-cell>
          <table:table-cell office:value-type="float" office:value="6.3673347625" calcext:value-type="float">
            <text:p>6.3673347625</text:p>
          </table:table-cell>
          <table:table-cell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3.655463" calcext:value-type="float">
            <text:p>3.655463</text:p>
          </table:table-cell>
          <table:table-cell office:value-type="float" office:value="6.386887" calcext:value-type="float">
            <text:p>6.386887</text:p>
          </table:table-cell>
          <table:table-cell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4.109007" calcext:value-type="float">
            <text:p>4.109007</text:p>
          </table:table-cell>
          <table:table-cell office:value-type="float" office:value="6.431925575" calcext:value-type="float">
            <text:p>6.431925575</text:p>
          </table:table-cell>
          <table:table-cell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5.151165" calcext:value-type="float">
            <text:p>5.151165</text:p>
          </table:table-cell>
          <table:table-cell office:value-type="float" office:value="6.49006375" calcext:value-type="float">
            <text:p>6.49006375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.193374" calcext:value-type="float">
            <text:p>6.193374</text:p>
          </table:table-cell>
          <table:table-cell office:value-type="float" office:value="6.5478588625" calcext:value-type="float">
            <text:p>6.5478588625</text:p>
          </table:table-cell>
          <table:table-cell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.922328" calcext:value-type="float">
            <text:p>6.922328</text:p>
          </table:table-cell>
          <table:table-cell office:value-type="float" office:value="6.59638125" calcext:value-type="float">
            <text:p>6.59638125</text:p>
          </table:table-cell>
          <table:table-cell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7.260923" calcext:value-type="float">
            <text:p>7.260923</text:p>
          </table:table-cell>
          <table:table-cell office:value-type="float" office:value="6.6302241625" calcext:value-type="float">
            <text:p>6.6302241625</text:p>
          </table:table-cell>
          <table:table-cell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7.294442" calcext:value-type="float">
            <text:p>7.294442</text:p>
          </table:table-cell>
          <table:table-cell office:value-type="float" office:value="6.6468033" calcext:value-type="float">
            <text:p>6.6468033</text:p>
          </table:table-cell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.172454" calcext:value-type="float">
            <text:p>7.172454</text:p>
          </table:table-cell>
          <table:table-cell office:value-type="float" office:value="6.64766505" calcext:value-type="float">
            <text:p>6.64766505</text:p>
          </table:table-cell>
          <table:table-cell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.985286" calcext:value-type="float">
            <text:p>6.985286</text:p>
          </table:table-cell>
          <table:table-cell office:value-type="float" office:value="6.642572825" calcext:value-type="float">
            <text:p>6.642572825</text:p>
          </table:table-cell>
          <table:table-cell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.704378" calcext:value-type="float">
            <text:p>6.704378</text:p>
          </table:table-cell>
          <table:table-cell office:value-type="float" office:value="6.6484836375" calcext:value-type="float">
            <text:p>6.6484836375</text:p>
          </table:table-cell>
          <table:table-cell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.257735" calcext:value-type="float">
            <text:p>6.257735</text:p>
          </table:table-cell>
          <table:table-cell office:value-type="float" office:value="6.6753017375" calcext:value-type="float">
            <text:p>6.6753017375</text:p>
          </table:table-cell>
          <table:table-cell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5.67927" calcext:value-type="float">
            <text:p>5.67927</text:p>
          </table:table-cell>
          <table:table-cell office:value-type="float" office:value="6.7163163875" calcext:value-type="float">
            <text:p>6.7163163875</text:p>
          </table:table-cell>
          <table:table-cell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5.215138" calcext:value-type="float">
            <text:p>5.215138</text:p>
          </table:table-cell>
          <table:table-cell office:value-type="float" office:value="6.7428822" calcext:value-type="float">
            <text:p>6.7428822</text:p>
          </table:table-cell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5.242011" calcext:value-type="float">
            <text:p>5.242011</text:p>
          </table:table-cell>
          <table:table-cell office:value-type="float" office:value="6.7752496625" calcext:value-type="float">
            <text:p>6.7752496625</text:p>
          </table:table-cell>
          <table:table-cell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5.891024" calcext:value-type="float">
            <text:p>5.891024</text:p>
          </table:table-cell>
          <table:table-cell office:value-type="float" office:value="6.8072812125" calcext:value-type="float">
            <text:p>6.8072812125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.881863" calcext:value-type="float">
            <text:p>6.881863</text:p>
          </table:table-cell>
          <table:table-cell office:value-type="float" office:value="6.8312001" calcext:value-type="float">
            <text:p>6.8312001</text:p>
          </table:table-cell>
          <table:table-cell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7.841797" calcext:value-type="float">
            <text:p>7.841797</text:p>
          </table:table-cell>
          <table:table-cell office:value-type="float" office:value="6.8427335" calcext:value-type="float">
            <text:p>6.8427335</text:p>
          </table:table-cell>
          <table:table-cell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8.517543" calcext:value-type="float">
            <text:p>8.517543</text:p>
          </table:table-cell>
          <table:table-cell office:value-type="float" office:value="6.842267725" calcext:value-type="float">
            <text:p>6.842267725</text:p>
          </table:table-cell>
          <table:table-cell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8.780573" calcext:value-type="float">
            <text:p>8.780573</text:p>
          </table:table-cell>
          <table:table-cell office:value-type="float" office:value="6.8222395125" calcext:value-type="float">
            <text:p>6.8222395125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8.590149" calcext:value-type="float">
            <text:p>8.590149</text:p>
          </table:table-cell>
          <table:table-cell office:value-type="float" office:value="6.9232904875" calcext:value-type="float">
            <text:p>6.9232904875</text:p>
          </table:table-cell>
          <table:table-cell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7.968834" calcext:value-type="float">
            <text:p>7.968834</text:p>
          </table:table-cell>
          <table:table-cell office:value-type="float" office:value="7.0721100125" calcext:value-type="float">
            <text:p>7.0721100125</text:p>
          </table:table-cell>
          <table:table-cell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.999687" calcext:value-type="float">
            <text:p>6.999687</text:p>
          </table:table-cell>
          <table:table-cell office:value-type="float" office:value="7.2236978375" calcext:value-type="float">
            <text:p>7.2236978375</text:p>
          </table:table-cell>
          <table:table-cell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5.854178" calcext:value-type="float">
            <text:p>5.854178</text:p>
          </table:table-cell>
          <table:table-cell office:value-type="float" office:value="7.3400194875" calcext:value-type="float">
            <text:p>7.3400194875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4.863142" calcext:value-type="float">
            <text:p>4.863142</text:p>
          </table:table-cell>
          <table:table-cell office:value-type="float" office:value="7.3851018" calcext:value-type="float">
            <text:p>7.3851018</text:p>
          </table:table-cell>
          <table:table-cell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4.530646" calcext:value-type="float">
            <text:p>4.530646</text:p>
          </table:table-cell>
          <table:table-cell office:value-type="float" office:value="7.4425720625" calcext:value-type="float">
            <text:p>7.4425720625</text:p>
          </table:table-cell>
          <table:table-cell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5.092429" calcext:value-type="float">
            <text:p>5.092429</text:p>
          </table:table-cell>
          <table:table-cell office:value-type="float" office:value="7.504198525" calcext:value-type="float">
            <text:p>7.504198525</text:p>
          </table:table-cell>
          <table:table-cell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.126305" calcext:value-type="float">
            <text:p>6.126305</text:p>
          </table:table-cell>
          <table:table-cell office:value-type="float" office:value="7.5588027" calcext:value-type="float">
            <text:p>7.5588027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.071522" calcext:value-type="float">
            <text:p>7.071522</text:p>
          </table:table-cell>
          <table:table-cell office:value-type="float" office:value="7.5070859875" calcext:value-type="float">
            <text:p>7.5070859875</text:p>
          </table:table-cell>
          <table:table-cell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7.569907" calcext:value-type="float">
            <text:p>7.569907</text:p>
          </table:table-cell>
          <table:table-cell office:value-type="float" office:value="7.520847425" calcext:value-type="float">
            <text:p>7.520847425</text:p>
          </table:table-cell>
          <table:table-cell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7.473792" calcext:value-type="float">
            <text:p>7.473792</text:p>
          </table:table-cell>
          <table:table-cell office:value-type="float" office:value="7.5527241" calcext:value-type="float">
            <text:p>7.5527241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.842701" calcext:value-type="float">
            <text:p>6.842701</text:p>
          </table:table-cell>
          <table:table-cell office:value-type="float" office:value="7.5874909" calcext:value-type="float">
            <text:p>7.5874909</text:p>
          </table:table-cell>
          <table:table-cell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5.968209" calcext:value-type="float">
            <text:p>5.968209</text:p>
          </table:table-cell>
          <table:table-cell office:value-type="float" office:value="7.6150491125" calcext:value-type="float">
            <text:p>7.6150491125</text:p>
          </table:table-cell>
          <table:table-cell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5.369219" calcext:value-type="float">
            <text:p>5.369219</text:p>
          </table:table-cell>
          <table:table-cell office:value-type="float" office:value="7.6233669875" calcext:value-type="float">
            <text:p>7.6233669875</text:p>
          </table:table-cell>
          <table:table-cell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5.507786" calcext:value-type="float">
            <text:p>5.507786</text:p>
          </table:table-cell>
          <table:table-cell office:value-type="float" office:value="7.5783255" calcext:value-type="float">
            <text:p>7.5783255</text:p>
          </table:table-cell>
          <table:table-cell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.26376" calcext:value-type="float">
            <text:p>6.26376</text:p>
          </table:table-cell>
          <table:table-cell office:value-type="float" office:value="7.531551925" calcext:value-type="float">
            <text:p>7.531551925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7.125653" calcext:value-type="float">
            <text:p>7.125653</text:p>
          </table:table-cell>
          <table:table-cell office:value-type="float" office:value="7.475328675" calcext:value-type="float">
            <text:p>7.475328675</text:p>
          </table:table-cell>
          <table:table-cell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7.714642" calcext:value-type="float">
            <text:p>7.714642</text:p>
          </table:table-cell>
          <table:table-cell office:value-type="float" office:value="7.4083317625" calcext:value-type="float">
            <text:p>7.4083317625</text:p>
          </table:table-cell>
          <table:table-cell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7.898857" calcext:value-type="float">
            <text:p>7.898857</text:p>
          </table:table-cell>
          <table:table-cell office:value-type="float" office:value="7.3339724875" calcext:value-type="float">
            <text:p>7.3339724875</text:p>
          </table:table-cell>
          <table:table-cell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7.728587" calcext:value-type="float">
            <text:p>7.728587</text:p>
          </table:table-cell>
          <table:table-cell office:value-type="float" office:value="7.3040815125" calcext:value-type="float">
            <text:p>7.3040815125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7.349102" calcext:value-type="float">
            <text:p>7.349102</text:p>
          </table:table-cell>
          <table:table-cell office:value-type="float" office:value="7.3239974875" calcext:value-type="float">
            <text:p>7.3239974875</text:p>
          </table:table-cell>
          <table:table-cell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.912067" calcext:value-type="float">
            <text:p>6.912067</text:p>
          </table:table-cell>
          <table:table-cell office:value-type="float" office:value="7.3775926125" calcext:value-type="float">
            <text:p>7.3775926125</text:p>
          </table:table-cell>
          <table:table-cell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.513902" calcext:value-type="float">
            <text:p>6.513902</text:p>
          </table:table-cell>
          <table:table-cell office:value-type="float" office:value="7.44979405" calcext:value-type="float">
            <text:p>7.44979405</text:p>
          </table:table-cell>
          <table:table-cell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.199934" calcext:value-type="float">
            <text:p>6.199934</text:p>
          </table:table-cell>
          <table:table-cell office:value-type="float" office:value="7.52469255" calcext:value-type="float">
            <text:p>7.52469255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.024161" calcext:value-type="float">
            <text:p>6.024161</text:p>
          </table:table-cell>
          <table:table-cell office:value-type="float" office:value="7.58641225" calcext:value-type="float">
            <text:p>7.58641225</text:p>
          </table:table-cell>
          <table:table-cell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.078524" calcext:value-type="float">
            <text:p>6.078524</text:p>
          </table:table-cell>
          <table:table-cell office:value-type="float" office:value="7.6184612375" calcext:value-type="float">
            <text:p>7.6184612375</text:p>
          </table:table-cell>
          <table:table-cell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.413346" calcext:value-type="float">
            <text:p>6.413346</text:p>
          </table:table-cell>
          <table:table-cell office:value-type="float" office:value="7.59730025" calcext:value-type="float">
            <text:p>7.59730025</text:p>
          </table:table-cell>
          <table:table-cell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.922479" calcext:value-type="float">
            <text:p>6.922479</text:p>
          </table:table-cell>
          <table:table-cell office:value-type="float" office:value="7.5719539875" calcext:value-type="float">
            <text:p>7.5719539875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7.355702" calcext:value-type="float">
            <text:p>7.355702</text:p>
          </table:table-cell>
          <table:table-cell office:value-type="float" office:value="7.5402435625" calcext:value-type="float">
            <text:p>7.5402435625</text:p>
          </table:table-cell>
          <table:table-cell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7.443745" calcext:value-type="float">
            <text:p>7.443745</text:p>
          </table:table-cell>
          <table:table-cell office:value-type="float" office:value="7.50311785" calcext:value-type="float">
            <text:p>7.50311785</text:p>
          </table:table-cell>
          <table:table-cell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7.018729" calcext:value-type="float">
            <text:p>7.018729</text:p>
          </table:table-cell>
          <table:table-cell office:value-type="float" office:value="7.4648916" calcext:value-type="float">
            <text:p>7.4648916</text:p>
          </table:table-cell>
          <table:table-cell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.099508" calcext:value-type="float">
            <text:p>6.099508</text:p>
          </table:table-cell>
          <table:table-cell office:value-type="float" office:value="7.4415108625" calcext:value-type="float">
            <text:p>7.4415108625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4.976655" calcext:value-type="float">
            <text:p>4.976655</text:p>
          </table:table-cell>
          <table:table-cell office:value-type="float" office:value="7.4479792" calcext:value-type="float">
            <text:p>7.4479792</text:p>
          </table:table-cell>
          <table:table-cell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4.29538" calcext:value-type="float">
            <text:p>4.29538</text:p>
          </table:table-cell>
          <table:table-cell office:value-type="float" office:value="7.4588400875" calcext:value-type="float">
            <text:p>7.4588400875</text:p>
          </table:table-cell>
          <table:table-cell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4.653511" calcext:value-type="float">
            <text:p>4.653511</text:p>
          </table:table-cell>
          <table:table-cell office:value-type="float" office:value="7.4297333625" calcext:value-type="float">
            <text:p>7.4297333625</text:p>
          </table:table-cell>
          <table:table-cell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5.696061" calcext:value-type="float">
            <text:p>5.696061</text:p>
          </table:table-cell>
          <table:table-cell office:value-type="float" office:value="7.39615" calcext:value-type="float">
            <text:p>7.39615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.688848" calcext:value-type="float">
            <text:p>6.688848</text:p>
          </table:table-cell>
          <table:table-cell office:value-type="float" office:value="7.3495347625" calcext:value-type="float">
            <text:p>7.3495347625</text:p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7.220591" calcext:value-type="float">
            <text:p>7.220591</text:p>
          </table:table-cell>
          <table:table-cell office:value-type="float" office:value="7.2905096875" calcext:value-type="float">
            <text:p>7.2905096875</text:p>
          </table:table-cell>
          <table:table-cell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7.196906" calcext:value-type="float">
            <text:p>7.196906</text:p>
          </table:table-cell>
          <table:table-cell office:value-type="float" office:value="7.24823655" calcext:value-type="float">
            <text:p>7.24823655</text:p>
          </table:table-cell>
          <table:table-cell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.779679" calcext:value-type="float">
            <text:p>6.779679</text:p>
          </table:table-cell>
          <table:table-cell office:value-type="float" office:value="7.260212625" calcext:value-type="float">
            <text:p>7.260212625</text:p>
          </table:table-cell>
          <table:table-cell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.347096" calcext:value-type="float">
            <text:p>6.347096</text:p>
          </table:table-cell>
          <table:table-cell office:value-type="float" office:value="7.3070620875" calcext:value-type="float">
            <text:p>7.3070620875</text:p>
          </table:table-cell>
          <table:table-cell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.327038" calcext:value-type="float">
            <text:p>6.327038</text:p>
          </table:table-cell>
          <table:table-cell office:value-type="float" office:value="7.372042225" calcext:value-type="float">
            <text:p>7.372042225</text:p>
          </table:table-cell>
          <table:table-cell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.829428" calcext:value-type="float">
            <text:p>6.829428</text:p>
          </table:table-cell>
          <table:table-cell office:value-type="float" office:value="7.4344756875" calcext:value-type="float">
            <text:p>7.4344756875</text:p>
          </table:table-cell>
          <table:table-cell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7.536671" calcext:value-type="float">
            <text:p>7.536671</text:p>
          </table:table-cell>
          <table:table-cell office:value-type="float" office:value="7.4736956625" calcext:value-type="float">
            <text:p>7.4736956625</text:p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8.043123" calcext:value-type="float">
            <text:p>8.043123</text:p>
          </table:table-cell>
          <table:table-cell office:value-type="float" office:value="7.4739564375" calcext:value-type="float">
            <text:p>7.4739564375</text:p>
          </table:table-cell>
          <table:table-cell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8.115159" calcext:value-type="float">
            <text:p>8.115159</text:p>
          </table:table-cell>
          <table:table-cell office:value-type="float" office:value="7.4183823375" calcext:value-type="float">
            <text:p>7.4183823375</text:p>
          </table:table-cell>
          <table:table-cell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7.743137" calcext:value-type="float">
            <text:p>7.743137</text:p>
          </table:table-cell>
          <table:table-cell office:value-type="float" office:value="7.3619077875" calcext:value-type="float">
            <text:p>7.3619077875</text:p>
          </table:table-cell>
          <table:table-cell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7.104416" calcext:value-type="float">
            <text:p>7.104416</text:p>
          </table:table-cell>
          <table:table-cell office:value-type="float" office:value="7.3100835125" calcext:value-type="float">
            <text:p>7.3100835125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.45956" calcext:value-type="float">
            <text:p>6.45956</text:p>
          </table:table-cell>
          <table:table-cell office:value-type="float" office:value="7.26624325" calcext:value-type="float">
            <text:p>7.26624325</text:p>
          </table:table-cell>
          <table:table-cell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5.976591" calcext:value-type="float">
            <text:p>5.976591</text:p>
          </table:table-cell>
          <table:table-cell office:value-type="float" office:value="7.2304636875" calcext:value-type="float">
            <text:p>7.2304636875</text:p>
          </table:table-cell>
          <table:table-cell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5.60782" calcext:value-type="float">
            <text:p>5.60782</text:p>
          </table:table-cell>
          <table:table-cell office:value-type="float" office:value="7.24457925" calcext:value-type="float">
            <text:p>7.24457925</text:p>
          </table:table-cell>
          <table:table-cell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5.209144" calcext:value-type="float">
            <text:p>5.209144</text:p>
          </table:table-cell>
          <table:table-cell office:value-type="float" office:value="7.323341175" calcext:value-type="float">
            <text:p>7.323341175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4.800428" calcext:value-type="float">
            <text:p>4.800428</text:p>
          </table:table-cell>
          <table:table-cell office:value-type="float" office:value="7.4406514875" calcext:value-type="float">
            <text:p>7.4406514875</text:p>
          </table:table-cell>
          <table:table-cell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4.65818" calcext:value-type="float">
            <text:p>4.65818</text:p>
          </table:table-cell>
          <table:table-cell office:value-type="float" office:value="7.5635854" calcext:value-type="float">
            <text:p>7.5635854</text:p>
          </table:table-cell>
          <table:table-cell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4.993896" calcext:value-type="float">
            <text:p>4.993896</text:p>
          </table:table-cell>
          <table:table-cell office:value-type="float" office:value="7.6426238625" calcext:value-type="float">
            <text:p>7.6426238625</text:p>
          </table:table-cell>
          <table:table-cell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5.556592" calcext:value-type="float">
            <text:p>5.556592</text:p>
          </table:table-cell>
          <table:table-cell office:value-type="float" office:value="7.717465875" calcext:value-type="float">
            <text:p>7.717465875</text:p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5.87743" calcext:value-type="float">
            <text:p>5.87743</text:p>
          </table:table-cell>
          <table:table-cell office:value-type="float" office:value="7.7852741875" calcext:value-type="float">
            <text:p>7.7852741875</text:p>
          </table:table-cell>
          <table:table-cell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5.696632" calcext:value-type="float">
            <text:p>5.696632</text:p>
          </table:table-cell>
          <table:table-cell office:value-type="float" office:value="7.849072025" calcext:value-type="float">
            <text:p>7.849072025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5.175587" calcext:value-type="float">
            <text:p>5.175587</text:p>
          </table:table-cell>
          <table:table-cell office:value-type="float" office:value="7.9151298375" calcext:value-type="float">
            <text:p>7.9151298375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4.977498" calcext:value-type="float">
            <text:p>4.977498</text:p>
          </table:table-cell>
          <table:table-cell office:value-type="float" office:value="7.89394525" calcext:value-type="float">
            <text:p>7.89394525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5.760925" calcext:value-type="float">
            <text:p>5.760925</text:p>
          </table:table-cell>
          <table:table-cell office:value-type="float" office:value="8.0600895125" calcext:value-type="float">
            <text:p>8.0600895125</text:p>
          </table:table-cell>
          <table:table-cell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7.258549" calcext:value-type="float">
            <text:p>7.258549</text:p>
          </table:table-cell>
          <table:table-cell office:value-type="float" office:value="8.3126766375" calcext:value-type="float">
            <text:p>8.3126766375</text:p>
          </table:table-cell>
          <table:table-cell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8.760061" calcext:value-type="float">
            <text:p>8.760061</text:p>
          </table:table-cell>
          <table:table-cell office:value-type="float" office:value="8.60003065" calcext:value-type="float">
            <text:p>8.60003065</text:p>
          </table:table-cell>
          <table:table-cell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9.774774" calcext:value-type="float">
            <text:p>9.774774</text:p>
          </table:table-cell>
          <table:table-cell office:value-type="float" office:value="8.8599495625" calcext:value-type="float">
            <text:p>8.8599495625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0.075165" calcext:value-type="float">
            <text:p>10.075165</text:p>
          </table:table-cell>
          <table:table-cell office:value-type="float" office:value="8.898595" calcext:value-type="float">
            <text:p>8.898595</text:p>
          </table:table-cell>
          <table:table-cell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9.629761" calcext:value-type="float">
            <text:p>9.629761</text:p>
          </table:table-cell>
          <table:table-cell office:value-type="float" office:value="8.93348555" calcext:value-type="float">
            <text:p>8.93348555</text:p>
          </table:table-cell>
          <table:table-cell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8.587254" calcext:value-type="float">
            <text:p>8.587254</text:p>
          </table:table-cell>
          <table:table-cell office:value-type="float" office:value="10.1746514125" calcext:value-type="float">
            <text:p>10.1746514125</text:p>
          </table:table-cell>
          <table:table-cell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7.363382" calcext:value-type="float">
            <text:p>7.363382</text:p>
          </table:table-cell>
          <table:table-cell office:value-type="float" office:value="10.77052165" calcext:value-type="float">
            <text:p>10.77052165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.765076" calcext:value-type="float">
            <text:p>6.765076</text:p>
          </table:table-cell>
          <table:table-cell office:value-type="float" office:value="11.0875542375" calcext:value-type="float">
            <text:p>11.0875542375</text:p>
          </table:table-cell>
          <table:table-cell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7.458151" calcext:value-type="float">
            <text:p>7.458151</text:p>
          </table:table-cell>
          <table:table-cell office:value-type="float" office:value="11.41206565" calcext:value-type="float">
            <text:p>11.41206565</text:p>
          </table:table-cell>
          <table:table-cell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8.849826" calcext:value-type="float">
            <text:p>8.849826</text:p>
          </table:table-cell>
          <table:table-cell office:value-type="float" office:value="11.727913625" calcext:value-type="float">
            <text:p>11.727913625</text:p>
          </table:table-cell>
          <table:table-cell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9.538907" calcext:value-type="float">
            <text:p>9.538907</text:p>
          </table:table-cell>
          <table:table-cell office:value-type="float" office:value="12.0263656625" calcext:value-type="float">
            <text:p>12.0263656625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7.804535" calcext:value-type="float">
            <text:p>7.804535</text:p>
          </table:table-cell>
          <table:table-cell office:value-type="float" office:value="12.3162041875" calcext:value-type="float">
            <text:p>12.3162041875</text:p>
          </table:table-cell>
          <table:table-cell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7.804535" calcext:value-type="float">
            <text:p>7.804535</text:p>
          </table:table-cell>
          <table:table-cell office:value-type="float" office:value="12.6277223625" calcext:value-type="float">
            <text:p>12.6277223625</text:p>
          </table:table-cell>
          <table:table-cell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7.804535" calcext:value-type="float">
            <text:p>7.804535</text:p>
          </table:table-cell>
          <table:table-cell office:value-type="float" office:value="12.9392405375" calcext:value-type="float">
            <text:p>12.9392405375</text:p>
          </table:table-cell>
          <table:table-cell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7.804535" calcext:value-type="float">
            <text:p>7.804535</text:p>
          </table:table-cell>
          <table:table-cell office:value-type="float" office:value="13.0465148875" calcext:value-type="float">
            <text:p>13.0465148875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7.804535" calcext:value-type="float">
            <text:p>7.804535</text:p>
          </table:table-cell>
          <table:table-cell office:value-type="float" office:value="13.200365025" calcext:value-type="float">
            <text:p>13.200365025</text:p>
          </table:table-cell>
          <table:table-cell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7.804535" calcext:value-type="float">
            <text:p>7.804535</text:p>
          </table:table-cell>
          <table:table-cell office:value-type="float" office:value="13.3579279125" calcext:value-type="float">
            <text:p>13.3579279125</text:p>
          </table:table-cell>
          <table:table-cell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.915286" calcext:value-type="float">
            <text:p>6.915286</text:p>
          </table:table-cell>
          <table:table-cell office:value-type="float" office:value="13.4991252125" calcext:value-type="float">
            <text:p>13.4991252125</text:p>
          </table:table-cell>
          <table:table-cell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6.864651" calcext:value-type="float">
            <text:p>16.864651</text:p>
          </table:table-cell>
          <table:table-cell office:value-type="float" office:value="13.6252720625" calcext:value-type="float">
            <text:p>13.6252720625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20.495711" calcext:value-type="float">
            <text:p>20.495711</text:p>
          </table:table-cell>
          <table:table-cell office:value-type="float" office:value="13.5921308875" calcext:value-type="float">
            <text:p>13.5921308875</text:p>
          </table:table-cell>
          <table:table-cell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20.09586" calcext:value-type="float">
            <text:p>20.09586</text:p>
          </table:table-cell>
          <table:table-cell office:value-type="float" office:value="13.4632910375" calcext:value-type="float">
            <text:p>13.4632910375</text:p>
          </table:table-cell>
          <table:table-cell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6.305419" calcext:value-type="float">
            <text:p>16.305419</text:p>
          </table:table-cell>
          <table:table-cell office:value-type="float" office:value="13.2281722" calcext:value-type="float">
            <text:p>13.2281722</text:p>
          </table:table-cell>
          <table:table-cell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9.460763" calcext:value-type="float">
            <text:p>9.460763</text:p>
          </table:table-cell>
          <table:table-cell office:value-type="float" office:value="13.040433875" calcext:value-type="float">
            <text:p>13.040433875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9.460763" calcext:value-type="float">
            <text:p>9.460763</text:p>
          </table:table-cell>
          <table:table-cell office:value-type="float" office:value="12.93825375" calcext:value-type="float">
            <text:p>12.93825375</text:p>
          </table:table-cell>
          <table:table-cell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9.460763" calcext:value-type="float">
            <text:p>9.460763</text:p>
          </table:table-cell>
          <table:table-cell office:value-type="float" office:value="12.836073625" calcext:value-type="float">
            <text:p>12.836073625</text:p>
          </table:table-cell>
          <table:table-cell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9.460763" calcext:value-type="float">
            <text:p>9.460763</text:p>
          </table:table-cell>
          <table:table-cell office:value-type="float" office:value="12.7338935" calcext:value-type="float">
            <text:p>12.7338935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.988968" calcext:value-type="float">
            <text:p>1.988968</text:p>
          </table:table-cell>
          <table:table-cell office:value-type="float" office:value="12.66935065" calcext:value-type="float">
            <text:p>12.66935065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8.172437" calcext:value-type="float">
            <text:p>8.172437</text:p>
          </table:table-cell>
          <table:table-cell office:value-type="float" office:value="12.7796251375" calcext:value-type="float">
            <text:p>12.7796251375</text:p>
          </table:table-cell>
          <table:table-cell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0.120041" calcext:value-type="float">
            <text:p>10.120041</text:p>
          </table:table-cell>
          <table:table-cell office:value-type="float" office:value="12.8499842375" calcext:value-type="float">
            <text:p>12.8499842375</text:p>
          </table:table-cell>
          <table:table-cell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0.255136" calcext:value-type="float">
            <text:p>10.255136</text:p>
          </table:table-cell>
          <table:table-cell office:value-type="float" office:value="12.907807925" calcext:value-type="float">
            <text:p>12.907807925</text:p>
          </table:table-cell>
          <table:table-cell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9.047358" calcext:value-type="float">
            <text:p>9.047358</text:p>
          </table:table-cell>
          <table:table-cell office:value-type="float" office:value="12.9534366625" calcext:value-type="float">
            <text:p>12.9534366625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.633639" calcext:value-type="float">
            <text:p>6.633639</text:p>
          </table:table-cell>
          <table:table-cell office:value-type="float" office:value="12.9841501375" calcext:value-type="float">
            <text:p>12.9841501375</text:p>
          </table:table-cell>
          <table:table-cell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.7659" calcext:value-type="float">
            <text:p>1.7659</text:p>
          </table:table-cell>
          <table:table-cell office:value-type="float" office:value="12.9972960125" calcext:value-type="float">
            <text:p>12.9972960125</text:p>
          </table:table-cell>
          <table:table-cell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.7659" calcext:value-type="float">
            <text:p>1.7659</text:p>
          </table:table-cell>
          <table:table-cell office:value-type="float" office:value="13.071288625" calcext:value-type="float">
            <text:p>13.071288625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.7659" calcext:value-type="float">
            <text:p>1.7659</text:p>
          </table:table-cell>
          <table:table-cell office:value-type="float" office:value="13.1452812375" calcext:value-type="float">
            <text:p>13.1452812375</text:p>
          </table:table-cell>
          <table:table-cell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.7659" calcext:value-type="float">
            <text:p>1.7659</text:p>
          </table:table-cell>
          <table:table-cell office:value-type="float" office:value="13.21927385" calcext:value-type="float">
            <text:p>13.21927385</text:p>
          </table:table-cell>
          <table:table-cell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.7659" calcext:value-type="float">
            <text:p>1.7659</text:p>
          </table:table-cell>
          <table:table-cell office:value-type="float" office:value="13.2932664625" calcext:value-type="float">
            <text:p>13.2932664625</text:p>
          </table:table-cell>
          <table:table-cell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5.507579" calcext:value-type="float">
            <text:p>5.507579</text:p>
          </table:table-cell>
          <table:table-cell office:value-type="float" office:value="13.367259075" calcext:value-type="float">
            <text:p>13.367259075</text:p>
          </table:table-cell>
          <table:table-cell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9.321865" calcext:value-type="float">
            <text:p>9.321865</text:p>
          </table:table-cell>
          <table:table-cell office:value-type="float" office:value="13.3944807" calcext:value-type="float">
            <text:p>13.3944807</text:p>
          </table:table-cell>
          <table:table-cell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1.636712" calcext:value-type="float">
            <text:p>11.636712</text:p>
          </table:table-cell>
          <table:table-cell office:value-type="float" office:value="13.37402375" calcext:value-type="float">
            <text:p>13.37402375</text:p>
          </table:table-cell>
          <table:table-cell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2.688182" calcext:value-type="float">
            <text:p>12.688182</text:p>
          </table:table-cell>
          <table:table-cell office:value-type="float" office:value="13.309308275" calcext:value-type="float">
            <text:p>13.309308275</text:p>
          </table:table-cell>
          <table:table-cell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2.505782" calcext:value-type="float">
            <text:p>12.505782</text:p>
          </table:table-cell>
          <table:table-cell office:value-type="float" office:value="13.269740075" calcext:value-type="float">
            <text:p>13.269740075</text:p>
          </table:table-cell>
          <table:table-cell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1.13751" calcext:value-type="float">
            <text:p>11.13751</text:p>
          </table:table-cell>
          <table:table-cell office:value-type="float" office:value="13.2477677125" calcext:value-type="float">
            <text:p>13.2477677125</text:p>
          </table:table-cell>
          <table:table-cell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8.58808" calcext:value-type="float">
            <text:p>8.58808</text:p>
          </table:table-cell>
          <table:table-cell office:value-type="float" office:value="13.2400701875" calcext:value-type="float">
            <text:p>13.2400701875</text:p>
          </table:table-cell>
          <table:table-cell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4.385645" calcext:value-type="float">
            <text:p>4.385645</text:p>
          </table:table-cell>
          <table:table-cell office:value-type="float" office:value="13.247662125" calcext:value-type="float">
            <text:p>13.247662125</text:p>
          </table:table-cell>
          <table:table-cell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4.385645" calcext:value-type="float">
            <text:p>4.385645</text:p>
          </table:table-cell>
          <table:table-cell office:value-type="float" office:value="13.284302025" calcext:value-type="float">
            <text:p>13.284302025</text:p>
          </table:table-cell>
          <table:table-cell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4.385645" calcext:value-type="float">
            <text:p>4.385645</text:p>
          </table:table-cell>
          <table:table-cell office:value-type="float" office:value="13.300914025" calcext:value-type="float">
            <text:p>13.300914025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.385645" calcext:value-type="float">
            <text:p>4.385645</text:p>
          </table:table-cell>
          <table:table-cell office:value-type="float" office:value="13.312502" calcext:value-type="float">
            <text:p>13.312502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4.385645" calcext:value-type="float">
            <text:p>4.385645</text:p>
          </table:table-cell>
          <table:table-cell office:value-type="float" office:value="13.3334939125" calcext:value-type="float">
            <text:p>13.3334939125</text:p>
          </table:table-cell>
          <table:table-cell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5.14827" calcext:value-type="float">
            <text:p>5.14827</text:p>
          </table:table-cell>
          <table:table-cell office:value-type="float" office:value="13.3667039375" calcext:value-type="float">
            <text:p>13.3667039375</text:p>
          </table:table-cell>
          <table:table-cell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.616975" calcext:value-type="float">
            <text:p>6.616975</text:p>
          </table:table-cell>
          <table:table-cell office:value-type="float" office:value="13.398248425" calcext:value-type="float">
            <text:p>13.398248425</text:p>
          </table:table-cell>
          <table:table-cell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5.845526" calcext:value-type="float">
            <text:p>5.845526</text:p>
          </table:table-cell>
          <table:table-cell office:value-type="float" office:value="13.4138118375" calcext:value-type="float">
            <text:p>13.4138118375</text:p>
          </table:table-cell>
          <table:table-cell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.966842" calcext:value-type="float">
            <text:p>1.966842</text:p>
          </table:table-cell>
          <table:table-cell office:value-type="float" office:value="13.43846795" calcext:value-type="float">
            <text:p>13.43846795</text:p>
          </table:table-cell>
          <table:table-cell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.966842" calcext:value-type="float">
            <text:p>1.966842</text:p>
          </table:table-cell>
          <table:table-cell office:value-type="float" office:value="13.5124321125" calcext:value-type="float">
            <text:p>13.5124321125</text:p>
          </table:table-cell>
          <table:table-cell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.966842" calcext:value-type="float">
            <text:p>1.966842</text:p>
          </table:table-cell>
          <table:table-cell office:value-type="float" office:value="13.5916758875" calcext:value-type="float">
            <text:p>13.5916758875</text:p>
          </table:table-cell>
          <table:table-cell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.966842" calcext:value-type="float">
            <text:p>1.966842</text:p>
          </table:table-cell>
          <table:table-cell office:value-type="float" office:value="13.679656625" calcext:value-type="float">
            <text:p>13.679656625</text:p>
          </table:table-cell>
          <table:table-cell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3.83874" calcext:value-type="float">
            <text:p>3.83874</text:p>
          </table:table-cell>
          <table:table-cell office:value-type="float" office:value="13.7753190125" calcext:value-type="float">
            <text:p>13.7753190125</text:p>
          </table:table-cell>
          <table:table-cell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8.154992" calcext:value-type="float">
            <text:p>8.154992</text:p>
          </table:table-cell>
          <table:table-cell office:value-type="float" office:value="13.8490839" calcext:value-type="float">
            <text:p>13.8490839</text:p>
          </table:table-cell>
          <table:table-cell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0.527636" calcext:value-type="float">
            <text:p>10.527636</text:p>
          </table:table-cell>
          <table:table-cell office:value-type="float" office:value="13.8605641125" calcext:value-type="float">
            <text:p>13.8605641125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1.545507" calcext:value-type="float">
            <text:p>11.545507</text:p>
          </table:table-cell>
          <table:table-cell office:value-type="float" office:value="13.8226867375" calcext:value-type="float">
            <text:p>13.8226867375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1.321715" calcext:value-type="float">
            <text:p>11.321715</text:p>
          </table:table-cell>
          <table:table-cell office:value-type="float" office:value="13.7406306625" calcext:value-type="float">
            <text:p>13.7406306625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9.967026" calcext:value-type="float">
            <text:p>9.967026</text:p>
          </table:table-cell>
          <table:table-cell office:value-type="float" office:value="13.6613719875" calcext:value-type="float">
            <text:p>13.6613719875</text:p>
          </table:table-cell>
          <table:table-cell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7.557533" calcext:value-type="float">
            <text:p>7.557533</text:p>
          </table:table-cell>
          <table:table-cell office:value-type="float" office:value="13.599046925" calcext:value-type="float">
            <text:p>13.599046925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3.597195" calcext:value-type="float">
            <text:p>3.597195</text:p>
          </table:table-cell>
          <table:table-cell office:value-type="float" office:value="13.566840525" calcext:value-type="float">
            <text:p>13.566840525</text:p>
          </table:table-cell>
          <table:table-cell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3.597195" calcext:value-type="float">
            <text:p>3.597195</text:p>
          </table:table-cell>
          <table:table-cell office:value-type="float" office:value="13.58413835" calcext:value-type="float">
            <text:p>13.58413835</text:p>
          </table:table-cell>
          <table:table-cell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3.597195" calcext:value-type="float">
            <text:p>3.597195</text:p>
          </table:table-cell>
          <table:table-cell office:value-type="float" office:value="13.601436175" calcext:value-type="float">
            <text:p>13.601436175</text:p>
          </table:table-cell>
          <table:table-cell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3.597195" calcext:value-type="float">
            <text:p>3.597195</text:p>
          </table:table-cell>
          <table:table-cell office:value-type="float" office:value="13.5773634375" calcext:value-type="float">
            <text:p>13.5773634375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.597195" calcext:value-type="float">
            <text:p>3.597195</text:p>
          </table:table-cell>
          <table:table-cell office:value-type="float" office:value="13.5559723625" calcext:value-type="float">
            <text:p>13.5559723625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7.105836" calcext:value-type="float">
            <text:p>7.105836</text:p>
          </table:table-cell>
          <table:table-cell office:value-type="float" office:value="13.6820328354" calcext:value-type="float">
            <text:p>13.6820328354</text:p>
          </table:table-cell>
          <table:table-cell table:number-columns-repeated="2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1.908774" calcext:value-type="float">
            <text:p>11.908774</text:p>
          </table:table-cell>
          <table:table-cell office:value-type="float" office:value="13.7663430513" calcext:value-type="float">
            <text:p>13.7663430513</text:p>
          </table:table-cell>
          <table:table-cell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4.593969" calcext:value-type="float">
            <text:p>14.593969</text:p>
          </table:table-cell>
          <table:table-cell office:value-type="float" office:value="13.7904673247" calcext:value-type="float">
            <text:p>13.7904673247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4.635141" calcext:value-type="float">
            <text:p>14.635141</text:p>
          </table:table-cell>
          <table:table-cell office:value-type="float" office:value="13.7798949342" calcext:value-type="float">
            <text:p>13.7798949342</text:p>
          </table:table-cell>
          <table:table-cell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0.981257" calcext:value-type="float">
            <text:p>10.981257</text:p>
          </table:table-cell>
          <table:table-cell office:value-type="float" office:value="13.7684916533" calcext:value-type="float">
            <text:p>13.7684916533</text:p>
          </table:table-cell>
          <table:table-cell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0.981257" calcext:value-type="float">
            <text:p>10.981257</text:p>
          </table:table-cell>
          <table:table-cell office:value-type="float" office:value="13.8061569865" calcext:value-type="float">
            <text:p>13.8061569865</text:p>
          </table:table-cell>
          <table:table-cell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0.981257" calcext:value-type="float">
            <text:p>10.981257</text:p>
          </table:table-cell>
          <table:table-cell office:value-type="float" office:value="13.8448542466" calcext:value-type="float">
            <text:p>13.8448542466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0.981257" calcext:value-type="float">
            <text:p>10.981257</text:p>
          </table:table-cell>
          <table:table-cell office:value-type="float" office:value="13.8846264306" calcext:value-type="float">
            <text:p>13.8846264306</text:p>
          </table:table-cell>
          <table:table-cell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0.981257" calcext:value-type="float">
            <text:p>10.981257</text:p>
          </table:table-cell>
          <table:table-cell office:value-type="float" office:value="13.9255189577" calcext:value-type="float">
            <text:p>13.9255189577</text:p>
          </table:table-cell>
          <table:table-cell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3.48082" calcext:value-type="float">
            <text:p>3.48082</text:p>
          </table:table-cell>
          <table:table-cell office:value-type="float" office:value="13.9675798429" calcext:value-type="float">
            <text:p>13.9675798429</text:p>
          </table:table-cell>
          <table:table-cell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8.269039" calcext:value-type="float">
            <text:p>18.269039</text:p>
          </table:table-cell>
          <table:table-cell office:value-type="float" office:value="14.1195618696" calcext:value-type="float">
            <text:p>14.1195618696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25.967895" calcext:value-type="float">
            <text:p>25.967895</text:p>
          </table:table-cell>
          <table:table-cell office:value-type="float" office:value="14.0585401471" calcext:value-type="float">
            <text:p>14.0585401471</text:p>
          </table:table-cell>
          <table:table-cell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30.24687" calcext:value-type="float">
            <text:p>30.24687</text:p>
          </table:table-cell>
          <table:table-cell office:value-type="float" office:value="13.8807885821" calcext:value-type="float">
            <text:p>13.8807885821</text:p>
          </table:table-cell>
          <table:table-cell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9.553574" calcext:value-type="float">
            <text:p>29.553574</text:p>
          </table:table-cell>
          <table:table-cell office:value-type="float" office:value="13.6328176515" calcext:value-type="float">
            <text:p>13.6328176515</text:p>
          </table:table-cell>
          <table:table-cell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2.866409" calcext:value-type="float">
            <text:p>12.866409</text:p>
          </table:table-cell>
          <table:table-cell office:value-type="float" office:value="13.3878829385" calcext:value-type="float">
            <text:p>13.3878829385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2.866409" calcext:value-type="float">
            <text:p>12.866409</text:p>
          </table:table-cell>
          <table:table-cell office:value-type="float" office:value="13.3960309688" calcext:value-type="float">
            <text:p>13.3960309688</text:p>
          </table:table-cell>
          <table:table-cell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08.92303" calcext:value-type="float">
            <text:p>108.92303</text:p>
          </table:table-cell>
          <table:table-cell office:value-type="float" office:value="13.4044376667" calcext:value-type="float">
            <text:p>13.4044376667</text:p>
          </table:table-cell>
          <table:table-cell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56.256873" calcext:value-type="float">
            <text:p>56.256873</text:p>
          </table:table-cell>
          <table:table-cell office:value-type="float" office:value="11.8638152097" calcext:value-type="float">
            <text:p>11.8638152097</text:p>
          </table:table-cell>
          <table:table-cell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32.725989" calcext:value-type="float">
            <text:p>32.725989</text:p>
          </table:table-cell>
          <table:table-cell office:value-type="float" office:value="11.1360601639" calcext:value-type="float">
            <text:p>11.1360601639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2.725989" calcext:value-type="float">
            <text:p>32.725989</text:p>
          </table:table-cell>
          <table:table-cell office:value-type="float" office:value="10.7762280167" calcext:value-type="float">
            <text:p>10.7762280167</text:p>
          </table:table-cell>
          <table:table-cell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32.725989" calcext:value-type="float">
            <text:p>32.725989</text:p>
          </table:table-cell>
          <table:table-cell office:value-type="float" office:value="10.4041981695" calcext:value-type="float">
            <text:p>10.4041981695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32.725989" calcext:value-type="float">
            <text:p>32.725989</text:p>
          </table:table-cell>
          <table:table-cell office:value-type="float" office:value="10.0193397069" calcext:value-type="float">
            <text:p>10.0193397069</text:p>
          </table:table-cell>
          <table:table-cell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32.725989" calcext:value-type="float">
            <text:p>32.725989</text:p>
          </table:table-cell>
          <table:table-cell office:value-type="float" office:value="9.6209774386" calcext:value-type="float">
            <text:p>9.6209774386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32.725989" calcext:value-type="float">
            <text:p>32.725989</text:p>
          </table:table-cell>
          <table:table-cell office:value-type="float" office:value="9.2083879464" calcext:value-type="float">
            <text:p>9.2083879464</text:p>
          </table:table-cell>
          <table:table-cell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32.725989" calcext:value-type="float">
            <text:p>32.725989</text:p>
          </table:table-cell>
          <table:table-cell office:value-type="float" office:value="8.7807952" calcext:value-type="float">
            <text:p>8.7807952</text:p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6.386483" calcext:value-type="float">
            <text:p>16.386483</text:p>
          </table:table-cell>
          <table:table-cell office:value-type="float" office:value="8.3373656852" calcext:value-type="float">
            <text:p>8.3373656852</text:p>
          </table:table-cell>
          <table:table-cell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20.112546" calcext:value-type="float">
            <text:p>20.112546</text:p>
          </table:table-cell>
          <table:table-cell office:value-type="float" office:value="8.1854955472" calcext:value-type="float">
            <text:p>8.1854955472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0.409566" calcext:value-type="float">
            <text:p>20.409566</text:p>
          </table:table-cell>
          <table:table-cell office:value-type="float" office:value="7.9561291923" calcext:value-type="float">
            <text:p>7.9561291923</text:p>
          </table:table-cell>
          <table:table-cell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9.100319" calcext:value-type="float">
            <text:p>19.100319</text:p>
          </table:table-cell>
          <table:table-cell office:value-type="float" office:value="7.7119441569" calcext:value-type="float">
            <text:p>7.7119441569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7.007034" calcext:value-type="float">
            <text:p>17.007034</text:p>
          </table:table-cell>
          <table:table-cell office:value-type="float" office:value="7.48417666" calcext:value-type="float">
            <text:p>7.48417666</text:p>
          </table:table-cell>
          <table:table-cell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4.213357" calcext:value-type="float">
            <text:p>14.213357</text:p>
          </table:table-cell>
          <table:table-cell office:value-type="float" office:value="7.2898326327" calcext:value-type="float">
            <text:p>7.2898326327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0.188523" calcext:value-type="float">
            <text:p>10.188523</text:p>
          </table:table-cell>
          <table:table-cell office:value-type="float" office:value="7.1455925417" calcext:value-type="float">
            <text:p>7.1455925417</text:p>
          </table:table-cell>
          <table:table-cell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.286353" calcext:value-type="float">
            <text:p>1.286353</text:p>
          </table:table-cell>
          <table:table-cell office:value-type="float" office:value="7.0808493404" calcext:value-type="float">
            <text:p>7.0808493404</text:p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.286353" calcext:value-type="float">
            <text:p>1.286353</text:p>
          </table:table-cell>
          <table:table-cell office:value-type="float" office:value="7.2068166522" calcext:value-type="float">
            <text:p>7.2068166522</text:p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.286353" calcext:value-type="float">
            <text:p>1.286353</text:p>
          </table:table-cell>
          <table:table-cell office:value-type="float" office:value="7.3383825111" calcext:value-type="float">
            <text:p>7.3383825111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.286353" calcext:value-type="float">
            <text:p>1.286353</text:p>
          </table:table-cell>
          <table:table-cell office:value-type="float" office:value="7.4759286364" calcext:value-type="float">
            <text:p>7.4759286364</text:p>
          </table:table-cell>
          <table:table-cell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.286353" calcext:value-type="float">
            <text:p>1.286353</text:p>
          </table:table-cell>
          <table:table-cell office:value-type="float" office:value="7.6198722558" calcext:value-type="float">
            <text:p>7.6198722558</text:p>
          </table:table-cell>
          <table:table-cell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4.297335" calcext:value-type="float">
            <text:p>4.297335</text:p>
          </table:table-cell>
          <table:table-cell office:value-type="float" office:value="7.7706703333" calcext:value-type="float">
            <text:p>7.7706703333</text:p>
          </table:table-cell>
          <table:table-cell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0.810927" calcext:value-type="float">
            <text:p>10.810927</text:p>
          </table:table-cell>
          <table:table-cell office:value-type="float" office:value="7.8553858293" calcext:value-type="float">
            <text:p>7.8553858293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3.801165" calcext:value-type="float">
            <text:p>13.801165</text:p>
          </table:table-cell>
          <table:table-cell office:value-type="float" office:value="7.7814973" calcext:value-type="float">
            <text:p>7.7814973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4.745936" calcext:value-type="float">
            <text:p>14.745936</text:p>
          </table:table-cell>
          <table:table-cell office:value-type="float" office:value="7.6271468462" calcext:value-type="float">
            <text:p>7.6271468462</text:p>
          </table:table-cell>
          <table:table-cell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3.905435" calcext:value-type="float">
            <text:p>13.905435</text:p>
          </table:table-cell>
          <table:table-cell office:value-type="float" office:value="7.4398102895" calcext:value-type="float">
            <text:p>7.4398102895</text:p>
          </table:table-cell>
          <table:table-cell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1.504436" calcext:value-type="float">
            <text:p>11.504436</text:p>
          </table:table-cell>
          <table:table-cell office:value-type="float" office:value="7.2650636757" calcext:value-type="float">
            <text:p>7.2650636757</text:p>
          </table:table-cell>
          <table:table-cell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7.685309" calcext:value-type="float">
            <text:p>7.685309</text:p>
          </table:table-cell>
          <table:table-cell office:value-type="float" office:value="7.1473033333" calcext:value-type="float">
            <text:p>7.1473033333</text:p>
          </table:table-cell>
          <table:table-cell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7.685309" calcext:value-type="float">
            <text:p>7.685309</text:p>
          </table:table-cell>
          <table:table-cell office:value-type="float" office:value="7.1319317429" calcext:value-type="float">
            <text:p>7.1319317429</text:p>
          </table:table-cell>
          <table:table-cell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7.685309" calcext:value-type="float">
            <text:p>7.685309</text:p>
          </table:table-cell>
          <table:table-cell office:value-type="float" office:value="7.1156559412" calcext:value-type="float">
            <text:p>7.1156559412</text:p>
          </table:table-cell>
          <table:table-cell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7.685309" calcext:value-type="float">
            <text:p>7.685309</text:p>
          </table:table-cell>
          <table:table-cell office:value-type="float" office:value="7.0983937273" calcext:value-type="float">
            <text:p>7.0983937273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7.685309" calcext:value-type="float">
            <text:p>7.685309</text:p>
          </table:table-cell>
          <table:table-cell office:value-type="float" office:value="7.080052625" calcext:value-type="float">
            <text:p>7.080052625</text:p>
          </table:table-cell>
          <table:table-cell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7.685309" calcext:value-type="float">
            <text:p>7.685309</text:p>
          </table:table-cell>
          <table:table-cell office:value-type="float" office:value="7.0605282258" calcext:value-type="float">
            <text:p>7.0605282258</text:p>
          </table:table-cell>
          <table:table-cell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7.685309" calcext:value-type="float">
            <text:p>7.685309</text:p>
          </table:table-cell>
          <table:table-cell office:value-type="float" office:value="7.0397022" calcext:value-type="float">
            <text:p>7.0397022</text:p>
          </table:table-cell>
          <table:table-cell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7.685309" calcext:value-type="float">
            <text:p>7.685309</text:p>
          </table:table-cell>
          <table:table-cell office:value-type="float" office:value="7.0174398966" calcext:value-type="float">
            <text:p>7.0174398966</text:p>
          </table:table-cell>
          <table:table-cell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.459474" calcext:value-type="float">
            <text:p>6.459474</text:p>
          </table:table-cell>
          <table:table-cell office:value-type="float" office:value="6.9935874286" calcext:value-type="float">
            <text:p>6.9935874286</text:p>
          </table:table-cell>
          <table:table-cell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9.522726" calcext:value-type="float">
            <text:p>9.522726</text:p>
          </table:table-cell>
          <table:table-cell office:value-type="float" office:value="7.0133694074" calcext:value-type="float">
            <text:p>7.0133694074</text:p>
          </table:table-cell>
          <table:table-cell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0.747993" calcext:value-type="float">
            <text:p>10.747993</text:p>
          </table:table-cell>
          <table:table-cell office:value-type="float" office:value="6.9168556923" calcext:value-type="float">
            <text:p>6.9168556923</text:p>
          </table:table-cell>
          <table:table-cell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0.521708" calcext:value-type="float">
            <text:p>10.521708</text:p>
          </table:table-cell>
          <table:table-cell office:value-type="float" office:value="6.7636102" calcext:value-type="float">
            <text:p>6.7636102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9.195435" calcext:value-type="float">
            <text:p>9.195435</text:p>
          </table:table-cell>
          <table:table-cell office:value-type="float" office:value="6.6070227917" calcext:value-type="float">
            <text:p>6.6070227917</text:p>
          </table:table-cell>
          <table:table-cell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7.316837" calcext:value-type="float">
            <text:p>7.316837</text:p>
          </table:table-cell>
          <table:table-cell office:value-type="float" office:value="6.4944831304" calcext:value-type="float">
            <text:p>6.4944831304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5.714605" calcext:value-type="float">
            <text:p>5.714605</text:p>
          </table:table-cell>
          <table:table-cell office:value-type="float" office:value="6.4571034091" calcext:value-type="float">
            <text:p>6.4571034091</text:p>
          </table:table-cell>
          <table:table-cell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5.312683" calcext:value-type="float">
            <text:p>5.312683</text:p>
          </table:table-cell>
          <table:table-cell office:value-type="float" office:value="6.4924604762" calcext:value-type="float">
            <text:p>6.4924604762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.064998" calcext:value-type="float">
            <text:p>6.064998</text:p>
          </table:table-cell>
          <table:table-cell office:value-type="float" office:value="6.55144935" calcext:value-type="float">
            <text:p>6.55144935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7.042447" calcext:value-type="float">
            <text:p>7.042447</text:p>
          </table:table-cell>
          <table:table-cell office:value-type="float" office:value="6.5770520526" calcext:value-type="float">
            <text:p>6.5770520526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7.671829" calcext:value-type="float">
            <text:p>7.671829</text:p>
          </table:table-cell>
          <table:table-cell office:value-type="float" office:value="6.5511967778" calcext:value-type="float">
            <text:p>6.5511967778</text:p>
          </table:table-cell>
          <table:table-cell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7.862048" calcext:value-type="float">
            <text:p>7.862048</text:p>
          </table:table-cell>
          <table:table-cell office:value-type="float" office:value="6.4852772353" calcext:value-type="float">
            <text:p>6.4852772353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7.818015" calcext:value-type="float">
            <text:p>7.818015</text:p>
          </table:table-cell>
          <table:table-cell office:value-type="float" office:value="6.3992290625" calcext:value-type="float">
            <text:p>6.3992290625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7.883975" calcext:value-type="float">
            <text:p>7.883975</text:p>
          </table:table-cell>
          <table:table-cell office:value-type="float" office:value="6.3046433333" calcext:value-type="float">
            <text:p>6.3046433333</text:p>
          </table:table-cell>
          <table:table-cell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8.306344" calcext:value-type="float">
            <text:p>8.306344</text:p>
          </table:table-cell>
          <table:table-cell office:value-type="float" office:value="6.1918339286" calcext:value-type="float">
            <text:p>6.1918339286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9.005301" calcext:value-type="float">
            <text:p>9.005301</text:p>
          </table:table-cell>
          <table:table-cell office:value-type="float" office:value="6.0291793077" calcext:value-type="float">
            <text:p>6.0291793077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9.619833" calcext:value-type="float">
            <text:p>9.619833</text:p>
          </table:table-cell>
          <table:table-cell office:value-type="float" office:value="5.7811691667" calcext:value-type="float">
            <text:p>5.7811691667</text:p>
          </table:table-cell>
          <table:table-cell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9.739931" calcext:value-type="float">
            <text:p>9.739931</text:p>
          </table:table-cell>
          <table:table-cell office:value-type="float" office:value="5.4321997273" calcext:value-type="float">
            <text:p>5.4321997273</text:p>
          </table:table-cell>
          <table:table-cell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9.073409" calcext:value-type="float">
            <text:p>9.073409</text:p>
          </table:table-cell>
          <table:table-cell office:value-type="float" office:value="5.0014266" calcext:value-type="float">
            <text:p>5.0014266</text:p>
          </table:table-cell>
          <table:table-cell table:number-columns-repeated="2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7.497446" calcext:value-type="float">
            <text:p>7.497446</text:p>
          </table:table-cell>
          <table:table-cell office:value-type="float" office:value="4.5489841111" calcext:value-type="float">
            <text:p>4.5489841111</text:p>
          </table:table-cell>
          <table:table-cell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4.981021" calcext:value-type="float">
            <text:p>4.981021</text:p>
          </table:table-cell>
          <table:table-cell office:value-type="float" office:value="4.180426375" calcext:value-type="float">
            <text:p>4.180426375</text:p>
          </table:table-cell>
          <table:table-cell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4.981021" calcext:value-type="float">
            <text:p>4.981021</text:p>
          </table:table-cell>
          <table:table-cell office:value-type="float" office:value="4.0660557143" calcext:value-type="float">
            <text:p>4.0660557143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4.981021" calcext:value-type="float">
            <text:p>4.981021</text:p>
          </table:table-cell>
          <table:table-cell office:value-type="float" office:value="3.9135615" calcext:value-type="float">
            <text:p>3.9135615</text:p>
          </table:table-cell>
          <table:table-cell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4.981021" calcext:value-type="float">
            <text:p>4.981021</text:p>
          </table:table-cell>
          <table:table-cell office:value-type="float" office:value="3.7000696" calcext:value-type="float">
            <text:p>3.7000696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4.981021" calcext:value-type="float">
            <text:p>4.981021</text:p>
          </table:table-cell>
          <table:table-cell office:value-type="float" office:value="3.37983175" calcext:value-type="float">
            <text:p>3.37983175</text:p>
          </table:table-cell>
          <table:table-cell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.981021" calcext:value-type="float">
            <text:p>4.981021</text:p>
          </table:table-cell>
          <table:table-cell office:value-type="float" office:value="2.846102" calcext:value-type="float">
            <text:p>2.846102</text:p>
          </table:table-cell>
          <table:table-cell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.671376" calcext:value-type="float">
            <text:p>1.671376</text:p>
          </table:table-cell>
          <table:table-cell office:value-type="float" office:value="1.7786425" calcext:value-type="float">
            <text:p>1.7786425</text:p>
          </table:table-cell>
          <table:table-cell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2" office:value-type="float" office:value="1.885909" calcext:value-type="float">
            <text:p>1.88590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3:20:00.569005456</dc:date>
    <meta:document-statistic meta:table-count="1" meta:cell-count="4701" meta:object-count="0"/>
    <meta:generator>LibreOffice/4.2.7.2$Linux_X86_64 LibreOffice_project/420m0$Build-2</meta:generator>
  </office:meta>
</office:document-meta>
</file>